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-complex="Liberation Serif"/>
    </style:style>
    <style:style style:name="P7" style:parent-style-name="Title" style:family="paragraph">
      <style:text-properties style:font-name="Liberation Serif" style:font-name-complex="Liberation Serif" fo:font-size="12pt" style:font-size-asian="12pt" style:font-size-complex="12pt"/>
    </style:style>
    <style:style style:name="P8" style:parent-style-name="Subtitle" style:family="paragraph">
      <style:paragraph-properties fo:text-align="center"/>
      <style:text-properties style:font-name="Liberation Serif" style:font-name-complex="Liberation Serif" fo:font-size="12pt" style:font-size-asian="12pt" style:font-size-complex="12pt"/>
    </style:style>
    <style:style style:name="P9" style:parent-style-name="Subtitle" style:family="paragraph">
      <style:paragraph-properties fo:text-align="center"/>
      <style:text-properties style:font-name="Liberation Serif" style:font-name-complex="Liberation Serif" fo:font-size="12pt" style:font-size-asian="12pt" style:font-size-complex="12pt"/>
    </style:style>
    <style:style style:name="P10" style:parent-style-name="Subtitle" style:family="paragraph">
      <style:paragraph-properties fo:text-align="center"/>
      <style:text-properties style:font-name="Liberation Serif" style:font-name-complex="Liberation Serif" fo:font-size="12pt" style:font-size-asian="12pt" style:font-size-complex="12pt"/>
    </style:style>
    <style:style style:name="P11" style:parent-style-name="Standard" style:family="paragraph">
      <style:paragraph-properties fo:text-align="center"/>
      <style:text-properties style:font-name-complex="Liberation Serif" fo:font-style="italic" style:font-style-asian="italic" style:font-style-complex="italic"/>
    </style:style>
    <style:style style:name="P12" style:parent-style-name="Standard" style:family="paragraph">
      <style:paragraph-properties fo:text-align="end"/>
    </style:style>
    <style:style style:name="T13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14" style:parent-style-name="DefaultParagraphFont" style:family="text">
      <style:text-properties style:font-name-complex="Liberation Serif" fo:font-style="italic" style:font-style-asian="italic" style:font-style-complex="italic" style:text-position="super 66.6%"/>
    </style:style>
    <style:style style:name="T15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P16" style:parent-style-name="Standard" style:family="paragraph">
      <style:paragraph-properties fo:text-align="center"/>
      <style:text-properties style:font-name-complex="Liberation Serif" fo:font-style="italic" style:font-style-asian="italic" style:font-style-complex="italic"/>
    </style:style>
    <style:style style:name="P17" style:parent-style-name="Standard" style:family="paragraph">
      <style:paragraph-properties fo:text-align="center"/>
      <style:text-properties style:font-name-complex="Liberation Serif"/>
    </style:style>
    <style:style style:name="P18" style:parent-style-name="Standard" style:family="paragraph">
      <style:paragraph-properties fo:text-align="center"/>
      <style:text-properties style:font-name-complex="Liberation Serif"/>
    </style:style>
    <style:style style:name="P19" style:parent-style-name="Standard" style:family="paragraph">
      <style:paragraph-properties fo:text-align="center"/>
      <style:text-properties style:font-name-complex="Liberation Serif"/>
    </style:style>
    <style:style style:name="P20" style:parent-style-name="Standard" style:family="paragraph">
      <style:paragraph-properties fo:text-align="center"/>
      <style:text-properties style:font-name-complex="Liberation Serif"/>
    </style:style>
    <style:style style:name="P21" style:parent-style-name="Standard" style:family="paragraph">
      <style:paragraph-properties fo:text-align="center"/>
      <style:text-properties style:font-name-complex="Liberation Serif"/>
    </style:style>
    <style:style style:name="P22" style:parent-style-name="Standard" style:family="paragraph">
      <style:paragraph-properties fo:text-align="center"/>
      <style:text-properties style:font-name-complex="Liberation Serif"/>
    </style:style>
    <style:style style:name="P23" style:parent-style-name="Standard" style:family="paragraph">
      <style:paragraph-properties fo:text-align="center"/>
      <style:text-properties style:font-name-complex="Liberation Serif"/>
    </style:style>
    <style:style style:name="P24" style:parent-style-name="Standard" style:family="paragraph">
      <style:paragraph-properties fo:text-align="center"/>
      <style:text-properties style:font-name-complex="Liberation Serif"/>
    </style:style>
    <style:style style:name="P25" style:parent-style-name="Standard" style:family="paragraph">
      <style:paragraph-properties fo:text-align="center"/>
      <style:text-properties style:font-name-complex="Liberation Serif"/>
    </style:style>
    <style:style style:name="P26" style:parent-style-name="Standard" style:family="paragraph">
      <style:paragraph-properties fo:text-align="center"/>
      <style:text-properties style:font-name-complex="Liberation Serif"/>
    </style:style>
    <style:style style:name="P27" style:parent-style-name="Standard" style:family="paragraph">
      <style:paragraph-properties fo:text-align="center"/>
      <style:text-properties style:font-name-complex="Liberation Serif"/>
    </style:style>
    <style:style style:name="P28" style:parent-style-name="Standard" style:family="paragraph">
      <style:paragraph-properties fo:text-align="center"/>
      <style:text-properties style:font-name-complex="Liberation Serif"/>
    </style:style>
    <style:style style:name="P29" style:parent-style-name="Standard" style:family="paragraph">
      <style:paragraph-properties fo:text-align="center"/>
      <style:text-properties style:font-name-complex="Liberation Serif"/>
    </style:style>
    <style:style style:name="P30" style:parent-style-name="Standard" style:family="paragraph">
      <style:paragraph-properties fo:text-align="center"/>
      <style:text-properties style:font-name-complex="Liberation Serif"/>
    </style:style>
    <style:style style:name="P31" style:parent-style-name="Standard" style:family="paragraph">
      <style:paragraph-properties fo:text-align="center"/>
      <style:text-properties style:font-name-complex="Liberation Serif"/>
    </style:style>
    <style:style style:name="P32" style:parent-style-name="Standard" style:family="paragraph">
      <style:paragraph-properties fo:text-align="center"/>
      <style:text-properties style:font-name-complex="Liberation Serif"/>
    </style:style>
    <style:style style:name="P33" style:parent-style-name="Standard" style:family="paragraph">
      <style:paragraph-properties fo:text-align="center"/>
      <style:text-properties style:font-name-complex="Liberation Serif"/>
    </style:style>
    <style:style style:name="P34" style:parent-style-name="Standard" style:family="paragraph">
      <style:paragraph-properties fo:text-align="center"/>
      <style:text-properties style:font-name-complex="Liberation Serif"/>
    </style:style>
    <style:style style:name="P35" style:parent-style-name="Standard" style:family="paragraph">
      <style:paragraph-properties fo:text-align="center"/>
      <style:text-properties style:font-name-complex="Liberation Serif"/>
    </style:style>
    <style:style style:name="P36" style:parent-style-name="Standard" style:family="paragraph">
      <style:paragraph-properties fo:text-align="center"/>
      <style:text-properties style:font-name-complex="Liberation Serif"/>
    </style:style>
    <style:style style:name="P37" style:parent-style-name="Standard" style:family="paragraph">
      <style:paragraph-properties fo:text-align="center"/>
      <style:text-properties style:font-name-complex="Liberation Serif"/>
    </style:style>
    <style:style style:name="P38" style:parent-style-name="Standard" style:family="paragraph">
      <style:paragraph-properties fo:text-align="center"/>
      <style:text-properties style:font-name-complex="Liberation Serif"/>
    </style:style>
    <style:style style:name="P39" style:parent-style-name="Standard" style:family="paragraph">
      <style:paragraph-properties fo:text-align="center"/>
      <style:text-properties style:font-name-complex="Liberation Serif"/>
    </style:style>
    <style:style style:name="P40" style:parent-style-name="Standard" style:family="paragraph">
      <style:paragraph-properties fo:text-align="center"/>
      <style:text-properties style:font-name-complex="Liberation Serif"/>
    </style:style>
    <style:style style:name="P41" style:parent-style-name="Standard" style:family="paragraph">
      <style:paragraph-properties fo:text-align="center"/>
      <style:text-properties style:font-name-complex="Liberation Serif"/>
    </style:style>
    <style:style style:name="P42" style:parent-style-name="Standard" style:family="paragraph">
      <style:paragraph-properties fo:text-align="center"/>
      <style:text-properties style:font-name-complex="Liberation Serif"/>
    </style:style>
    <style:style style:name="P43" style:parent-style-name="Standard" style:family="paragraph">
      <style:paragraph-properties fo:text-align="center"/>
      <style:text-properties style:font-name-complex="Liberation Serif"/>
    </style:style>
    <style:style style:name="P44" style:parent-style-name="Standard" style:family="paragraph">
      <style:paragraph-properties fo:text-align="center"/>
      <style:text-properties style:font-name-complex="Liberation Serif"/>
    </style:style>
    <style:style style:name="P45" style:parent-style-name="Standard" style:family="paragraph">
      <style:paragraph-properties fo:text-align="center"/>
      <style:text-properties style:font-name-complex="Liberation Serif"/>
    </style:style>
    <style:style style:name="P46" style:parent-style-name="Standard" style:family="paragraph">
      <style:paragraph-properties fo:text-align="center"/>
      <style:text-properties style:font-name-complex="Liberation Serif"/>
    </style:style>
    <style:style style:name="P47" style:parent-style-name="Standard" style:family="paragraph">
      <style:paragraph-properties fo:text-align="center"/>
      <style:text-properties style:font-name-complex="Liberation Serif"/>
    </style:style>
    <style:style style:name="P48" style:parent-style-name="Standard" style:family="paragraph">
      <style:paragraph-properties fo:text-align="center"/>
      <style:text-properties style:font-name-complex="Liberation Serif"/>
    </style:style>
    <style:style style:name="P49" style:parent-style-name="Standard" style:family="paragraph">
      <style:paragraph-properties fo:text-align="center"/>
      <style:text-properties style:font-name-complex="Liberation Serif"/>
    </style:style>
    <style:style style:name="P50" style:parent-style-name="Standard" style:family="paragraph">
      <style:paragraph-properties fo:text-align="center"/>
      <style:text-properties style:font-name-complex="Liberation Serif"/>
    </style:style>
    <style:style style:name="P51" style:parent-style-name="Standard" style:family="paragraph">
      <style:paragraph-properties fo:text-align="center"/>
      <style:text-properties style:font-name-complex="Liberation Serif"/>
    </style:style>
    <style:style style:name="P52" style:parent-style-name="Standard" style:family="paragraph">
      <style:paragraph-properties fo:text-align="center"/>
      <style:text-properties style:font-name-complex="Liberation Serif"/>
    </style:style>
    <style:style style:name="P53" style:parent-style-name="Standard" style:family="paragraph">
      <style:paragraph-properties fo:text-align="center"/>
      <style:text-properties style:font-name-complex="Liberation Serif"/>
    </style:style>
    <style:style style:name="P54" style:parent-style-name="Standard" style:family="paragraph">
      <style:paragraph-properties fo:text-align="center"/>
      <style:text-properties style:font-name-complex="Liberation Serif"/>
    </style:style>
    <style:style style:name="P55" style:parent-style-name="Standard" style:family="paragraph">
      <style:paragraph-properties fo:text-align="center"/>
      <style:text-properties style:font-name-complex="Liberation Serif"/>
    </style:style>
    <style:style style:name="P56" style:parent-style-name="Standard" style:family="paragraph">
      <style:paragraph-properties fo:text-align="center"/>
      <style:text-properties style:font-name-complex="Liberation Serif"/>
    </style:style>
    <style:style style:name="P57" style:parent-style-name="Standard" style:family="paragraph">
      <style:text-properties style:font-name-complex="Liberation Serif" fo:font-weight="bold" style:font-weight-asian="bold" style:font-weight-complex="bold" fo:font-style="italic" style:font-style-asian="italic" style:font-style-complex="italic"/>
    </style:style>
    <style:style style:name="P58" style:parent-style-name="Standard" style:family="paragraph">
      <style:text-properties style:font-name-complex="Liberation Serif"/>
    </style:style>
    <style:style style:name="P59" style:parent-style-name="Heading1" style:family="paragraph">
      <style:text-properties style:font-name="Liberation Serif" style:font-name-complex="Liberation Serif" fo:font-size="12pt" style:font-size-asian="12pt" style:font-size-complex="12pt"/>
    </style:style>
    <style:style style:name="P60" style:parent-style-name="Standard" style:family="paragraph">
      <style:text-properties style:font-name-complex="Liberation Serif"/>
    </style:style>
    <style:style style:name="T61" style:parent-style-name="DefaultParagraphFont" style:family="text">
      <style:text-properties style:font-name-complex="Liberation Serif"/>
    </style:style>
    <style:style style:name="T62" style:parent-style-name="DefaultParagraphFont" style:family="text">
      <style:text-properties style:font-name-complex="Liberation Serif"/>
    </style:style>
    <style:style style:name="T63" style:parent-style-name="DefaultParagraphFont" style:family="text">
      <style:text-properties style:font-name-complex="Liberation Serif"/>
    </style:style>
    <style:style style:name="T64" style:parent-style-name="DefaultParagraphFont" style:family="text">
      <style:text-properties style:font-name-complex="Liberation Serif"/>
    </style:style>
    <style:style style:name="T65" style:parent-style-name="DefaultParagraphFont" style:family="text">
      <style:text-properties style:font-name-complex="Liberation Serif"/>
    </style:style>
    <style:style style:name="T66" style:parent-style-name="DefaultParagraphFont" style:family="text">
      <style:text-properties style:font-name-complex="Liberation Serif"/>
    </style:style>
    <style:style style:name="T67" style:parent-style-name="DefaultParagraphFont" style:family="text">
      <style:text-properties style:font-name-complex="Liberation Serif"/>
    </style:style>
    <style:style style:name="T68" style:parent-style-name="DefaultParagraphFont" style:family="text">
      <style:text-properties style:font-name-complex="Liberation Serif"/>
    </style:style>
    <style:style style:name="T69" style:parent-style-name="DefaultParagraphFont" style:family="text">
      <style:text-properties style:font-name-complex="Liberation Serif"/>
    </style:style>
    <style:style style:name="T70" style:parent-style-name="DefaultParagraphFont" style:family="text">
      <style:text-properties style:font-name-complex="Liberation Serif"/>
    </style:style>
    <style:style style:name="T71" style:parent-style-name="DefaultParagraphFont" style:family="text">
      <style:text-properties style:font-name-complex="Liberation Serif"/>
    </style:style>
    <style:style style:name="T72" style:parent-style-name="DefaultParagraphFont" style:family="text">
      <style:text-properties style:font-name-complex="Liberation Serif"/>
    </style:style>
    <style:style style:name="T73" style:parent-style-name="DefaultParagraphFont" style:family="text">
      <style:text-properties style:font-name-complex="Liberation Serif"/>
    </style:style>
    <style:style style:name="T74" style:parent-style-name="DefaultParagraphFont" style:family="text">
      <style:text-properties style:font-name-complex="Liberation Serif"/>
    </style:style>
    <style:style style:name="T75" style:parent-style-name="DefaultParagraphFont" style:family="text">
      <style:text-properties style:font-name-complex="Liberation Serif"/>
    </style:style>
    <style:style style:name="T76" style:parent-style-name="DefaultParagraphFont" style:family="text">
      <style:text-properties style:font-name-complex="Liberation Serif"/>
    </style:style>
    <style:style style:name="T77" style:parent-style-name="DefaultParagraphFont" style:family="text">
      <style:text-properties style:font-name-complex="Liberation Serif"/>
    </style:style>
    <style:style style:name="T78" style:parent-style-name="DefaultParagraphFont" style:family="text">
      <style:text-properties style:font-name-complex="Liberation Serif"/>
    </style:style>
    <style:style style:name="T79" style:parent-style-name="DefaultParagraphFont" style:family="text">
      <style:text-properties style:font-name-complex="Liberation Serif"/>
    </style:style>
    <style:style style:name="T80" style:parent-style-name="DefaultParagraphFont" style:family="text">
      <style:text-properties style:font-name-complex="Liberation Serif"/>
    </style:style>
    <style:style style:name="T81" style:parent-style-name="DefaultParagraphFont" style:family="text">
      <style:text-properties style:font-name-complex="Liberation Serif"/>
    </style:style>
    <style:style style:name="T82" style:parent-style-name="DefaultParagraphFont" style:family="text">
      <style:text-properties style:font-name-complex="Liberation Serif"/>
    </style:style>
    <style:style style:name="T83" style:parent-style-name="DefaultParagraphFont" style:family="text">
      <style:text-properties style:font-name-complex="Liberation Serif" fo:font-weight="bold" style:font-weight-asian="bold" style:font-weight-complex="bold"/>
    </style:style>
    <style:style style:name="T84" style:parent-style-name="DefaultParagraphFont" style:family="text">
      <style:text-properties style:font-name-complex="Liberation Serif"/>
    </style:style>
    <style:style style:name="T85" style:parent-style-name="DefaultParagraphFont" style:family="text">
      <style:text-properties style:font-name-complex="Liberation Serif" fo:font-weight="bold" style:font-weight-asian="bold" style:font-weight-complex="bold"/>
    </style:style>
    <style:style style:name="T86" style:parent-style-name="DefaultParagraphFont" style:family="text">
      <style:text-properties style:font-name-complex="Liberation Serif"/>
    </style:style>
    <style:style style:name="T87" style:parent-style-name="DefaultParagraphFont" style:family="text">
      <style:text-properties style:font-name-complex="Liberation Serif"/>
    </style:style>
    <style:style style:name="T88" style:parent-style-name="DefaultParagraphFont" style:family="text">
      <style:text-properties style:font-name-complex="Liberation Serif"/>
    </style:style>
    <style:style style:name="T89" style:parent-style-name="DefaultParagraphFont" style:family="text">
      <style:text-properties style:font-name-complex="Liberation Serif"/>
    </style:style>
    <style:style style:name="T90" style:parent-style-name="DefaultParagraphFont" style:family="text">
      <style:text-properties style:font-name-complex="Liberation Serif"/>
    </style:style>
    <style:style style:name="T91" style:parent-style-name="DefaultParagraphFont" style:family="text">
      <style:text-properties style:font-name-complex="Liberation Serif"/>
    </style:style>
    <style:style style:name="T92" style:parent-style-name="DefaultParagraphFont" style:family="text">
      <style:text-properties style:font-name-complex="Liberation Serif"/>
    </style:style>
    <style:style style:name="T93" style:parent-style-name="DefaultParagraphFont" style:family="text">
      <style:text-properties style:font-name-complex="Liberation Serif"/>
    </style:style>
    <style:style style:name="T94" style:parent-style-name="DefaultParagraphFont" style:family="text">
      <style:text-properties style:font-name-complex="Liberation Serif"/>
    </style:style>
    <style:style style:name="T95" style:parent-style-name="DefaultParagraphFont" style:family="text">
      <style:text-properties style:font-name-complex="Liberation Serif"/>
    </style:style>
    <style:style style:name="T96" style:parent-style-name="DefaultParagraphFont" style:family="text">
      <style:text-properties style:font-name-complex="Liberation Serif"/>
    </style:style>
    <style:style style:name="T97" style:parent-style-name="DefaultParagraphFont" style:family="text">
      <style:text-properties style:font-name-complex="Liberation Serif"/>
    </style:style>
    <style:style style:name="T98" style:parent-style-name="DefaultParagraphFont" style:family="text">
      <style:text-properties style:font-name-complex="Liberation Serif"/>
    </style:style>
    <style:style style:name="P99" style:parent-style-name="Standard" style:family="paragraph">
      <style:text-properties style:font-name-complex="Liberation Serif"/>
    </style:style>
    <style:style style:name="T100" style:parent-style-name="DefaultParagraphFont" style:family="text">
      <style:text-properties style:font-name-complex="Liberation Serif"/>
    </style:style>
    <style:style style:name="T101" style:parent-style-name="Emphasis" style:family="text">
      <style:text-properties style:font-name-complex="Liberation Serif"/>
    </style:style>
    <style:style style:name="T102" style:parent-style-name="DefaultParagraphFont" style:family="text">
      <style:text-properties style:font-name-complex="Liberation Serif"/>
    </style:style>
    <style:style style:name="T103" style:parent-style-name="DefaultParagraphFont" style:family="text">
      <style:text-properties style:font-name-complex="Liberation Serif"/>
    </style:style>
    <style:style style:name="T104" style:parent-style-name="DefaultParagraphFont" style:family="text">
      <style:text-properties style:font-name-complex="Liberation Serif"/>
    </style:style>
    <style:style style:name="T105" style:parent-style-name="DefaultParagraphFont" style:family="text">
      <style:text-properties style:font-name-complex="Liberation Serif"/>
    </style:style>
    <style:style style:name="T106" style:parent-style-name="DefaultParagraphFont" style:family="text">
      <style:text-properties style:font-name-complex="Liberation Serif"/>
    </style:style>
    <style:style style:name="T107" style:parent-style-name="DefaultParagraphFont" style:family="text">
      <style:text-properties style:font-name-complex="Liberation Serif"/>
    </style:style>
    <style:style style:name="T108" style:parent-style-name="DefaultParagraphFont" style:family="text">
      <style:text-properties style:font-name-complex="Liberation Serif"/>
    </style:style>
    <style:style style:name="T109" style:parent-style-name="DefaultParagraphFont" style:family="text">
      <style:text-properties style:font-name-complex="Liberation Serif"/>
    </style:style>
    <style:style style:name="P110" style:parent-style-name="Standard" style:family="paragraph">
      <style:text-properties style:font-name-complex="Liberation Serif"/>
    </style:style>
    <style:style style:name="T111" style:parent-style-name="DefaultParagraphFont" style:family="text">
      <style:text-properties style:font-name-complex="Liberation Serif"/>
    </style:style>
    <style:style style:name="P112" style:parent-style-name="Heading2" style:family="paragraph">
      <style:text-properties style:font-name="Liberation Serif" style:font-name-complex="Liberation Serif" fo:font-size="12pt" style:font-size-asian="12pt" style:font-size-complex="12pt"/>
    </style:style>
    <style:style style:name="P113" style:parent-style-name="Heading3" style:family="paragraph">
      <style:paragraph-properties fo:text-indent="0.4923in"/>
      <style:text-properties style:font-name="Liberation Serif" style:font-name-complex="Liberation Serif" fo:color="#000000" style:font-size-complex="12pt"/>
    </style:style>
    <style:style style:name="T114" style:parent-style-name="DefaultParagraphFont" style:family="text">
      <style:text-properties style:font-name-complex="Liberation Serif"/>
    </style:style>
    <style:style style:name="T115" style:parent-style-name="DefaultParagraphFont" style:family="text">
      <style:text-properties style:font-name="Liberation Serif" style:font-name-complex="Liberation Serif" style:font-size-complex="12pt"/>
    </style:style>
    <style:style style:name="T116" style:parent-style-name="DefaultParagraphFont" style:family="text">
      <style:text-properties style:font-name-complex="Liberation Serif"/>
    </style:style>
    <style:style style:name="T117" style:parent-style-name="DefaultParagraphFont" style:family="text">
      <style:text-properties style:font-name-complex="Liberation Serif"/>
    </style:style>
    <style:style style:name="T118" style:parent-style-name="DefaultParagraphFont" style:family="text">
      <style:text-properties style:font-name-complex="Liberation Serif"/>
    </style:style>
    <style:style style:name="T119" style:parent-style-name="DefaultParagraphFont" style:family="text">
      <style:text-properties style:font-name-complex="Liberation Serif"/>
    </style:style>
    <style:style style:name="T120" style:parent-style-name="DefaultParagraphFont" style:family="text">
      <style:text-properties style:font-name-complex="Liberation Serif"/>
    </style:style>
    <style:style style:name="T121" style:parent-style-name="DefaultParagraphFont" style:family="text">
      <style:text-properties style:font-name-complex="Liberation Serif"/>
    </style:style>
    <style:style style:name="T122" style:parent-style-name="DefaultParagraphFont" style:family="text">
      <style:text-properties style:font-name-complex="Liberation Serif"/>
    </style:style>
    <style:style style:name="T123" style:parent-style-name="DefaultParagraphFont" style:family="text">
      <style:text-properties style:font-name-complex="Liberation Serif"/>
    </style:style>
    <style:style style:name="T124" style:parent-style-name="DefaultParagraphFont" style:family="text">
      <style:text-properties style:font-name-complex="Liberation Serif"/>
    </style:style>
    <style:style style:name="T125" style:parent-style-name="DefaultParagraphFont" style:family="text">
      <style:text-properties style:font-name-complex="Liberation Serif"/>
    </style:style>
    <style:style style:name="T126" style:parent-style-name="DefaultParagraphFont" style:family="text">
      <style:text-properties style:font-name-complex="Liberation Serif"/>
    </style:style>
    <style:style style:name="T127" style:parent-style-name="DefaultParagraphFont" style:family="text">
      <style:text-properties style:font-name-complex="Liberation Serif"/>
    </style:style>
    <style:style style:name="T128" style:parent-style-name="Emphasis" style:family="text">
      <style:text-properties style:font-name-complex="Liberation Serif"/>
    </style:style>
    <style:style style:name="T129" style:parent-style-name="Emphasis" style:family="text">
      <style:text-properties style:font-name-complex="Liberation Serif"/>
    </style:style>
    <style:style style:name="T130" style:parent-style-name="Emphasis" style:family="text">
      <style:text-properties style:font-name-complex="Liberation Serif"/>
    </style:style>
    <style:style style:name="T131" style:parent-style-name="Emphasis" style:family="text">
      <style:text-properties style:font-name-complex="Liberation Serif" fo:font-style="normal" style:font-style-asian="normal" style:font-style-complex="normal"/>
    </style:style>
    <style:style style:name="T132" style:parent-style-name="Emphasis" style:family="text">
      <style:text-properties style:font-name-complex="Liberation Serif" fo:font-style="normal" style:font-style-asian="normal" style:font-style-complex="normal"/>
    </style:style>
    <style:style style:name="T133" style:parent-style-name="Emphasis" style:family="text">
      <style:text-properties style:font-name-complex="Liberation Serif" fo:font-style="normal" style:font-style-asian="normal" style:font-style-complex="normal"/>
    </style:style>
    <style:style style:name="TableColumn135" style:family="table-column">
      <style:table-column-properties style:column-width="0.6777in"/>
    </style:style>
    <style:style style:name="TableColumn136" style:family="table-column">
      <style:table-column-properties style:column-width="5.5458in"/>
    </style:style>
    <style:style style:name="TableColumn137" style:family="table-column">
      <style:table-column-properties style:column-width="0.4694in"/>
    </style:style>
    <style:style style:name="Table134" style:family="table">
      <style:table-properties style:width="6.693in" fo:margin-left="0in" table:align="left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/>
    </style:style>
    <style:style style:name="T144" style:parent-style-name="Emphasis" style:family="text">
      <style:text-properties style:font-name-complex="Liberation Serif" fo:font-size="10pt" style:font-size-asian="10pt" style:font-size-complex="10pt"/>
    </style:style>
    <style:style style:name="T145" style:parent-style-name="Emphasis" style:family="text">
      <style:text-properties style:font-name-complex="Liberation Serif" fo:font-size="10pt" style:font-size-asian="10pt" style:font-size-complex="10pt"/>
    </style:style>
    <style:style style:name="T146" style:parent-style-name="Emphasis" style:family="text">
      <style:text-properties style:font-name-complex="Liberation Serif" fo:font-size="10pt" style:font-size-asian="10pt" style:font-size-complex="10pt"/>
    </style:style>
    <style:style style:name="T147" style:parent-style-name="Emphasis" style:family="text">
      <style:text-properties style:font-name-complex="Liberation Serif" fo:font-size="10pt" style:font-size-asian="10pt" style:font-size-complex="10pt"/>
    </style:style>
    <style:style style:name="P148" style:parent-style-name="Normal" style:family="paragraph">
      <style:paragraph-properties fo:text-align="center"/>
    </style:style>
    <style:style style:name="P149" style:parent-style-name="Normal" style:family="paragraph">
      <style:text-properties style:font-name-complex="Liberation Serif"/>
    </style:style>
    <style:style style:name="T150" style:parent-style-name="DefaultParagraphFont" style:family="text">
      <style:text-properties style:font-name-complex="Liberation Serif"/>
    </style:style>
    <style:style style:name="T151" style:parent-style-name="DefaultParagraphFont" style:family="text">
      <style:text-properties style:font-name-complex="Liberation Serif"/>
    </style:style>
    <style:style style:name="T152" style:parent-style-name="DefaultParagraphFont" style:family="text">
      <style:text-properties style:font-name-complex="Liberation Serif"/>
    </style:style>
    <style:style style:name="T153" style:parent-style-name="DefaultParagraphFont" style:family="text">
      <style:text-properties style:font-name-complex="Liberation Serif"/>
    </style:style>
    <style:style style:name="T154" style:parent-style-name="DefaultParagraphFont" style:family="text">
      <style:text-properties style:font-name-complex="Liberation Serif"/>
    </style:style>
    <style:style style:name="T155" style:parent-style-name="DefaultParagraphFont" style:family="text">
      <style:text-properties style:font-name-complex="Liberation Serif"/>
    </style:style>
    <style:style style:name="T156" style:parent-style-name="DefaultParagraphFont" style:family="text">
      <style:text-properties style:font-name-complex="Liberation Serif"/>
    </style:style>
    <style:style style:name="T157" style:parent-style-name="DefaultParagraphFont" style:family="text">
      <style:text-properties style:font-name-complex="Liberation Serif"/>
    </style:style>
    <style:style style:name="T158" style:parent-style-name="DefaultParagraphFont" style:family="text">
      <style:text-properties style:font-name-complex="Liberation Serif"/>
    </style:style>
    <style:style style:name="T159" style:parent-style-name="DefaultParagraphFont" style:family="text">
      <style:text-properties style:font-name-complex="Liberation Serif"/>
    </style:style>
    <style:style style:name="T160" style:parent-style-name="DefaultParagraphFont" style:family="text">
      <style:text-properties style:font-name-complex="Liberation Serif"/>
    </style:style>
    <style:style style:name="T161" style:parent-style-name="DefaultParagraphFont" style:family="text">
      <style:text-properties style:font-name-complex="Liberation Serif"/>
    </style:style>
    <style:style style:name="T162" style:parent-style-name="DefaultParagraphFont" style:family="text">
      <style:text-properties style:font-name-complex="Liberation Serif"/>
    </style:style>
    <style:style style:name="T163" style:parent-style-name="DefaultParagraphFont" style:family="text">
      <style:text-properties style:font-name-complex="Liberation Serif"/>
    </style:style>
    <style:style style:name="T164" style:parent-style-name="DefaultParagraphFont" style:family="text">
      <style:text-properties style:font-name-complex="Liberation Serif"/>
    </style:style>
    <style:style style:name="T165" style:parent-style-name="DefaultParagraphFont" style:family="text">
      <style:text-properties style:font-name-complex="Liberation Serif"/>
    </style:style>
    <style:style style:name="T166" style:parent-style-name="DefaultParagraphFont" style:family="text">
      <style:text-properties style:font-name-complex="Liberation Serif"/>
    </style:style>
    <style:style style:name="T167" style:parent-style-name="DefaultParagraphFont" style:family="text">
      <style:text-properties style:font-name-complex="Liberation Serif"/>
    </style:style>
    <style:style style:name="T168" style:parent-style-name="DefaultParagraphFont" style:family="text">
      <style:text-properties style:font-name-complex="Liberation Serif" fo:font-weight="bold" style:font-weight-asian="bold" style:font-weight-complex="bold"/>
    </style:style>
    <style:style style:name="T169" style:parent-style-name="DefaultParagraphFont" style:family="text">
      <style:text-properties style:font-name-complex="Liberation Serif" fo:font-weight="bold" style:font-weight-asian="bold" style:font-weight-complex="bold"/>
    </style:style>
    <style:style style:name="T170" style:parent-style-name="DefaultParagraphFont" style:family="text">
      <style:text-properties style:font-name-complex="Liberation Serif"/>
    </style:style>
    <style:style style:name="T171" style:parent-style-name="DefaultParagraphFont" style:family="text">
      <style:text-properties style:font-name-complex="Liberation Serif"/>
    </style:style>
    <style:style style:name="T172" style:parent-style-name="DefaultParagraphFont" style:family="text">
      <style:text-properties style:font-name-complex="Liberation Serif"/>
    </style:style>
    <style:style style:name="T173" style:parent-style-name="DefaultParagraphFont" style:family="text">
      <style:text-properties style:font-name-complex="Liberation Serif"/>
    </style:style>
    <style:style style:name="T174" style:parent-style-name="DefaultParagraphFont" style:family="text">
      <style:text-properties style:font-name-complex="Liberation Serif"/>
    </style:style>
    <style:style style:name="T175" style:parent-style-name="DefaultParagraphFont" style:family="text">
      <style:text-properties style:font-name-complex="Liberation Serif"/>
    </style:style>
    <style:style style:name="T176" style:parent-style-name="DefaultParagraphFont" style:family="text">
      <style:text-properties style:font-name-complex="Liberation Serif"/>
    </style:style>
    <style:style style:name="T177" style:parent-style-name="DefaultParagraphFont" style:family="text">
      <style:text-properties style:font-name-complex="Liberation Serif"/>
    </style:style>
    <style:style style:name="T178" style:parent-style-name="DefaultParagraphFont" style:family="text">
      <style:text-properties style:font-name-complex="Liberation Serif"/>
    </style:style>
    <style:style style:name="T179" style:parent-style-name="DefaultParagraphFont" style:family="text">
      <style:text-properties style:font-name-complex="Liberation Serif"/>
    </style:style>
    <style:style style:name="T180" style:parent-style-name="DefaultParagraphFont" style:family="text">
      <style:text-properties style:font-name-complex="Liberation Serif"/>
    </style:style>
    <style:style style:name="T181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182" style:parent-style-name="DefaultParagraphFont" style:family="text">
      <style:text-properties style:font-name-complex="Liberation Serif"/>
    </style:style>
    <style:style style:name="T183" style:parent-style-name="DefaultParagraphFont" style:family="text">
      <style:text-properties style:font-name-complex="Liberation Serif"/>
    </style:style>
    <style:style style:name="T184" style:parent-style-name="DefaultParagraphFont" style:family="text">
      <style:text-properties style:font-name-complex="Liberation Serif"/>
    </style:style>
    <style:style style:name="T185" style:parent-style-name="DefaultParagraphFont" style:family="text">
      <style:text-properties style:font-name-complex="Liberation Serif"/>
    </style:style>
    <style:style style:name="T186" style:parent-style-name="DefaultParagraphFont" style:family="text">
      <style:text-properties style:font-name-complex="Liberation Serif"/>
    </style:style>
    <style:style style:name="T187" style:parent-style-name="DefaultParagraphFont" style:family="text">
      <style:text-properties style:font-name-complex="Liberation Serif"/>
    </style:style>
    <style:style style:name="T188" style:parent-style-name="DefaultParagraphFont" style:family="text">
      <style:text-properties style:font-name-complex="Liberation Serif"/>
    </style:style>
    <style:style style:name="T189" style:parent-style-name="DefaultParagraphFont" style:family="text">
      <style:text-properties style:font-name-complex="Liberation Serif"/>
    </style:style>
    <style:style style:name="P190" style:parent-style-name="Normal" style:family="paragraph">
      <style:text-properties style:font-name-complex="Liberation Serif"/>
    </style:style>
    <style:style style:name="P191" style:parent-style-name="Standard" style:family="paragraph">
      <style:text-properties style:font-name-complex="Liberation Serif"/>
    </style:style>
    <style:style style:name="TableColumn193" style:family="table-column">
      <style:table-column-properties style:column-width="0.4888in"/>
    </style:style>
    <style:style style:name="TableColumn194" style:family="table-column">
      <style:table-column-properties style:column-width="5.6111in"/>
    </style:style>
    <style:style style:name="TableColumn195" style:family="table-column">
      <style:table-column-properties style:column-width="0.5861in"/>
    </style:style>
    <style:style style:name="Table192" style:family="table">
      <style:table-properties style:width="6.6861in" fo:margin-left="0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Standard" style:family="paragraph">
      <style:text-properties style:font-name-complex="Liberation Serif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</style:style>
    <style:style style:name="P203" style:parent-style-name="Standard" style:family="paragraph">
      <style:paragraph-properties fo:text-align="center"/>
      <style:text-properties style:font-name-complex="Liberation Serif" fo:font-size="10pt" style:font-size-asian="10pt" style:font-size-complex="10pt"/>
    </style:style>
    <style:style style:name="P204" style:parent-style-name="Standard" style:family="paragraph">
      <style:paragraph-properties fo:text-align="center"/>
      <style:text-properties style:font-name-complex="Liberation Serif" fo:font-size="7pt" style:font-size-asian="7pt" style:font-size-complex="7pt"/>
    </style:style>
    <style:style style:name="P205" style:parent-style-name="Standard" style:family="paragraph">
      <style:text-properties style:font-name-complex="Liberation Serif" fo:font-style="italic" style:font-style-asian="italic" style:font-style-complex="italic"/>
    </style:style>
    <style:style style:name="T206" style:parent-style-name="DefaultParagraphFont" style:family="text">
      <style:text-properties style:font-name-complex="Liberation Serif"/>
    </style:style>
    <style:style style:name="T207" style:parent-style-name="DefaultParagraphFont" style:family="text">
      <style:text-properties style:font-name-complex="Liberation Serif" fo:font-weight="bold" style:font-weight-asian="bold" style:font-weight-complex="bold"/>
    </style:style>
    <style:style style:name="T208" style:parent-style-name="DefaultParagraphFont" style:family="text">
      <style:text-properties style:font-name-complex="Liberation Serif"/>
    </style:style>
    <style:style style:name="T209" style:parent-style-name="DefaultParagraphFont" style:family="text">
      <style:text-properties style:font-name-complex="Liberation Serif"/>
    </style:style>
    <style:style style:name="T210" style:parent-style-name="DefaultParagraphFont" style:family="text">
      <style:text-properties style:font-name-complex="Liberation Serif"/>
    </style:style>
    <style:style style:name="T211" style:parent-style-name="DefaultParagraphFont" style:family="text">
      <style:text-properties style:font-name-complex="Liberation Serif"/>
    </style:style>
    <style:style style:name="T212" style:parent-style-name="DefaultParagraphFont" style:family="text">
      <style:text-properties style:font-name-complex="Liberation Serif"/>
    </style:style>
    <style:style style:name="T213" style:parent-style-name="DefaultParagraphFont" style:family="text">
      <style:text-properties style:font-name-complex="Liberation Serif"/>
    </style:style>
    <style:style style:name="T214" style:parent-style-name="DefaultParagraphFont" style:family="text">
      <style:text-properties style:font-name-complex="Liberation Serif"/>
    </style:style>
    <style:style style:name="T215" style:parent-style-name="DefaultParagraphFont" style:family="text">
      <style:text-properties style:font-name-complex="Liberation Serif" fo:font-weight="bold" style:font-weight-asian="bold" style:font-weight-complex="bold"/>
    </style:style>
    <style:style style:name="T216" style:parent-style-name="DefaultParagraphFont" style:family="text">
      <style:text-properties style:font-name-complex="Liberation Serif"/>
    </style:style>
    <style:style style:name="T217" style:parent-style-name="DefaultParagraphFont" style:family="text">
      <style:text-properties style:font-name-complex="Liberation Serif"/>
    </style:style>
    <style:style style:name="P218" style:parent-style-name="Standard" style:family="paragraph">
      <style:text-properties style:font-name-complex="Liberation Serif"/>
    </style:style>
    <style:style style:name="T219" style:parent-style-name="DefaultParagraphFont" style:family="text">
      <style:text-properties style:font-name-complex="Liberation Serif"/>
    </style:style>
    <style:style style:name="T220" style:parent-style-name="DefaultParagraphFont" style:family="text">
      <style:text-properties style:font-name-complex="Liberation Serif"/>
    </style:style>
    <style:style style:name="T221" style:parent-style-name="DefaultParagraphFont" style:family="text">
      <style:text-properties style:font-name-complex="Liberation Serif"/>
    </style:style>
    <style:style style:name="T222" style:parent-style-name="DefaultParagraphFont" style:family="text">
      <style:text-properties style:font-name-complex="Liberation Serif"/>
    </style:style>
    <style:style style:name="T223" style:parent-style-name="DefaultParagraphFont" style:family="text">
      <style:text-properties style:font-name-complex="Liberation Serif"/>
    </style:style>
    <style:style style:name="T224" style:parent-style-name="DefaultParagraphFont" style:family="text">
      <style:text-properties style:font-name-complex="Liberation Serif"/>
    </style:style>
    <style:style style:name="T225" style:parent-style-name="DefaultParagraphFont" style:family="text">
      <style:text-properties style:font-name-complex="Liberation Serif"/>
    </style:style>
    <style:style style:name="T226" style:parent-style-name="DefaultParagraphFont" style:family="text">
      <style:text-properties style:font-name-complex="Liberation Serif"/>
    </style:style>
    <style:style style:name="T227" style:parent-style-name="DefaultParagraphFont" style:family="text">
      <style:text-properties style:font-name-complex="Liberation Serif"/>
    </style:style>
    <style:style style:name="T228" style:parent-style-name="DefaultParagraphFont" style:family="text">
      <style:text-properties style:font-name-complex="Liberation Serif"/>
    </style:style>
    <style:style style:name="T229" style:parent-style-name="DefaultParagraphFont" style:family="text">
      <style:text-properties style:font-name-complex="Liberation Serif"/>
    </style:style>
    <style:style style:name="T230" style:parent-style-name="DefaultParagraphFont" style:family="text">
      <style:text-properties style:font-name-complex="Liberation Serif"/>
    </style:style>
    <style:style style:name="T231" style:parent-style-name="DefaultParagraphFont" style:family="text">
      <style:text-properties style:font-name-complex="Liberation Serif"/>
    </style:style>
    <style:style style:name="T232" style:parent-style-name="DefaultParagraphFont" style:family="text">
      <style:text-properties style:font-name-complex="Liberation Serif"/>
    </style:style>
    <style:style style:name="P233" style:parent-style-name="Standard" style:family="paragraph">
      <style:text-properties style:font-name-complex="Liberation Serif"/>
    </style:style>
    <style:style style:name="P234" style:parent-style-name="Standard" style:family="paragraph">
      <style:text-properties style:font-name-complex="Liberation Serif"/>
    </style:style>
    <style:style style:name="TableColumn236" style:family="table-column">
      <style:table-column-properties style:column-width="0.193in"/>
    </style:style>
    <style:style style:name="TableColumn237" style:family="table-column">
      <style:table-column-properties style:column-width="5.9055in"/>
    </style:style>
    <style:style style:name="TableColumn238" style:family="table-column">
      <style:table-column-properties style:column-width="0.5944in"/>
    </style:style>
    <style:style style:name="Table235" style:family="table">
      <style:table-properties style:width="6.693in" fo:margin-left="0in" table:align="left"/>
    </style:style>
    <style:style style:name="TableRow239" style:family="table-row">
      <style:table-row-properties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Standard" style:family="paragraph">
      <style:text-properties style:font-name-complex="Liberation Serif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Standard" style:family="paragraph">
      <style:text-properties style:font-name-complex="Liberation Serif"/>
    </style:style>
    <style:style style:name="P246" style:parent-style-name="Standard" style:family="paragraph">
      <style:paragraph-properties fo:margin-left="1.9694in" fo:text-indent="0.4923in">
        <style:tab-stops/>
      </style:paragraph-properties>
      <style:text-properties style:font-name-complex="Liberation Serif"/>
    </style:style>
    <style:style style:name="P247" style:parent-style-name="Standard" style:family="paragraph">
      <style:paragraph-properties fo:text-indent="0.4923in"/>
      <style:text-properties style:font-name-complex="Liberation Serif"/>
    </style:style>
    <style:style style:name="P248" style:parent-style-name="Standard" style:family="paragraph">
      <style:paragraph-properties fo:text-indent="0.4923in"/>
      <style:text-properties style:font-name-complex="Liberation Serif"/>
    </style:style>
    <style:style style:name="P249" style:parent-style-name="Standard" style:family="paragraph">
      <style:paragraph-properties fo:text-indent="0.4923in"/>
      <style:text-properties style:font-name-complex="Liberation Serif"/>
    </style:style>
    <style:style style:name="P250" style:parent-style-name="Standard" style:family="paragraph">
      <style:paragraph-properties fo:text-indent="0.4923in"/>
      <style:text-properties style:font-name-complex="Liberation Serif"/>
    </style:style>
    <style:style style:name="TableColumn252" style:family="table-column">
      <style:table-column-properties style:column-width="0.2902in"/>
    </style:style>
    <style:style style:name="TableColumn253" style:family="table-column">
      <style:table-column-properties style:column-width="5.9333in"/>
    </style:style>
    <style:style style:name="TableColumn254" style:family="table-column">
      <style:table-column-properties style:column-width="0.4694in"/>
    </style:style>
    <style:style style:name="Table251" style:family="table">
      <style:table-properties style:width="6.693in" fo:margin-left="0in" table:align="left"/>
    </style:style>
    <style:style style:name="TableRow255" style:family="table-row">
      <style:table-row-properties/>
    </style:style>
    <style:style style:name="TableCell256" style:family="table-cell">
      <style:table-cell-properties fo:border="none" style:writing-mode="lr-tb" fo:padding-top="0in" fo:padding-left="0.075in" fo:padding-bottom="0in" fo:padding-right="0.075in"/>
    </style:style>
    <style:style style:name="P257" style:parent-style-name="Standard" style:family="paragraph">
      <style:text-properties style:font-name-complex="Liberation Serif" fo:font-style="italic" style:font-style-asian="italic" style:font-style-complex="italic" fo:font-size="14pt" style:font-size-asian="14pt" style:font-size-complex="14pt"/>
    </style:style>
    <style:style style:name="TableCell258" style:family="table-cell">
      <style:table-cell-properties fo:border="none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</style:style>
    <style:style style:name="TableCell260" style:family="table-cell">
      <style:table-cell-properties fo:border="none" style:writing-mode="lr-tb" fo:padding-top="0in" fo:padding-left="0.075in" fo:padding-bottom="0in" fo:padding-right="0.075in"/>
    </style:style>
    <style:style style:name="P261" style:parent-style-name="Standard" style:family="paragraph">
      <style:text-properties style:font-name-complex="Liberation Serif" fo:font-style="italic" style:font-style-asian="italic" style:font-style-complex="italic" fo:font-size="14pt" style:font-size-asian="14pt" style:font-size-complex="14pt"/>
    </style:style>
    <style:style style:name="P262" style:parent-style-name="Standard" style:family="paragraph">
      <style:text-properties style:font-name-complex="Liberation Serif" fo:font-style="italic" style:font-style-asian="italic" style:font-style-complex="italic" fo:font-size="14pt" style:font-size-asian="14pt" style:font-size-complex="14pt"/>
    </style:style>
    <style:style style:name="T263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264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265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266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267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P268" style:parent-style-name="Standard" style:family="paragraph">
      <style:text-properties style:font-name-complex="Liberation Serif"/>
    </style:style>
    <style:style style:name="T269" style:parent-style-name="DefaultParagraphFont" style:family="text">
      <style:text-properties style:font-name-complex="Liberation Serif"/>
    </style:style>
    <style:style style:name="T270" style:parent-style-name="DefaultParagraphFont" style:family="text">
      <style:text-properties style:font-name-complex="Liberation Serif"/>
    </style:style>
    <style:style style:name="T271" style:parent-style-name="DefaultParagraphFont" style:family="text">
      <style:text-properties style:font-name-complex="Liberation Serif"/>
    </style:style>
    <style:style style:name="T272" style:parent-style-name="DefaultParagraphFont" style:family="text">
      <style:text-properties style:font-name-complex="Liberation Serif"/>
    </style:style>
    <style:style style:name="T273" style:parent-style-name="DefaultParagraphFont" style:family="text">
      <style:text-properties style:font-name-complex="Liberation Serif"/>
    </style:style>
    <style:style style:name="T274" style:parent-style-name="DefaultParagraphFont" style:family="text">
      <style:text-properties style:font-name-complex="Liberation Serif"/>
    </style:style>
    <style:style style:name="P275" style:parent-style-name="Standard" style:family="paragraph">
      <style:text-properties style:font-name-complex="Liberation Serif"/>
    </style:style>
    <style:style style:name="P276" style:parent-style-name="Standard" style:family="paragraph">
      <style:text-properties style:font-name-complex="Liberation Serif"/>
    </style:style>
    <style:style style:name="TableColumn278" style:family="table-column">
      <style:table-column-properties style:column-width="0.193in"/>
    </style:style>
    <style:style style:name="TableColumn279" style:family="table-column">
      <style:table-column-properties style:column-width="6.0305in"/>
    </style:style>
    <style:style style:name="TableColumn280" style:family="table-column">
      <style:table-column-properties style:column-width="0.4694in"/>
    </style:style>
    <style:style style:name="Table277" style:family="table">
      <style:table-properties style:width="6.693in" fo:margin-left="0in" table:align="left"/>
    </style:style>
    <style:style style:name="TableRow281" style:family="table-row">
      <style:table-row-properties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Standard" style:family="paragraph">
      <style:text-properties style:font-name-complex="Liberation Serif" fo:font-size="14pt" style:font-size-asian="14pt" style:font-size-complex="14pt"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</style:style>
    <style:style style:name="TableCell286" style:family="table-cell">
      <style:table-cell-properties fo:border="none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</style:style>
    <style:style style:name="P288" style:parent-style-name="Standard" style:family="paragraph">
      <style:paragraph-properties fo:text-align="center"/>
      <style:text-properties style:font-name-complex="Liberation Serif" fo:font-size="10pt" style:font-size-asian="10pt" style:font-size-complex="10pt"/>
    </style:style>
    <style:style style:name="P289" style:parent-style-name="Standard" style:family="paragraph">
      <style:paragraph-properties fo:text-align="center"/>
      <style:text-properties style:font-name-complex="Liberation Serif" fo:font-size="10pt" style:font-size-asian="10pt" style:font-size-complex="10pt"/>
    </style:style>
    <style:style style:name="P290" style:parent-style-name="Standard" style:family="paragraph">
      <style:text-properties style:font-name-complex="Liberation Serif" fo:font-size="14pt" style:font-size-asian="14pt" style:font-size-complex="14pt"/>
    </style:style>
    <style:style style:name="T291" style:parent-style-name="DefaultParagraphFont" style:family="text">
      <style:text-properties style:font-name-complex="Liberation Serif" fo:font-style="italic" style:font-style-asian="italic"/>
    </style:style>
    <style:style style:name="T292" style:parent-style-name="DefaultParagraphFont" style:family="text">
      <style:text-properties style:font-name-complex="Liberation Serif" fo:font-style="italic" style:font-style-asian="italic"/>
    </style:style>
    <style:style style:name="T293" style:parent-style-name="DefaultParagraphFont" style:family="text">
      <style:text-properties style:font-name-complex="Liberation Serif" fo:font-style="italic" style:font-style-asian="italic"/>
    </style:style>
    <style:style style:name="T294" style:parent-style-name="DefaultParagraphFont" style:family="text">
      <style:text-properties style:font-name-complex="Liberation Serif" fo:font-style="italic" style:font-style-asian="italic"/>
    </style:style>
    <style:style style:name="T295" style:parent-style-name="DefaultParagraphFont" style:family="text">
      <style:text-properties style:font-name-complex="Liberation Serif" fo:font-style="italic" style:font-style-asian="italic"/>
    </style:style>
    <style:style style:name="T296" style:parent-style-name="DefaultParagraphFont" style:family="text">
      <style:text-properties style:font-name-complex="Liberation Serif" fo:font-style="italic" style:font-style-asian="italic"/>
    </style:style>
    <style:style style:name="T297" style:parent-style-name="DefaultParagraphFont" style:family="text">
      <style:text-properties style:font-name-complex="Liberation Serif" fo:font-style="italic" style:font-style-asian="italic"/>
    </style:style>
    <style:style style:name="T298" style:parent-style-name="DefaultParagraphFont" style:family="text">
      <style:text-properties style:font-name-complex="Liberation Serif" fo:font-style="italic" style:font-style-asian="italic"/>
    </style:style>
    <style:style style:name="T299" style:parent-style-name="DefaultParagraphFont" style:family="text">
      <style:text-properties style:font-name-complex="Liberation Serif" fo:font-style="italic" style:font-style-asian="italic"/>
    </style:style>
    <style:style style:name="T300" style:parent-style-name="DefaultParagraphFont" style:family="text">
      <style:text-properties style:font-name-complex="Liberation Serif" fo:font-style="italic" style:font-style-asian="italic"/>
    </style:style>
    <style:style style:name="T301" style:parent-style-name="DefaultParagraphFont" style:family="text">
      <style:text-properties style:font-name-complex="Liberation Serif" fo:font-style="italic" style:font-style-asian="italic"/>
    </style:style>
    <style:style style:name="P302" style:parent-style-name="Standard" style:family="paragraph">
      <style:text-properties style:font-name-complex="Liberation Serif" fo:font-style="italic" style:font-style-asian="italic"/>
    </style:style>
    <style:style style:name="T303" style:parent-style-name="DefaultParagraphFont" style:family="text">
      <style:text-properties style:font-name-complex="Liberation Serif"/>
    </style:style>
    <style:style style:name="T304" style:parent-style-name="DefaultParagraphFont" style:family="text">
      <style:text-properties style:font-name-complex="Liberation Serif"/>
    </style:style>
    <style:style style:name="T305" style:parent-style-name="DefaultParagraphFont" style:family="text">
      <style:text-properties style:font-name-complex="Liberation Serif"/>
    </style:style>
    <style:style style:name="T306" style:parent-style-name="DefaultParagraphFont" style:family="text">
      <style:text-properties style:font-name-complex="Liberation Serif"/>
    </style:style>
    <style:style style:name="T307" style:parent-style-name="DefaultParagraphFont" style:family="text">
      <style:text-properties style:font-name-complex="Liberation Serif"/>
    </style:style>
    <style:style style:name="T308" style:parent-style-name="DefaultParagraphFont" style:family="text">
      <style:text-properties style:font-name-complex="Liberation Serif"/>
    </style:style>
    <style:style style:name="T309" style:parent-style-name="DefaultParagraphFont" style:family="text">
      <style:text-properties style:font-name-complex="Liberation Serif"/>
    </style:style>
    <style:style style:name="T310" style:parent-style-name="DefaultParagraphFont" style:family="text">
      <style:text-properties style:font-name-complex="Liberation Serif"/>
    </style:style>
    <style:style style:name="P311" style:parent-style-name="Standard" style:family="paragraph">
      <style:text-properties style:font-name-complex="Liberation Serif" fo:font-style="italic" style:font-style-asian="italic"/>
    </style:style>
    <style:style style:name="TableColumn313" style:family="table-column">
      <style:table-column-properties style:column-width="0.1916in"/>
    </style:style>
    <style:style style:name="TableColumn314" style:family="table-column">
      <style:table-column-properties style:column-width="6.0319in"/>
    </style:style>
    <style:style style:name="TableColumn315" style:family="table-column">
      <style:table-column-properties style:column-width="0.4694in"/>
    </style:style>
    <style:style style:name="Table312" style:family="table">
      <style:table-properties style:width="6.693in" fo:margin-left="0in" table:align="left"/>
    </style:style>
    <style:style style:name="TableRow316" style:family="table-row">
      <style:table-row-properties/>
    </style:style>
    <style:style style:name="TableCell317" style:family="table-cell">
      <style:table-cell-properties fo:border="none" style:writing-mode="lr-tb" fo:padding-top="0in" fo:padding-left="0.075in" fo:padding-bottom="0in" fo:padding-right="0.075in"/>
    </style:style>
    <style:style style:name="P318" style:parent-style-name="Standard" style:family="paragraph">
      <style:text-properties style:font-name-complex="Liberation Serif"/>
    </style:style>
    <style:style style:name="TableCell319" style:family="table-cell">
      <style:table-cell-properties fo:border="none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center"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P322" style:parent-style-name="Standard" style:family="paragraph">
      <style:text-properties style:font-name-complex="Liberation Serif" fo:font-style="italic" style:font-style-asian="italic" style:font-style-complex="italic"/>
    </style:style>
    <style:style style:name="P323" style:parent-style-name="Standard" style:family="paragraph">
      <style:text-properties style:font-name-complex="Liberation Serif" fo:font-style="italic" style:font-style-asian="italic" style:font-style-complex="italic"/>
    </style:style>
    <style:style style:name="P324" style:parent-style-name="Standard" style:family="paragraph">
      <style:text-properties style:font-name-complex="Liberation Serif"/>
    </style:style>
    <style:style style:name="P325" style:parent-style-name="Standard" style:family="paragraph">
      <style:text-properties style:font-name-complex="Liberation Serif"/>
    </style:style>
    <style:style style:name="TableColumn327" style:family="table-column">
      <style:table-column-properties style:column-width="0.1937in"/>
    </style:style>
    <style:style style:name="TableColumn328" style:family="table-column">
      <style:table-column-properties style:column-width="5.9062in"/>
    </style:style>
    <style:style style:name="TableColumn329" style:family="table-column">
      <style:table-column-properties style:column-width="0.5861in"/>
    </style:style>
    <style:style style:name="Table326" style:family="table">
      <style:table-properties style:width="6.6861in" fo:margin-left="0in" table:align="left"/>
    </style:style>
    <style:style style:name="TableRow330" style:family="table-row">
      <style:table-row-properties/>
    </style:style>
    <style:style style:name="TableCell331" style:family="table-cell">
      <style:table-cell-properties fo:border="none" style:writing-mode="lr-tb" fo:padding-top="0in" fo:padding-left="0.075in" fo:padding-bottom="0in" fo:padding-right="0.075in"/>
    </style:style>
    <style:style style:name="P332" style:parent-style-name="Standard" style:family="paragraph">
      <style:text-properties style:font-name-complex="Liberation Serif" fo:font-size="14pt" style:font-size-asian="14pt" style:font-size-complex="14pt"/>
    </style:style>
    <style:style style:name="TableCell333" style:family="table-cell">
      <style:table-cell-properties fo:border="none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text-align="center"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end"/>
    </style:style>
    <style:style style:name="P337" style:parent-style-name="Standard" style:family="paragraph">
      <style:text-properties style:font-name-complex="Liberation Serif" fo:font-size="14pt" style:font-size-asian="14pt" style:font-size-complex="14pt"/>
    </style:style>
    <style:style style:name="P338" style:parent-style-name="Standard" style:family="paragraph">
      <style:text-properties style:font-name-complex="Liberation Serif"/>
    </style:style>
    <style:style style:name="T339" style:parent-style-name="DefaultParagraphFont" style:family="text">
      <style:text-properties style:font-name-complex="Liberation Serif"/>
    </style:style>
    <style:style style:name="T340" style:parent-style-name="DefaultParagraphFont" style:family="text">
      <style:text-properties style:font-name-complex="Liberation Serif"/>
    </style:style>
    <style:style style:name="T341" style:parent-style-name="DefaultParagraphFont" style:family="text">
      <style:text-properties style:font-name-complex="Liberation Serif"/>
    </style:style>
    <style:style style:name="T342" style:parent-style-name="DefaultParagraphFont" style:family="text">
      <style:text-properties style:font-name-complex="Liberation Serif"/>
    </style:style>
    <style:style style:name="T343" style:parent-style-name="DefaultParagraphFont" style:family="text">
      <style:text-properties style:font-name-complex="Liberation Serif"/>
    </style:style>
    <style:style style:name="T344" style:parent-style-name="DefaultParagraphFont" style:family="text">
      <style:text-properties style:font-name-complex="Liberation Serif"/>
    </style:style>
    <style:style style:name="T345" style:parent-style-name="DefaultParagraphFont" style:family="text">
      <style:text-properties style:font-name-complex="Liberation Serif"/>
    </style:style>
    <style:style style:name="T346" style:parent-style-name="DefaultParagraphFont" style:family="text">
      <style:text-properties style:font-name-complex="Liberation Serif"/>
    </style:style>
    <style:style style:name="T347" style:parent-style-name="DefaultParagraphFont" style:family="text">
      <style:text-properties style:font-name-complex="Liberation Serif"/>
    </style:style>
    <style:style style:name="T348" style:parent-style-name="DefaultParagraphFont" style:family="text">
      <style:text-properties style:font-name-complex="Liberation Serif"/>
    </style:style>
    <style:style style:name="T349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350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351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P352" style:parent-style-name="Standard" style:family="paragraph">
      <style:text-properties style:font-name-complex="Liberation Serif" fo:font-weight="bold" style:font-weight-asian="bold" style:font-weight-complex="bold"/>
    </style:style>
    <style:style style:name="P353" style:parent-style-name="Standard" style:family="paragraph">
      <style:text-properties style:font-name-complex="Liberation Serif" fo:font-weight="bold" style:font-weight-asian="bold" style:font-weight-complex="bold"/>
    </style:style>
    <style:style style:name="T354" style:parent-style-name="DefaultParagraphFont" style:family="text">
      <style:text-properties style:font-name-complex="Liberation Serif" fo:font-weight="bold" style:font-weight-asian="bold" style:font-weight-complex="bold"/>
    </style:style>
    <style:style style:name="T355" style:parent-style-name="DefaultParagraphFont" style:family="text">
      <style:text-properties style:font-name-complex="Liberation Serif"/>
    </style:style>
    <style:style style:name="T356" style:parent-style-name="DefaultParagraphFont" style:family="text">
      <style:text-properties style:font-name-complex="Liberation Serif"/>
    </style:style>
    <style:style style:name="T357" style:parent-style-name="DefaultParagraphFont" style:family="text">
      <style:text-properties style:font-name-complex="Liberation Serif"/>
    </style:style>
    <style:style style:name="T358" style:parent-style-name="DefaultParagraphFont" style:family="text">
      <style:text-properties style:font-name-complex="Liberation Serif"/>
    </style:style>
    <style:style style:name="P359" style:parent-style-name="Standard" style:family="paragraph">
      <style:text-properties style:font-name-complex="Liberation Serif" fo:font-style="italic" style:font-style-asian="italic" style:font-style-complex="italic"/>
    </style:style>
    <style:style style:name="TableColumn361" style:family="table-column">
      <style:table-column-properties style:column-width="0.1916in"/>
    </style:style>
    <style:style style:name="TableColumn362" style:family="table-column">
      <style:table-column-properties style:column-width="6.0319in"/>
    </style:style>
    <style:style style:name="TableColumn363" style:family="table-column">
      <style:table-column-properties style:column-width="0.4694in"/>
    </style:style>
    <style:style style:name="Table360" style:family="table">
      <style:table-properties style:width="6.693in" fo:margin-left="0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none" style:writing-mode="lr-tb" fo:padding-top="0in" fo:padding-left="0.075in" fo:padding-bottom="0in" fo:padding-right="0.075in"/>
    </style:style>
    <style:style style:name="P366" style:parent-style-name="Standard" style:family="paragraph">
      <style:text-properties style:font-name-complex="Liberation Serif" fo:font-style="italic" style:font-style-asian="italic" style:font-style-complex="italic" fo:font-size="14pt" style:font-size-asian="14pt" style:font-size-complex="14pt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P370" style:parent-style-name="Standard" style:family="paragraph">
      <style:text-properties style:font-name-complex="Liberation Serif" fo:font-style="italic" style:font-style-asian="italic" style:font-style-complex="italic"/>
    </style:style>
    <style:style style:name="T371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372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373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374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375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376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377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378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379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T380" style:parent-style-name="DefaultParagraphFont" style:family="text">
      <style:text-properties style:font-name-complex="Liberation Serif" fo:font-style="italic" style:font-style-asian="italic" style:font-style-complex="italic"/>
    </style:style>
    <style:style style:name="P381" style:parent-style-name="Standard" style:family="paragraph">
      <style:text-properties style:font-name-complex="Liberation Serif" fo:font-style="italic" style:font-style-asian="italic" style:font-style-complex="italic"/>
    </style:style>
    <style:style style:name="T382" style:parent-style-name="DefaultParagraphFont" style:family="text">
      <style:text-properties style:font-name-complex="Liberation Serif"/>
    </style:style>
    <style:style style:name="T383" style:parent-style-name="DefaultParagraphFont" style:family="text">
      <style:text-properties style:font-name-complex="Liberation Serif"/>
    </style:style>
    <style:style style:name="T384" style:parent-style-name="DefaultParagraphFont" style:family="text">
      <style:text-properties style:font-name-complex="Liberation Serif"/>
    </style:style>
    <style:style style:name="T385" style:parent-style-name="DefaultParagraphFont" style:family="text">
      <style:text-properties style:font-name-complex="Liberation Serif"/>
    </style:style>
    <style:style style:name="T386" style:parent-style-name="DefaultParagraphFont" style:family="text">
      <style:text-properties style:font-name-complex="Liberation Serif"/>
    </style:style>
    <style:style style:name="T387" style:parent-style-name="DefaultParagraphFont" style:family="text">
      <style:text-properties style:font-name-complex="Liberation Serif"/>
    </style:style>
    <style:style style:name="T388" style:parent-style-name="DefaultParagraphFont" style:family="text">
      <style:text-properties style:font-name-complex="Liberation Serif"/>
    </style:style>
    <style:style style:name="P389" style:parent-style-name="Standard" style:family="paragraph">
      <style:text-properties style:font-name-complex="Liberation Serif"/>
    </style:style>
    <style:style style:name="TableColumn391" style:family="table-column">
      <style:table-column-properties style:column-width="0.193in"/>
    </style:style>
    <style:style style:name="TableColumn392" style:family="table-column">
      <style:table-column-properties style:column-width="6.0305in"/>
    </style:style>
    <style:style style:name="TableColumn393" style:family="table-column">
      <style:table-column-properties style:column-width="0.4694in"/>
    </style:style>
    <style:style style:name="Table390" style:family="table">
      <style:table-properties style:width="6.693in" fo:margin-left="0in" table:align="left"/>
    </style:style>
    <style:style style:name="TableRow394" style:family="table-row">
      <style:table-row-properties/>
    </style:style>
    <style:style style:name="TableCell395" style:family="table-cell">
      <style:table-cell-properties fo:border="none" style:writing-mode="lr-tb" fo:padding-top="0in" fo:padding-left="0.075in" fo:padding-bottom="0in" fo:padding-right="0.075in"/>
    </style:style>
    <style:style style:name="P396" style:parent-style-name="Standard" style:family="paragraph">
      <style:text-properties style:font-name-complex="Liberation Serif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align="center"/>
    </style:style>
    <style:style style:name="TableCell399" style:family="table-cell">
      <style:table-cell-properties fo:border="none" style:writing-mode="lr-tb" fo:padding-top="0in" fo:padding-left="0.075in" fo:padding-bottom="0in" fo:padding-right="0.075in"/>
    </style:style>
    <style:style style:name="P400" style:parent-style-name="Standard" style:family="paragraph">
      <style:text-properties style:font-name-complex="Liberation Serif"/>
    </style:style>
    <style:style style:name="P401" style:parent-style-name="Standard" style:family="paragraph">
      <style:text-properties style:font-name-complex="Liberation Serif"/>
    </style:style>
    <style:style style:name="T402" style:parent-style-name="DefaultParagraphFont" style:family="text">
      <style:text-properties style:font-name-complex="Liberation Serif"/>
    </style:style>
    <style:style style:name="T403" style:parent-style-name="DefaultParagraphFont" style:family="text">
      <style:text-properties style:font-name-complex="Liberation Serif"/>
    </style:style>
    <style:style style:name="T404" style:parent-style-name="DefaultParagraphFont" style:family="text">
      <style:text-properties style:font-name-complex="Liberation Serif"/>
    </style:style>
    <style:style style:name="T405" style:parent-style-name="DefaultParagraphFont" style:family="text">
      <style:text-properties style:font-name-complex="Liberation Serif"/>
    </style:style>
    <style:style style:name="T406" style:parent-style-name="DefaultParagraphFont" style:family="text">
      <style:text-properties style:font-name-complex="Liberation Serif"/>
    </style:style>
    <style:style style:name="T407" style:parent-style-name="DefaultParagraphFont" style:family="text">
      <style:text-properties style:font-name-complex="Liberation Serif"/>
    </style:style>
    <style:style style:name="T408" style:parent-style-name="DefaultParagraphFont" style:family="text">
      <style:text-properties style:font-name-complex="Liberation Serif"/>
    </style:style>
    <style:style style:name="T409" style:parent-style-name="DefaultParagraphFont" style:family="text">
      <style:text-properties style:font-name-complex="Liberation Serif"/>
    </style:style>
    <style:style style:name="T410" style:parent-style-name="DefaultParagraphFont" style:family="text">
      <style:text-properties style:font-name-complex="Liberation Serif"/>
    </style:style>
    <style:style style:name="T411" style:parent-style-name="DefaultParagraphFont" style:family="text">
      <style:text-properties style:font-name-complex="Liberation Serif"/>
    </style:style>
    <style:style style:name="P412" style:parent-style-name="Standard" style:family="paragraph">
      <style:text-properties style:font-name-complex="Liberation Serif"/>
    </style:style>
    <style:style style:name="TableColumn414" style:family="table-column">
      <style:table-column-properties style:column-width="0.193in"/>
    </style:style>
    <style:style style:name="TableColumn415" style:family="table-column">
      <style:table-column-properties style:column-width="6.0305in"/>
    </style:style>
    <style:style style:name="TableColumn416" style:family="table-column">
      <style:table-column-properties style:column-width="0.4694in"/>
    </style:style>
    <style:style style:name="Table413" style:family="table">
      <style:table-properties style:width="6.693in" fo:margin-left="0in" table:align="left"/>
    </style:style>
    <style:style style:name="TableRow417" style:family="table-row">
      <style:table-row-properties/>
    </style:style>
    <style:style style:name="TableCell418" style:family="table-cell">
      <style:table-cell-properties fo:border="none" style:writing-mode="lr-tb" fo:padding-top="0in" fo:padding-left="0.075in" fo:padding-bottom="0in" fo:padding-right="0.075in"/>
    </style:style>
    <style:style style:name="P419" style:parent-style-name="Standard" style:family="paragraph">
      <style:text-properties style:font-name-complex="Liberation Serif" fo:font-size="14pt" style:font-size-asian="14pt" style:font-size-complex="14pt"/>
    </style:style>
    <style:style style:name="TableCell420" style:family="table-cell">
      <style:table-cell-properties fo:border="none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text-align="center"/>
    </style:style>
    <style:style style:name="TableCell422" style:family="table-cell">
      <style:table-cell-properties fo:border="none" style:writing-mode="lr-tb" fo:padding-top="0in" fo:padding-left="0.075in" fo:padding-bottom="0in" fo:padding-right="0.075in"/>
    </style:style>
    <style:style style:name="P423" style:parent-style-name="Standard" style:family="paragraph">
      <style:text-properties style:font-name-complex="Liberation Serif" fo:font-size="14pt" style:font-size-asian="14pt" style:font-size-complex="14pt"/>
    </style:style>
    <style:style style:name="T424" style:parent-style-name="DefaultParagraphFont" style:family="text">
      <style:text-properties style:font-name-complex="Liberation Serif"/>
    </style:style>
    <style:style style:name="T425" style:parent-style-name="DefaultParagraphFont" style:family="text">
      <style:text-properties style:font-name-complex="Liberation Serif"/>
    </style:style>
    <style:style style:name="T426" style:parent-style-name="DefaultParagraphFont" style:family="text">
      <style:text-properties style:font-name-complex="Liberation Serif"/>
    </style:style>
    <style:style style:name="P427" style:parent-style-name="Standard" style:family="paragraph">
      <style:text-properties style:font-name-complex="Liberation Serif"/>
    </style:style>
    <style:style style:name="P428" style:parent-style-name="Standard" style:family="paragraph">
      <style:text-properties style:font-name-complex="Liberation Serif"/>
    </style:style>
    <style:style style:name="P429" style:parent-style-name="Standard" style:family="paragraph">
      <style:text-properties style:font-name-complex="Liberation Serif"/>
    </style:style>
    <style:style style:name="T430" style:parent-style-name="DefaultParagraphFont" style:family="text">
      <style:text-properties style:font-name-complex="Liberation Serif"/>
    </style:style>
    <style:style style:name="T431" style:parent-style-name="DefaultParagraphFont" style:family="text">
      <style:text-properties style:font-name-complex="Liberation Serif"/>
    </style:style>
    <style:style style:name="T432" style:parent-style-name="DefaultParagraphFont" style:family="text">
      <style:text-properties style:font-name-complex="Liberation Serif"/>
    </style:style>
    <style:style style:name="T433" style:parent-style-name="DefaultParagraphFont" style:family="text">
      <style:text-properties style:font-name-complex="Liberation Serif"/>
    </style:style>
    <style:style style:name="T434" style:parent-style-name="DefaultParagraphFont" style:family="text">
      <style:text-properties style:font-name-complex="Liberation Serif"/>
    </style:style>
    <style:style style:name="T435" style:parent-style-name="DefaultParagraphFont" style:family="text">
      <style:text-properties style:font-name-complex="Liberation Serif"/>
    </style:style>
    <style:style style:name="T436" style:parent-style-name="DefaultParagraphFont" style:family="text">
      <style:text-properties style:font-name-complex="Liberation Serif"/>
    </style:style>
    <style:style style:name="T437" style:parent-style-name="DefaultParagraphFont" style:family="text">
      <style:text-properties style:font-name-complex="Liberation Serif"/>
    </style:style>
    <style:style style:name="T438" style:parent-style-name="DefaultParagraphFont" style:family="text">
      <style:text-properties style:font-name-complex="Liberation Serif"/>
    </style:style>
    <style:style style:name="T439" style:parent-style-name="DefaultParagraphFont" style:family="text">
      <style:text-properties style:font-name-complex="Liberation Serif"/>
    </style:style>
    <style:style style:name="T440" style:parent-style-name="DefaultParagraphFont" style:family="text">
      <style:text-properties style:font-name-complex="Liberation Serif"/>
    </style:style>
    <style:style style:name="T441" style:parent-style-name="DefaultParagraphFont" style:family="text">
      <style:text-properties style:font-name-complex="Liberation Serif"/>
    </style:style>
    <style:style style:name="T442" style:parent-style-name="DefaultParagraphFont" style:family="text">
      <style:text-properties style:font-name-complex="Liberation Serif" fo:font-weight="bold" style:font-weight-asian="bold" style:font-weight-complex="bold"/>
    </style:style>
    <style:style style:name="T443" style:parent-style-name="IntenseEmphasis" style:family="text">
      <style:text-properties fo:font-weight="bold" style:font-weight-asian="bold" style:font-weight-complex="bold"/>
    </style:style>
    <style:style style:name="T444" style:parent-style-name="DefaultParagraphFont" style:family="text">
      <style:text-properties style:font-name-complex="Liberation Serif"/>
    </style:style>
    <style:style style:name="P445" style:parent-style-name="Standard" style:family="paragraph">
      <style:text-properties style:font-name-complex="Liberation Serif"/>
    </style:style>
    <style:style style:name="P446" style:parent-style-name="Standard" style:family="paragraph">
      <style:text-properties style:font-name-complex="Liberation Serif"/>
    </style:style>
    <style:style style:name="T447" style:parent-style-name="DefaultParagraphFont" style:family="text">
      <style:text-properties style:font-name-complex="Liberation Serif"/>
    </style:style>
    <style:style style:name="T448" style:parent-style-name="DefaultParagraphFont" style:family="text">
      <style:text-properties style:font-name-complex="Liberation Serif"/>
    </style:style>
    <style:style style:name="T449" style:parent-style-name="DefaultParagraphFont" style:family="text">
      <style:text-properties style:font-name-complex="Liberation Serif"/>
    </style:style>
    <style:style style:name="P450" style:parent-style-name="Standard" style:family="paragraph">
      <style:text-properties style:font-name-complex="Liberation Serif"/>
    </style:style>
    <style:style style:name="P451" style:parent-style-name="Standard" style:family="paragraph">
      <style:text-properties style:font-name-complex="Liberation Serif"/>
    </style:style>
    <style:style style:name="TableColumn453" style:family="table-column">
      <style:table-column-properties style:column-width="0.1937in"/>
    </style:style>
    <style:style style:name="TableColumn454" style:family="table-column">
      <style:table-column-properties style:column-width="5.709in"/>
    </style:style>
    <style:style style:name="TableColumn455" style:family="table-column">
      <style:table-column-properties style:column-width="0.7833in"/>
    </style:style>
    <style:style style:name="Table452" style:family="table">
      <style:table-properties style:width="6.6861in" fo:margin-left="0in" table:align="left"/>
    </style:style>
    <style:style style:name="TableRow456" style:family="table-row">
      <style:table-row-properties/>
    </style:style>
    <style:style style:name="TableCell457" style:family="table-cell">
      <style:table-cell-properties fo:border="none" style:writing-mode="lr-tb" fo:padding-top="0in" fo:padding-left="0.075in" fo:padding-bottom="0in" fo:padding-right="0.075in"/>
    </style:style>
    <style:style style:name="P458" style:parent-style-name="Standard" style:family="paragraph">
      <style:text-properties style:font-name-complex="Liberation Serif"/>
    </style:style>
    <style:style style:name="TableCell459" style:family="table-cell">
      <style:table-cell-properties fo:border="none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text-align="center"/>
    </style:style>
    <style:style style:name="TableCell461" style:family="table-cell">
      <style:table-cell-properties fo:border="none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text-align="center"/>
    </style:style>
    <style:style style:name="T463" style:parent-style-name="DefaultParagraphFont" style:family="text">
      <style:text-properties style:font-name-complex="Liberation Serif"/>
    </style:style>
    <style:style style:name="T464" style:parent-style-name="DefaultParagraphFont" style:family="text">
      <style:text-properties style:font-name-complex="Liberation Serif"/>
    </style:style>
    <style:style style:name="T465" style:parent-style-name="DefaultParagraphFont" style:family="text">
      <style:text-properties style:font-name-complex="Liberation Serif"/>
    </style:style>
    <style:style style:name="T466" style:parent-style-name="DefaultParagraphFont" style:family="text">
      <style:text-properties style:font-name-complex="Liberation Serif"/>
    </style:style>
    <style:style style:name="T467" style:parent-style-name="DefaultParagraphFont" style:family="text">
      <style:text-properties style:font-name-complex="Liberation Serif"/>
    </style:style>
    <style:style style:name="T468" style:parent-style-name="DefaultParagraphFont" style:family="text">
      <style:text-properties style:font-name-complex="Liberation Serif" fo:font-size="10pt" style:font-size-asian="10pt" style:font-size-complex="10pt"/>
    </style:style>
    <style:style style:name="P469" style:parent-style-name="Standard" style:family="paragraph">
      <style:paragraph-properties fo:margin-left="1.9694in" fo:text-indent="0.4923in">
        <style:tab-stops/>
      </style:paragraph-properties>
    </style:style>
    <style:style style:name="T470" style:parent-style-name="DefaultParagraphFont" style:family="text">
      <style:text-properties style:font-name-complex="Liberation Serif" fo:font-size="10pt" style:font-size-asian="10pt" style:font-size-complex="10pt"/>
    </style:style>
    <style:style style:name="T471" style:parent-style-name="DefaultParagraphFont" style:family="text">
      <style:text-properties style:font-name-complex="Liberation Serif" style:text-position="super 65%" fo:font-size="10pt" style:font-size-asian="10pt" style:font-size-complex="10pt"/>
    </style:style>
    <style:style style:name="T472" style:parent-style-name="DefaultParagraphFont" style:family="text">
      <style:text-properties style:font-name-complex="Liberation Serif" fo:font-size="10pt" style:font-size-asian="10pt" style:font-size-complex="10pt"/>
    </style:style>
    <style:style style:name="T473" style:parent-style-name="DefaultParagraphFont" style:family="text">
      <style:text-properties style:font-name-complex="Liberation Serif" fo:font-size="10pt" style:font-size-asian="10pt" style:font-size-complex="10pt"/>
    </style:style>
    <style:style style:name="T474" style:parent-style-name="DefaultParagraphFont" style:family="text">
      <style:text-properties style:font-name-complex="Liberation Serif" fo:font-size="10pt" style:font-size-asian="10pt" style:font-size-complex="10pt"/>
    </style:style>
    <style:style style:name="T475" style:parent-style-name="DefaultParagraphFont" style:family="text">
      <style:text-properties style:font-name-complex="Liberation Serif" fo:font-size="10pt" style:font-size-asian="10pt" style:font-size-complex="10pt"/>
    </style:style>
    <style:style style:name="T476" style:parent-style-name="DefaultParagraphFont" style:family="text">
      <style:text-properties style:font-name-complex="Liberation Serif" fo:font-size="10pt" style:font-size-asian="10pt" style:font-size-complex="10pt"/>
    </style:style>
    <style:style style:name="P477" style:parent-style-name="Standard" style:family="paragraph">
      <style:paragraph-properties fo:text-align="center"/>
    </style:style>
    <style:style style:name="P478" style:parent-style-name="Standard" style:family="paragraph">
      <style:text-properties style:font-name-complex="Liberation Serif"/>
    </style:style>
    <style:style style:name="T479" style:parent-style-name="DefaultParagraphFont" style:family="text">
      <style:text-properties style:font-name-complex="Liberation Serif"/>
    </style:style>
    <style:style style:name="T480" style:parent-style-name="DefaultParagraphFont" style:family="text">
      <style:text-properties style:font-name-complex="Liberation Serif"/>
    </style:style>
    <style:style style:name="T481" style:parent-style-name="DefaultParagraphFont" style:family="text">
      <style:text-properties style:font-name-complex="Liberation Serif"/>
    </style:style>
    <style:style style:name="T482" style:parent-style-name="DefaultParagraphFont" style:family="text">
      <style:text-properties style:font-name-complex="Liberation Serif" fo:font-size="14pt" style:font-size-asian="14pt" style:font-size-complex="14pt"/>
    </style:style>
    <style:style style:name="T483" style:parent-style-name="DefaultParagraphFont" style:family="text">
      <style:text-properties style:font-name-complex="Liberation Serif" fo:font-size="14pt" style:font-size-asian="14pt" style:font-size-complex="14pt"/>
    </style:style>
    <style:style style:name="T484" style:parent-style-name="DefaultParagraphFont" style:family="text">
      <style:text-properties style:font-name-complex="Liberation Serif" fo:font-size="14pt" style:font-size-asian="14pt" style:font-size-complex="14pt"/>
    </style:style>
    <style:style style:name="T485" style:parent-style-name="DefaultParagraphFont" style:family="text">
      <style:text-properties style:font-name-complex="Liberation Serif" fo:font-size="14pt" style:font-size-asian="14pt" style:font-size-complex="14pt"/>
    </style:style>
    <style:style style:name="T486" style:parent-style-name="DefaultParagraphFont" style:family="text">
      <style:text-properties style:font-name-complex="Liberation Serif" fo:font-size="14pt" style:font-size-asian="14pt" style:font-size-complex="14pt"/>
    </style:style>
    <style:style style:name="P487" style:parent-style-name="Standard" style:family="paragraph">
      <style:text-properties style:font-name-complex="Liberation Serif" fo:font-size="14pt" style:font-size-asian="14pt" style:font-size-complex="14pt"/>
    </style:style>
    <style:style style:name="P488" style:parent-style-name="Standard" style:family="paragraph">
      <style:text-properties style:font-name-complex="Liberation Serif"/>
    </style:style>
    <style:style style:name="T489" style:parent-style-name="DefaultParagraphFont" style:family="text">
      <style:text-properties style:font-name-complex="Liberation Serif"/>
    </style:style>
    <style:style style:name="T490" style:parent-style-name="DefaultParagraphFont" style:family="text">
      <style:text-properties style:font-name-complex="Liberation Serif"/>
    </style:style>
    <style:style style:name="P491" style:parent-style-name="Standard" style:family="paragraph">
      <style:text-properties style:font-name-complex="Liberation Serif"/>
    </style:style>
    <style:style style:name="P492" style:parent-style-name="Standard" style:family="paragraph">
      <style:text-properties style:font-name-complex="Liberation Serif"/>
    </style:style>
    <style:style style:name="T493" style:parent-style-name="DefaultParagraphFont" style:family="text">
      <style:text-properties style:font-name-complex="Liberation Serif"/>
    </style:style>
    <style:style style:name="T494" style:parent-style-name="DefaultParagraphFont" style:family="text">
      <style:text-properties style:font-name-complex="Liberation Serif" fo:font-weight="bold" style:font-weight-asian="bold" style:font-weight-complex="bold"/>
    </style:style>
    <style:style style:name="T495" style:parent-style-name="DefaultParagraphFont" style:family="text">
      <style:text-properties style:font-name-complex="Liberation Serif"/>
    </style:style>
    <style:style style:name="T496" style:parent-style-name="DefaultParagraphFont" style:family="text">
      <style:text-properties style:font-name-complex="Liberation Serif"/>
    </style:style>
    <style:style style:name="T497" style:parent-style-name="DefaultParagraphFont" style:family="text">
      <style:text-properties style:font-name-complex="Liberation Serif"/>
    </style:style>
    <style:style style:name="T498" style:parent-style-name="DefaultParagraphFont" style:family="text">
      <style:text-properties style:font-name-complex="Liberation Serif"/>
    </style:style>
    <style:style style:name="P499" style:parent-style-name="Standard" style:family="paragraph">
      <style:text-properties style:font-name-complex="Liberation Serif"/>
    </style:style>
    <style:style style:name="TableColumn501" style:family="table-column">
      <style:table-column-properties style:column-width="0.1937in"/>
    </style:style>
    <style:style style:name="TableColumn502" style:family="table-column">
      <style:table-column-properties style:column-width="5.709in"/>
    </style:style>
    <style:style style:name="TableColumn503" style:family="table-column">
      <style:table-column-properties style:column-width="0.7833in"/>
    </style:style>
    <style:style style:name="Table500" style:family="table">
      <style:table-properties style:width="6.6861in" fo:margin-left="0in" table:align="left"/>
    </style:style>
    <style:style style:name="TableRow504" style:family="table-row">
      <style:table-row-properties/>
    </style:style>
    <style:style style:name="TableCell505" style:family="table-cell">
      <style:table-cell-properties fo:border="none" style:writing-mode="lr-tb" fo:padding-top="0in" fo:padding-left="0.075in" fo:padding-bottom="0in" fo:padding-right="0.075in"/>
    </style:style>
    <style:style style:name="P506" style:parent-style-name="Standard" style:family="paragraph">
      <style:text-properties style:font-name-complex="Liberation Serif"/>
    </style:style>
    <style:style style:name="TableCell507" style:family="table-cell">
      <style:table-cell-properties fo:border="none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center"/>
    </style:style>
    <style:style style:name="P509" style:parent-style-name="Standard" style:family="paragraph">
      <style:text-properties style:font-name-complex="Liberation Serif" fo:font-size="14pt" style:font-size-asian="14pt" style:font-size-complex="14pt"/>
    </style:style>
    <style:style style:name="P510" style:parent-style-name="Standard" style:family="paragraph">
      <style:paragraph-properties fo:text-align="center"/>
    </style:style>
    <style:style style:name="T511" style:parent-style-name="DefaultParagraphFont" style:family="text">
      <style:text-properties style:font-name-complex="Liberation Serif" fo:font-size="10pt" style:font-size-asian="10pt" style:font-size-complex="10pt"/>
    </style:style>
    <style:style style:name="T512" style:parent-style-name="DefaultParagraphFont" style:family="text">
      <style:text-properties style:font-name-complex="Liberation Serif" style:text-position="super 65%" fo:font-size="10pt" style:font-size-asian="10pt" style:font-size-complex="10pt"/>
    </style:style>
    <style:style style:name="T513" style:parent-style-name="DefaultParagraphFont" style:family="text">
      <style:text-properties style:font-name-complex="Liberation Serif" fo:font-size="10pt" style:font-size-asian="10pt" style:font-size-complex="10pt"/>
    </style:style>
    <style:style style:name="P514" style:parent-style-name="Standard" style:family="paragraph">
      <style:text-properties style:font-name-complex="Liberation Serif" fo:font-size="14pt" style:font-size-asian="14pt" style:font-size-complex="14pt"/>
    </style:style>
    <style:style style:name="P515" style:parent-style-name="Standard" style:family="paragraph">
      <style:text-properties style:font-name-complex="Liberation Serif" fo:font-size="14pt" style:font-size-asian="14pt" style:font-size-complex="14pt"/>
    </style:style>
    <style:style style:name="P516" style:parent-style-name="Standard" style:family="paragraph">
      <style:text-properties style:font-name-complex="Liberation Serif"/>
    </style:style>
    <style:style style:name="TableCell517" style:family="table-cell">
      <style:table-cell-properties fo:border="none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text-align="center"/>
    </style:style>
    <style:style style:name="P519" style:parent-style-name="Standard" style:family="paragraph">
      <style:paragraph-properties fo:text-align="center"/>
    </style:style>
    <style:style style:name="P520" style:parent-style-name="Standard" style:family="paragraph">
      <style:text-properties style:font-name-complex="Liberation Serif"/>
    </style:style>
    <style:style style:name="T521" style:parent-style-name="DefaultParagraphFont" style:family="text">
      <style:text-properties style:font-name-complex="Liberation Serif"/>
    </style:style>
    <style:style style:name="T522" style:parent-style-name="DefaultParagraphFont" style:family="text">
      <style:text-properties style:font-name-complex="Liberation Serif"/>
    </style:style>
    <style:style style:name="T523" style:parent-style-name="DefaultParagraphFont" style:family="text">
      <style:text-properties style:font-name-complex="Liberation Serif"/>
    </style:style>
    <style:style style:name="P524" style:parent-style-name="Standard" style:family="paragraph">
      <style:text-properties style:font-name-complex="Liberation Serif"/>
    </style:style>
    <style:style style:name="P525" style:parent-style-name="Standard" style:family="paragraph">
      <style:text-properties style:font-name-complex="Liberation Serif"/>
    </style:style>
    <style:style style:name="TableColumn527" style:family="table-column">
      <style:table-column-properties style:column-width="0.1937in"/>
    </style:style>
    <style:style style:name="TableColumn528" style:family="table-column">
      <style:table-column-properties style:column-width="5.709in"/>
    </style:style>
    <style:style style:name="TableColumn529" style:family="table-column">
      <style:table-column-properties style:column-width="0.7833in"/>
    </style:style>
    <style:style style:name="Table526" style:family="table">
      <style:table-properties style:width="6.6861in" fo:margin-left="0in" table:align="left"/>
    </style:style>
    <style:style style:name="TableRow530" style:family="table-row">
      <style:table-row-properties/>
    </style:style>
    <style:style style:name="TableCell531" style:family="table-cell">
      <style:table-cell-properties fo:border="none" style:writing-mode="lr-tb" fo:padding-top="0in" fo:padding-left="0.075in" fo:padding-bottom="0in" fo:padding-right="0.075in"/>
    </style:style>
    <style:style style:name="P532" style:parent-style-name="Standard" style:family="paragraph">
      <style:text-properties style:font-name-complex="Liberation Serif"/>
    </style:style>
    <style:style style:name="TableCell533" style:family="table-cell">
      <style:table-cell-properties fo:border="none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center"/>
    </style:style>
    <style:style style:name="P535" style:parent-style-name="Standard" style:family="paragraph">
      <style:text-properties style:font-name-complex="Liberation Serif" fo:font-size="14pt" style:font-size-asian="14pt" style:font-size-complex="14pt"/>
    </style:style>
    <style:style style:name="P536" style:parent-style-name="Standard" style:family="paragraph">
      <style:paragraph-properties fo:text-align="center"/>
    </style:style>
    <style:style style:name="T537" style:parent-style-name="DefaultParagraphFont" style:family="text">
      <style:text-properties style:font-name-complex="Liberation Serif" fo:font-size="10pt" style:font-size-asian="10pt" style:font-size-complex="10pt"/>
    </style:style>
    <style:style style:name="T538" style:parent-style-name="DefaultParagraphFont" style:family="text">
      <style:text-properties style:font-name-complex="Liberation Serif" style:text-position="super 65%" fo:font-size="10pt" style:font-size-asian="10pt" style:font-size-complex="10pt"/>
    </style:style>
    <style:style style:name="T539" style:parent-style-name="DefaultParagraphFont" style:family="text">
      <style:text-properties style:font-name-complex="Liberation Serif" fo:font-size="10pt" style:font-size-asian="10pt" style:font-size-complex="10pt"/>
    </style:style>
    <style:style style:name="P540" style:parent-style-name="Standard" style:family="paragraph">
      <style:text-properties style:font-name-complex="Liberation Serif" fo:font-size="14pt" style:font-size-asian="14pt" style:font-size-complex="14pt"/>
    </style:style>
    <style:style style:name="P541" style:parent-style-name="Standard" style:family="paragraph">
      <style:text-properties style:font-name-complex="Liberation Serif"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center"/>
    </style:style>
    <style:style style:name="T544" style:parent-style-name="DefaultParagraphFont" style:family="text">
      <style:text-properties style:font-name-complex="Liberation Serif"/>
    </style:style>
    <style:style style:name="T545" style:parent-style-name="DefaultParagraphFont" style:family="text">
      <style:text-properties style:font-name-complex="Liberation Serif" style:text-position="super 66.6%"/>
    </style:style>
    <style:style style:name="T546" style:parent-style-name="DefaultParagraphFont" style:family="text">
      <style:text-properties style:font-name-complex="Liberation Serif"/>
    </style:style>
    <style:style style:name="P547" style:parent-style-name="Standard" style:family="paragraph">
      <style:text-properties style:font-name-complex="Liberation Serif"/>
    </style:style>
    <style:style style:name="P548" style:parent-style-name="Standard" style:family="paragraph">
      <style:paragraph-properties fo:text-align="center"/>
    </style:style>
    <style:style style:name="P549" style:parent-style-name="Standard" style:family="paragraph">
      <style:text-properties style:font-name-complex="Liberation Serif"/>
    </style:style>
    <style:style style:name="P550" style:parent-style-name="Standard" style:family="paragraph">
      <style:text-properties style:font-name-complex="Liberation Serif"/>
    </style:style>
    <style:style style:name="T551" style:parent-style-name="DefaultParagraphFont" style:family="text">
      <style:text-properties style:font-name-complex="Liberation Serif"/>
    </style:style>
    <style:style style:name="T552" style:parent-style-name="DefaultParagraphFont" style:family="text">
      <style:text-properties style:font-name-complex="Liberation Serif"/>
    </style:style>
    <style:style style:name="T553" style:parent-style-name="DefaultParagraphFont" style:family="text">
      <style:text-properties style:font-name-complex="Liberation Serif"/>
    </style:style>
    <style:style style:name="T554" style:parent-style-name="DefaultParagraphFont" style:family="text">
      <style:text-properties style:font-name-complex="Liberation Serif"/>
    </style:style>
    <style:style style:name="P555" style:parent-style-name="Standard" style:family="paragraph">
      <style:text-properties style:font-name-complex="Liberation Serif"/>
    </style:style>
    <style:style style:name="TableColumn557" style:family="table-column">
      <style:table-column-properties style:column-width="0.1937in"/>
    </style:style>
    <style:style style:name="TableColumn558" style:family="table-column">
      <style:table-column-properties style:column-width="5.709in"/>
    </style:style>
    <style:style style:name="TableColumn559" style:family="table-column">
      <style:table-column-properties style:column-width="0.7833in"/>
    </style:style>
    <style:style style:name="Table556" style:family="table">
      <style:table-properties style:width="6.6861in" fo:margin-left="0in" table:align="left"/>
    </style:style>
    <style:style style:name="TableRow560" style:family="table-row">
      <style:table-row-properties/>
    </style:style>
    <style:style style:name="TableCell561" style:family="table-cell">
      <style:table-cell-properties fo:border="none" style:writing-mode="lr-tb" fo:padding-top="0in" fo:padding-left="0.075in" fo:padding-bottom="0in" fo:padding-right="0.075in"/>
    </style:style>
    <style:style style:name="P562" style:parent-style-name="Standard" style:family="paragraph">
      <style:text-properties style:font-name-complex="Liberation Serif"/>
    </style:style>
    <style:style style:name="TableCell563" style:family="table-cell">
      <style:table-cell-properties fo:border="none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center"/>
    </style:style>
    <style:style style:name="P565" style:parent-style-name="Standard" style:family="paragraph">
      <style:text-properties style:font-name-complex="Liberation Serif" fo:font-size="14pt" style:font-size-asian="14pt" style:font-size-complex="14pt"/>
    </style:style>
    <style:style style:name="P566" style:parent-style-name="Standard" style:family="paragraph">
      <style:paragraph-properties fo:text-align="center"/>
    </style:style>
    <style:style style:name="T567" style:parent-style-name="DefaultParagraphFont" style:family="text">
      <style:text-properties style:font-name-complex="Liberation Serif" fo:font-size="10pt" style:font-size-asian="10pt" style:font-size-complex="10pt"/>
    </style:style>
    <style:style style:name="T568" style:parent-style-name="DefaultParagraphFont" style:family="text">
      <style:text-properties style:font-name-complex="Liberation Serif" style:text-position="super 65%" fo:font-size="10pt" style:font-size-asian="10pt" style:font-size-complex="10pt"/>
    </style:style>
    <style:style style:name="T569" style:parent-style-name="DefaultParagraphFont" style:family="text">
      <style:text-properties style:font-name-complex="Liberation Serif" fo:font-size="10pt" style:font-size-asian="10pt" style:font-size-complex="10pt"/>
    </style:style>
    <style:style style:name="P570" style:parent-style-name="Standard" style:family="paragraph">
      <style:text-properties style:font-name-complex="Liberation Serif"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center"/>
    </style:style>
    <style:style style:name="P573" style:parent-style-name="Standard" style:family="paragraph">
      <style:text-properties style:font-name-complex="Liberation Serif"/>
    </style:style>
    <style:style style:name="P574" style:parent-style-name="Standard" style:family="paragraph">
      <style:text-properties style:font-name-complex="Liberation Serif"/>
    </style:style>
    <style:style style:name="P575" style:parent-style-name="Standard" style:family="paragraph">
      <style:paragraph-properties fo:text-align="center"/>
    </style:style>
    <style:style style:name="P576" style:parent-style-name="Standard" style:family="paragraph">
      <style:text-properties style:font-name-complex="Liberation Serif"/>
    </style:style>
    <style:style style:name="P577" style:parent-style-name="Standard" style:family="paragraph">
      <style:text-properties style:font-name-complex="Liberation Serif"/>
    </style:style>
    <style:style style:name="P578" style:parent-style-name="Standard" style:family="paragraph">
      <style:text-properties style:font-name-complex="Liberation Serif"/>
    </style:style>
    <style:style style:name="P579" style:parent-style-name="Standard" style:family="paragraph">
      <style:text-properties style:font-name-complex="Liberation Serif"/>
    </style:style>
    <style:style style:name="P580" style:parent-style-name="Standard" style:family="paragraph">
      <style:text-properties style:font-name-complex="Liberation Serif"/>
    </style:style>
    <style:style style:name="P581" style:parent-style-name="Standard" style:family="paragraph">
      <style:text-properties style:font-name-complex="Liberation Serif"/>
    </style:style>
    <style:style style:name="T582" style:parent-style-name="DefaultParagraphFont" style:family="text">
      <style:text-properties style:font-name-complex="Liberation Serif"/>
    </style:style>
    <style:style style:name="T583" style:parent-style-name="DefaultParagraphFont" style:family="text">
      <style:text-properties style:font-name-complex="Liberation Serif"/>
    </style:style>
    <style:style style:name="T584" style:parent-style-name="DefaultParagraphFont" style:family="text">
      <style:text-properties style:font-name-complex="Liberation Serif"/>
    </style:style>
    <style:style style:name="T585" style:parent-style-name="DefaultParagraphFont" style:family="text">
      <style:text-properties style:font-name-complex="Liberation Serif"/>
    </style:style>
    <style:style style:name="P586" style:parent-style-name="Standard" style:family="paragraph">
      <style:text-properties style:font-name-complex="Liberation Serif"/>
    </style:style>
    <style:style style:name="TableColumn588" style:family="table-column">
      <style:table-column-properties style:column-width="0.1937in"/>
    </style:style>
    <style:style style:name="TableColumn589" style:family="table-column">
      <style:table-column-properties style:column-width="5.709in"/>
    </style:style>
    <style:style style:name="TableColumn590" style:family="table-column">
      <style:table-column-properties style:column-width="0.7833in"/>
    </style:style>
    <style:style style:name="Table587" style:family="table">
      <style:table-properties style:width="6.6861in" fo:margin-left="0in" table:align="left"/>
    </style:style>
    <style:style style:name="TableRow591" style:family="table-row">
      <style:table-row-properties/>
    </style:style>
    <style:style style:name="TableCell592" style:family="table-cell">
      <style:table-cell-properties fo:border="none" style:writing-mode="lr-tb" fo:padding-top="0in" fo:padding-left="0.075in" fo:padding-bottom="0in" fo:padding-right="0.075in"/>
    </style:style>
    <style:style style:name="P593" style:parent-style-name="Standard" style:family="paragraph">
      <style:text-properties style:font-name-complex="Liberation Serif"/>
    </style:style>
    <style:style style:name="TableCell594" style:family="table-cell">
      <style:table-cell-properties fo:border="none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text-align="center"/>
    </style:style>
    <style:style style:name="P596" style:parent-style-name="Standard" style:family="paragraph">
      <style:text-properties style:font-name-complex="Liberation Serif" fo:font-size="14pt" style:font-size-asian="14pt" style:font-size-complex="14pt"/>
    </style:style>
    <style:style style:name="P597" style:parent-style-name="Standard" style:family="paragraph">
      <style:paragraph-properties fo:text-align="center"/>
    </style:style>
    <style:style style:name="T598" style:parent-style-name="DefaultParagraphFont" style:family="text">
      <style:text-properties style:font-name-complex="Liberation Serif" fo:font-size="10pt" style:font-size-asian="10pt" style:font-size-complex="10pt"/>
    </style:style>
    <style:style style:name="T599" style:parent-style-name="DefaultParagraphFont" style:family="text">
      <style:text-properties style:font-name-complex="Liberation Serif" style:text-position="super 65%" fo:font-size="10pt" style:font-size-asian="10pt" style:font-size-complex="10pt"/>
    </style:style>
    <style:style style:name="T600" style:parent-style-name="DefaultParagraphFont" style:family="text">
      <style:text-properties style:font-name-complex="Liberation Serif" fo:font-size="10pt" style:font-size-asian="10pt" style:font-size-complex="10pt"/>
    </style:style>
    <style:style style:name="P601" style:parent-style-name="Standard" style:family="paragraph">
      <style:text-properties style:font-name-complex="Liberation Serif"/>
    </style:style>
    <style:style style:name="TableCell602" style:family="table-cell">
      <style:table-cell-properties fo:border="none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text-align="center"/>
    </style:style>
    <style:style style:name="P604" style:parent-style-name="Standard" style:family="paragraph">
      <style:text-properties style:font-name-complex="Liberation Serif"/>
    </style:style>
    <style:style style:name="P605" style:parent-style-name="Standard" style:family="paragraph">
      <style:text-properties style:font-name-complex="Liberation Serif"/>
    </style:style>
    <style:style style:name="P606" style:parent-style-name="Standard" style:family="paragraph">
      <style:paragraph-properties fo:text-align="center"/>
    </style:style>
    <style:style style:name="P607" style:parent-style-name="Standard" style:family="paragraph">
      <style:text-properties style:font-name-complex="Liberation Serif"/>
    </style:style>
    <style:style style:name="T608" style:parent-style-name="DefaultParagraphFont" style:family="text">
      <style:text-properties style:font-name-complex="Liberation Serif"/>
    </style:style>
    <style:style style:name="T609" style:parent-style-name="DefaultParagraphFont" style:family="text">
      <style:text-properties style:font-name-complex="Liberation Serif"/>
    </style:style>
    <style:style style:name="T610" style:parent-style-name="DefaultParagraphFont" style:family="text">
      <style:text-properties style:font-name-complex="Liberation Serif"/>
    </style:style>
    <style:style style:name="T611" style:parent-style-name="DefaultParagraphFont" style:family="text">
      <style:text-properties style:font-name-complex="Liberation Serif"/>
    </style:style>
    <style:style style:name="T612" style:parent-style-name="DefaultParagraphFont" style:family="text">
      <style:text-properties style:font-name-complex="Liberation Serif"/>
    </style:style>
    <style:style style:name="T613" style:parent-style-name="DefaultParagraphFont" style:family="text">
      <style:text-properties style:font-name-complex="Liberation Serif"/>
    </style:style>
    <style:style style:name="P614" style:parent-style-name="Standard" style:family="paragraph">
      <style:text-properties style:font-name-complex="Liberation Serif"/>
    </style:style>
    <style:style style:name="TableColumn616" style:family="table-column">
      <style:table-column-properties style:column-width="0.1937in"/>
    </style:style>
    <style:style style:name="TableColumn617" style:family="table-column">
      <style:table-column-properties style:column-width="5.709in"/>
    </style:style>
    <style:style style:name="TableColumn618" style:family="table-column">
      <style:table-column-properties style:column-width="0.7833in"/>
    </style:style>
    <style:style style:name="Table615" style:family="table">
      <style:table-properties style:width="6.6861in" fo:margin-left="0in" table:align="left"/>
    </style:style>
    <style:style style:name="TableRow619" style:family="table-row">
      <style:table-row-properties/>
    </style:style>
    <style:style style:name="TableCell620" style:family="table-cell">
      <style:table-cell-properties fo:border="none" style:writing-mode="lr-tb" fo:padding-top="0in" fo:padding-left="0.075in" fo:padding-bottom="0in" fo:padding-right="0.075in"/>
    </style:style>
    <style:style style:name="P621" style:parent-style-name="Standard" style:family="paragraph">
      <style:text-properties style:font-name-complex="Liberation Serif"/>
    </style:style>
    <style:style style:name="TableCell622" style:family="table-cell">
      <style:table-cell-properties fo:border="none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align="center"/>
    </style:style>
    <style:style style:name="P624" style:parent-style-name="Standard" style:family="paragraph">
      <style:paragraph-properties fo:text-align="center"/>
      <style:text-properties style:font-name-complex="Liberation Serif" fo:font-size="10pt" style:font-size-asian="10pt" style:font-size-complex="10pt"/>
    </style:style>
    <style:style style:name="P625" style:parent-style-name="Standard" style:family="paragraph">
      <style:paragraph-properties fo:text-align="center"/>
    </style:style>
    <style:style style:name="T626" style:parent-style-name="DefaultParagraphFont" style:family="text">
      <style:text-properties style:font-name-complex="Liberation Serif" fo:font-size="10pt" style:font-size-asian="10pt" style:font-size-complex="10pt"/>
    </style:style>
    <style:style style:name="T627" style:parent-style-name="DefaultParagraphFont" style:family="text">
      <style:text-properties style:font-name-complex="Liberation Serif" style:text-position="super 65%" fo:font-size="10pt" style:font-size-asian="10pt" style:font-size-complex="10pt"/>
    </style:style>
    <style:style style:name="T628" style:parent-style-name="DefaultParagraphFont" style:family="text">
      <style:text-properties style:font-name-complex="Liberation Serif" fo:font-size="10pt" style:font-size-asian="10pt" style:font-size-complex="10pt"/>
    </style:style>
    <style:style style:name="T629" style:parent-style-name="DefaultParagraphFont" style:family="text">
      <style:text-properties style:font-name-complex="Liberation Serif" fo:font-size="10pt" style:font-size-asian="10pt" style:font-size-complex="10pt"/>
    </style:style>
    <style:style style:name="P630" style:parent-style-name="Standard" style:family="paragraph">
      <style:paragraph-properties fo:text-align="center"/>
      <style:text-properties style:font-name-complex="Liberation Serif" fo:font-size="10pt" style:font-size-asian="10pt" style:font-size-complex="10pt"/>
    </style:style>
    <style:style style:name="TableCell631" style:family="table-cell">
      <style:table-cell-properties fo:border="none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text-align="center"/>
    </style:style>
    <style:style style:name="P633" style:parent-style-name="Standard" style:family="paragraph">
      <style:text-properties style:font-name-complex="Liberation Serif"/>
    </style:style>
    <style:style style:name="P634" style:parent-style-name="Standard" style:family="paragraph">
      <style:text-properties style:font-name-complex="Liberation Serif"/>
    </style:style>
    <style:style style:name="P635" style:parent-style-name="Standard" style:family="paragraph">
      <style:paragraph-properties fo:text-align="center"/>
    </style:style>
    <style:style style:name="P636" style:parent-style-name="Standard" style:family="paragraph">
      <style:text-properties style:font-name-complex="Liberation Serif"/>
    </style:style>
    <style:style style:name="P637" style:parent-style-name="Standard" style:family="paragraph">
      <style:text-properties style:font-name-complex="Liberation Serif"/>
    </style:style>
    <style:style style:name="T638" style:parent-style-name="DefaultParagraphFont" style:family="text">
      <style:text-properties style:font-name-complex="Liberation Serif"/>
    </style:style>
    <style:style style:name="T639" style:parent-style-name="DefaultParagraphFont" style:family="text">
      <style:text-properties style:font-name-complex="Liberation Serif"/>
    </style:style>
    <style:style style:name="T640" style:parent-style-name="DefaultParagraphFont" style:family="text">
      <style:text-properties style:font-name-complex="Liberation Serif"/>
    </style:style>
    <style:style style:name="P641" style:parent-style-name="Standard" style:family="paragraph">
      <style:text-properties style:font-name-complex="Liberation Serif"/>
    </style:style>
    <style:style style:name="TableColumn643" style:family="table-column">
      <style:table-column-properties style:column-width="0.1937in"/>
    </style:style>
    <style:style style:name="TableColumn644" style:family="table-column">
      <style:table-column-properties style:column-width="5.709in"/>
    </style:style>
    <style:style style:name="TableColumn645" style:family="table-column">
      <style:table-column-properties style:column-width="0.7833in"/>
    </style:style>
    <style:style style:name="Table642" style:family="table">
      <style:table-properties style:width="6.6861in" fo:margin-left="0in" table:align="left"/>
    </style:style>
    <style:style style:name="TableRow646" style:family="table-row">
      <style:table-row-properties/>
    </style:style>
    <style:style style:name="TableCell647" style:family="table-cell">
      <style:table-cell-properties fo:border="none" style:writing-mode="lr-tb" fo:padding-top="0in" fo:padding-left="0.075in" fo:padding-bottom="0in" fo:padding-right="0.075in"/>
    </style:style>
    <style:style style:name="P648" style:parent-style-name="Standard" style:family="paragraph">
      <style:text-properties style:font-name-complex="Liberation Serif"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text-align="center"/>
    </style:style>
    <style:style style:name="P651" style:parent-style-name="Standard" style:family="paragraph">
      <style:text-properties style:font-name-complex="Liberation Serif" fo:font-size="14pt" style:font-size-asian="14pt" style:font-size-complex="14pt"/>
    </style:style>
    <style:style style:name="P652" style:parent-style-name="Standard" style:family="paragraph">
      <style:paragraph-properties fo:text-align="center"/>
    </style:style>
    <style:style style:name="T653" style:parent-style-name="DefaultParagraphFont" style:family="text">
      <style:text-properties style:font-name-complex="Liberation Serif" fo:font-size="10pt" style:font-size-asian="10pt" style:font-size-complex="10pt"/>
    </style:style>
    <style:style style:name="T654" style:parent-style-name="DefaultParagraphFont" style:family="text">
      <style:text-properties style:font-name-complex="Liberation Serif" style:text-position="super 65%" fo:font-size="10pt" style:font-size-asian="10pt" style:font-size-complex="10pt"/>
    </style:style>
    <style:style style:name="T655" style:parent-style-name="DefaultParagraphFont" style:family="text">
      <style:text-properties style:font-name-complex="Liberation Serif" fo:font-size="10pt" style:font-size-asian="10pt" style:font-size-complex="10pt"/>
    </style:style>
    <style:style style:name="P656" style:parent-style-name="Standard" style:family="paragraph">
      <style:text-properties style:font-name-complex="Liberation Serif"/>
    </style:style>
    <style:style style:name="TableCell657" style:family="table-cell">
      <style:table-cell-properties fo:border="none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text-align="center"/>
    </style:style>
    <style:style style:name="P659" style:parent-style-name="Standard" style:family="paragraph">
      <style:text-properties style:font-name-complex="Liberation Serif"/>
    </style:style>
    <style:style style:name="P660" style:parent-style-name="Standard" style:family="paragraph">
      <style:text-properties style:font-name-complex="Liberation Serif"/>
    </style:style>
    <style:style style:name="P661" style:parent-style-name="Standard" style:family="paragraph">
      <style:text-properties style:font-name-complex="Liberation Serif"/>
    </style:style>
    <style:style style:name="T662" style:parent-style-name="DefaultParagraphFont" style:family="text">
      <style:text-properties style:font-name-complex="Liberation Serif"/>
    </style:style>
    <style:style style:name="P663" style:parent-style-name="Standard" style:family="paragraph">
      <style:text-properties style:font-name-complex="Liberation Serif"/>
    </style:style>
    <style:style style:name="T664" style:parent-style-name="DefaultParagraphFont" style:family="text">
      <style:text-properties style:font-name-complex="Liberation Serif"/>
    </style:style>
    <style:style style:name="T665" style:parent-style-name="DefaultParagraphFont" style:family="text">
      <style:text-properties style:font-name-complex="Liberation Serif" style:text-position="super 66.6%"/>
    </style:style>
    <style:style style:name="T666" style:parent-style-name="DefaultParagraphFont" style:family="text">
      <style:text-properties style:font-name-complex="Liberation Serif"/>
    </style:style>
    <style:style style:name="T667" style:parent-style-name="DefaultParagraphFont" style:family="text">
      <style:text-properties style:font-name-complex="Liberation Serif"/>
    </style:style>
    <style:style style:name="T668" style:parent-style-name="DefaultParagraphFont" style:family="text">
      <style:text-properties style:font-name-complex="Liberation Serif"/>
    </style:style>
    <style:style style:name="T669" style:parent-style-name="DefaultParagraphFont" style:family="text">
      <style:text-properties style:font-name-complex="Liberation Serif"/>
    </style:style>
    <style:style style:name="T670" style:parent-style-name="DefaultParagraphFont" style:family="text">
      <style:text-properties style:font-name-complex="Liberation Serif"/>
    </style:style>
    <style:style style:name="P671" style:parent-style-name="Standard" style:family="paragraph">
      <style:text-properties style:font-name-complex="Liberation Serif"/>
    </style:style>
    <style:style style:name="P672" style:parent-style-name="Standard" style:family="paragraph">
      <style:text-properties style:font-name-complex="Liberation Serif"/>
    </style:style>
    <style:style style:name="T673" style:parent-style-name="DefaultParagraphFont" style:family="text">
      <style:text-properties style:font-name-complex="Liberation Serif"/>
    </style:style>
    <style:style style:name="T674" style:parent-style-name="DefaultParagraphFont" style:family="text">
      <style:text-properties style:font-name-complex="Liberation Serif" style:text-position="super 66.6%"/>
    </style:style>
    <style:style style:name="T675" style:parent-style-name="DefaultParagraphFont" style:family="text">
      <style:text-properties style:font-name-complex="Liberation Serif"/>
    </style:style>
    <style:style style:name="T676" style:parent-style-name="DefaultParagraphFont" style:family="text">
      <style:text-properties style:font-name-complex="Liberation Serif"/>
    </style:style>
    <style:style style:name="T677" style:parent-style-name="DefaultParagraphFont" style:family="text">
      <style:text-properties style:font-name-complex="Liberation Serif"/>
    </style:style>
    <style:style style:name="T678" style:parent-style-name="DefaultParagraphFont" style:family="text">
      <style:text-properties style:font-name-complex="Liberation Serif" fo:font-weight="bold" style:font-weight-asian="bold" style:font-weight-complex="bold"/>
    </style:style>
    <style:style style:name="T679" style:parent-style-name="DefaultParagraphFont" style:family="text">
      <style:text-properties style:font-name-complex="Liberation Serif" fo:font-weight="bold" style:font-weight-asian="bold" style:font-weight-complex="bold"/>
    </style:style>
    <style:style style:name="T680" style:parent-style-name="DefaultParagraphFont" style:family="text">
      <style:text-properties style:font-name-complex="Liberation Serif"/>
    </style:style>
    <style:style style:name="P681" style:parent-style-name="Standard" style:family="paragraph">
      <style:text-properties style:font-name-complex="Liberation Serif"/>
    </style:style>
    <style:style style:name="P682" style:parent-style-name="Standard" style:family="paragraph">
      <style:text-properties style:font-name-complex="Liberation Serif"/>
    </style:style>
    <style:style style:name="T683" style:parent-style-name="DefaultParagraphFont" style:family="text">
      <style:text-properties style:font-name-complex="Liberation Serif"/>
    </style:style>
    <style:style style:name="T684" style:parent-style-name="DefaultParagraphFont" style:family="text">
      <style:text-properties style:font-name-complex="Liberation Serif" style:text-position="super 66.6%"/>
    </style:style>
    <style:style style:name="T685" style:parent-style-name="DefaultParagraphFont" style:family="text">
      <style:text-properties style:font-name-complex="Liberation Serif"/>
    </style:style>
    <style:style style:name="T686" style:parent-style-name="DefaultParagraphFont" style:family="text">
      <style:text-properties style:font-name-complex="Liberation Serif"/>
    </style:style>
    <style:style style:name="T687" style:parent-style-name="DefaultParagraphFont" style:family="text">
      <style:text-properties style:font-name-complex="Liberation Serif" style:text-position="super 66.6%"/>
    </style:style>
    <style:style style:name="T688" style:parent-style-name="DefaultParagraphFont" style:family="text">
      <style:text-properties style:font-name-complex="Liberation Serif"/>
    </style:style>
    <style:style style:name="T689" style:parent-style-name="DefaultParagraphFont" style:family="text">
      <style:text-properties style:font-name-complex="Liberation Serif"/>
    </style:style>
    <style:style style:name="P690" style:parent-style-name="Standard" style:family="paragraph">
      <style:text-properties style:font-name-complex="Liberation Serif"/>
    </style:style>
    <style:style style:name="P691" style:parent-style-name="Standard" style:family="paragraph">
      <style:text-properties style:font-name-complex="Liberation Serif"/>
    </style:style>
    <style:style style:name="T692" style:parent-style-name="DefaultParagraphFont" style:family="text">
      <style:text-properties style:font-name-complex="Liberation Serif"/>
    </style:style>
    <style:style style:name="T693" style:parent-style-name="DefaultParagraphFont" style:family="text">
      <style:text-properties style:font-name-complex="Liberation Serif"/>
    </style:style>
    <style:style style:name="T694" style:parent-style-name="DefaultParagraphFont" style:family="text">
      <style:text-properties style:font-name-complex="Liberation Serif"/>
    </style:style>
    <style:style style:name="P695" style:parent-style-name="Standard" style:family="paragraph">
      <style:text-properties style:font-name-complex="Liberation Serif"/>
    </style:style>
    <style:style style:name="TableColumn697" style:family="table-column">
      <style:table-column-properties style:column-width="0.1937in"/>
    </style:style>
    <style:style style:name="TableColumn698" style:family="table-column">
      <style:table-column-properties style:column-width="5.709in"/>
    </style:style>
    <style:style style:name="TableColumn699" style:family="table-column">
      <style:table-column-properties style:column-width="0.7833in"/>
    </style:style>
    <style:style style:name="Table696" style:family="table">
      <style:table-properties style:width="6.6861in" fo:margin-left="0in" table:align="left"/>
    </style:style>
    <style:style style:name="TableRow700" style:family="table-row">
      <style:table-row-properties/>
    </style:style>
    <style:style style:name="TableCell701" style:family="table-cell">
      <style:table-cell-properties fo:border="none" style:writing-mode="lr-tb" fo:padding-top="0in" fo:padding-left="0.075in" fo:padding-bottom="0in" fo:padding-right="0.075in"/>
    </style:style>
    <style:style style:name="P702" style:parent-style-name="Standard" style:family="paragraph">
      <style:text-properties style:font-name-complex="Liberation Serif"/>
    </style:style>
    <style:style style:name="TableCell703" style:family="table-cell">
      <style:table-cell-properties fo:border="none" style:writing-mode="lr-tb" fo:padding-top="0in" fo:padding-left="0.075in" fo:padding-bottom="0in" fo:padding-right="0.075in"/>
    </style:style>
    <style:style style:name="T704" style:parent-style-name="DefaultParagraphFont" style:family="text">
      <style:text-properties style:font-name-complex="Liberation Serif" fo:font-size="14pt" style:font-size-asian="14pt" style:font-size-complex="14pt"/>
    </style:style>
    <style:style style:name="TableCell705" style:family="table-cell">
      <style:table-cell-properties fo:border="none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text-align="center"/>
    </style:style>
    <style:style style:name="P707" style:parent-style-name="Standard" style:family="paragraph">
      <style:text-properties style:font-name-complex="Liberation Serif"/>
    </style:style>
    <style:style style:name="P708" style:parent-style-name="Standard" style:family="paragraph">
      <style:text-properties style:font-name-complex="Liberation Serif"/>
    </style:style>
    <style:style style:name="T709" style:parent-style-name="DefaultParagraphFont" style:family="text">
      <style:text-properties style:font-name-complex="Liberation Serif"/>
    </style:style>
    <style:style style:name="T710" style:parent-style-name="DefaultParagraphFont" style:family="text">
      <style:text-properties style:font-name-complex="Liberation Serif"/>
    </style:style>
    <style:style style:name="T711" style:parent-style-name="DefaultParagraphFont" style:family="text">
      <style:text-properties style:font-name-complex="Liberation Serif" style:text-position="super 66.6%"/>
    </style:style>
    <style:style style:name="T712" style:parent-style-name="DefaultParagraphFont" style:family="text">
      <style:text-properties style:font-name-complex="Liberation Serif"/>
    </style:style>
    <style:style style:name="P713" style:parent-style-name="Standard" style:family="paragraph">
      <style:text-properties style:font-name-complex="Liberation Serif"/>
    </style:style>
    <style:style style:name="T714" style:parent-style-name="DefaultParagraphFont" style:family="text">
      <style:text-properties style:font-name-complex="Liberation Serif"/>
    </style:style>
    <style:style style:name="P715" style:parent-style-name="Standard" style:family="paragraph">
      <style:text-properties style:font-name-complex="Liberation Serif"/>
    </style:style>
    <style:style style:name="P716" style:parent-style-name="Standard" style:family="paragraph">
      <style:text-properties style:font-name-complex="Liberation Serif"/>
    </style:style>
    <style:style style:name="P717" style:parent-style-name="Standard" style:family="paragraph">
      <style:text-properties style:font-name-complex="Liberation Serif"/>
    </style:style>
    <style:style style:name="T718" style:parent-style-name="DefaultParagraphFont" style:family="text">
      <style:text-properties style:font-name-complex="Liberation Serif"/>
    </style:style>
    <style:style style:name="T719" style:parent-style-name="DefaultParagraphFont" style:family="text">
      <style:text-properties style:font-name-complex="Liberation Serif"/>
    </style:style>
    <style:style style:name="T720" style:parent-style-name="DefaultParagraphFont" style:family="text">
      <style:text-properties style:font-name-complex="Liberation Serif"/>
    </style:style>
    <style:style style:name="P721" style:parent-style-name="Standard" style:family="paragraph">
      <style:text-properties style:font-name-complex="Liberation Serif"/>
    </style:style>
    <style:style style:name="P722" style:parent-style-name="Standard" style:family="paragraph">
      <style:text-properties style:font-name-complex="Liberation Serif"/>
    </style:style>
    <style:style style:name="P723" style:parent-style-name="Normal" style:family="paragraph">
      <style:paragraph-properties fo:text-indent="0.4923in"/>
    </style:style>
    <style:style style:name="P724" style:parent-style-name="Standard" style:family="paragraph">
      <style:text-properties style:font-name-complex="Liberation Serif"/>
    </style:style>
    <style:style style:name="P725" style:parent-style-name="Standard" style:family="paragraph">
      <style:text-properties style:font-name-complex="Liberation Serif"/>
    </style:style>
    <style:style style:name="P726" style:parent-style-name="Standard" style:family="paragraph">
      <style:text-properties style:font-name-complex="Liberation Serif"/>
    </style:style>
    <style:style style:name="P727" style:parent-style-name="Standard" style:family="paragraph">
      <style:text-properties style:font-name-complex="Liberation Serif"/>
    </style:style>
    <style:style style:name="P728" style:parent-style-name="Standard" style:family="paragraph">
      <style:text-properties style:font-name-complex="Liberation Serif"/>
    </style:style>
    <style:style style:name="P729" style:parent-style-name="Standard" style:family="paragraph">
      <style:text-properties style:font-name-complex="Liberation Serif"/>
    </style:style>
    <style:style style:name="P730" style:parent-style-name="Standard" style:family="paragraph">
      <style:text-properties style:font-name-complex="Liberation Serif" fo:font-style="italic" style:font-style-asian="italic" style:font-style-complex="italic"/>
    </style:style>
    <style:style style:name="P731" style:parent-style-name="Standard" style:family="paragraph">
      <style:text-properties style:font-name-complex="Liberation Serif" fo:font-style="italic" style:font-style-asian="italic" style:font-style-complex="italic"/>
    </style:style>
    <style:style style:name="T732" style:parent-style-name="DefaultParagraphFont" style:family="text">
      <style:text-properties style:font-name-complex="Liberation Serif" fo:font-style="italic" style:font-style-asian="italic" style:font-style-complex="italic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42">
      <style:graphic-properties style:vertical-pos="middle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45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/>
      <text:p text:style-name="P7"><text:s text:c="17"/>Mathematics<text:s/>of<text:s/>Signal Processing</text:p>
      <text:p text:style-name="P8">(Master in Audio Digital Engineering<text:s/>Assessment<text:s/>1)</text:p>
      <text:p text:style-name="P9">West London University, St. Mary’s Road, London.</text:p>
      <text:p text:style-name="P10">Student Number:<text:s text:c="2"/>27118784</text:p>
      <text:p text:style-name="P11">----------------------------------------------------------------------------------------</text:p>
      <text:p text:style-name="P12"><text:span text:style-name="T13"><text:s text:c="32"/>Date: 30</text:span><text:span text:style-name="T14">th</text:span><text:span text:style-name="T15"><text:s/>December 2020.</text:span></text:p>
      <text:p text:style-name="P16"><text:s text:c="2"/></text:p>
      <text:p text:style-name="P17">Abstract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><text:tab/></text:p>
      <text:soft-page-break/>
      <text:h text:style-name="P59" text:outline-level="1">INTRODUCTION</text:h>
      <text:p text:style-name="P60"/>
      <text:p text:style-name="Standard"><text:span text:style-name="T61">This report is the first assessment<text:s/></text:span><text:span text:style-name="T62">for the master’s degree<text:s/></text:span><text:span text:style-name="T63">of mathematics of audio digital signal processing at West London University, St. Mary’s Road, London.</text:span><text:span text:style-name="T64"><text:s/></text:span><text:span text:style-name="T65">The<text:s/></text:span><text:span text:style-name="T66">writer</text:span><text:span text:style-name="T67"><text:s/>assumed<text:s/></text:span><text:span text:style-name="T68">that readers</text:span><text:span text:style-name="T69"><text:s/></text:span><text:span text:style-name="T70">whose intention is to understand this paper must have some basic knowledge</text:span><text:span text:style-name="T71"><text:s/>in</text:span><text:span text:style-name="T72"><text:s/>l</text:span><text:span text:style-name="T73">inear<text:s/></text:span><text:span text:style-name="T74">a</text:span><text:span text:style-name="T75">lgebra</text:span><text:span text:style-name="T76">, calculus and<text:s/></text:span><text:span text:style-name="T77">complex<text:s/></text:span><text:span text:style-name="T78">analysis. The writer</text:span><text:span text:style-name="T79"><text:s/>shall discuss topics in complex signal analysis, derivations of members of signal distortions (harmonics) of a<text:s/></text:span><text:span text:style-name="T80">periodic function</text:span><text:span text:style-name="T81">.<text:s/></text:span><text:span text:style-name="T82">The writer shall, furthermore, discuss topics on<text:s/></text:span><text:span text:style-name="T83">zero crossing</text:span><text:span text:style-name="T84"><text:s/>and<text:s/></text:span><text:span text:style-name="T85">direct current</text:span><text:span text:style-name="T86"><text:s/>(DC) offset</text:span><text:span text:style-name="T87">. <text:s/>The<text:s/></text:span><text:span text:style-name="T88">primary<text:s/></text:span><text:span text:style-name="T89">q</text:span><text:span text:style-name="T90">uestions<text:s/></text:span><text:span text:style-name="T91">from this assessment will<text:s/></text:span><text:span text:style-name="T92">serve</text:span><text:span text:style-name="T93"><text:s/></text:span><text:span text:style-name="T94">as a</text:span><text:span text:style-name="T95"><text:s/>road map for the writer to further explore and discuss some of the basic’s concepts<text:s/></text:span><text:span text:style-name="T96">behind each questions and<text:s/></text:span><text:span text:style-name="T97">signal processing</text:span><text:span text:style-name="T98">.</text:span></text:p>
      <text:p text:style-name="P99"/>
      <text:p text:style-name="Standard"><text:span text:style-name="T100">According to Albert Einstein, “</text:span><text:span text:style-name="T101">If you can’t explain it simply you don’t understand it well enough</text:span><text:span text:style-name="T102">” therefore, the writer will try and explain each question and terminologies before he will<text:s/></text:span><text:span text:style-name="T103">mathematically</text:span><text:span text:style-name="T104"><text:s/></text:span><text:span text:style-name="T105">resolve<text:s/></text:span><text:span text:style-name="T106">them to his best of its<text:s/></text:span><text:span text:style-name="T107">knowledge, using computer algorithms</text:span><text:span text:style-name="T108"><text:s/>or functions to confirm its works both</text:span><text:span text:style-name="T109"><text:s/>graphical for clarity.</text:span></text:p>
      <text:p text:style-name="P110"/>
      <text:p text:style-name="Standard"><text:span text:style-name="T111"><text:s/></text:span></text:p>
      <text:list text:style-name="LFO2" text:continue-numbering="true">
        <text:list-item>
          <text:p text:style-name="P112">QUESTION<text:s/>1</text:p>
        </text:list-item>
      </text:list>
      <text:h text:style-name="P113" text:outline-level="3">Determine the members of the family of harmonically related complex exponential signals in discrete time that share a common period of N = 7.</text:h>
      <text:p text:style-name="Normal"/>
      <text:p text:style-name="Normal"><text:span text:style-name="T114"><text:s text:c="2"/></text:span><text:tab/>SOLUTIONS</text:p>
      <text:h text:style-name="Heading4" text:outline-level="4"><text:span text:style-name="T115"><text:s text:c="3"/></text:span></text:h>
      <text:p text:style-name="Normal"><text:span text:style-name="T116"><text:s/></text:span><text:span text:style-name="T117">Signal Harmonics Series (Fourier Series)</text:span><text:span text:style-name="T118"><text:s/>is the conventionally base on the Fourier<text:s/></text:span><text:span text:style-name="T119">transform</text:span><text:span text:style-name="T120"><text:s/>series</text:span><text:span text:style-name="T121">,</text:span><text:span text:style-name="T122"><text:s/>which is a way of expressing a signal as a weight sum of sine and cosine waves</text:span><text:span text:style-name="T123"><text:s/>average</text:span><text:span text:style-name="T124">.</text:span><text:span text:style-name="T125"><text:s/>Folorunso Oladipo and Ojo<text:s/></text:span><text:span text:style-name="T126">Adebayo</text:span><text:span text:style-name="T127"><text:s/>O. in 2015, defined harmonic as<text:s/></text:span><text:span text:style-name="T128">“distortion of the electrical signal waveform as a result of non-linear<text:s/></text:span><text:span text:style-name="T129">load”</text:span><text:span text:style-name="T130"><text:s/></text:span><text:span text:style-name="T131">which can be mathematically expressed below in a complex form</text:span><text:span text:style-name="T132"><text:s/>summation or combination of Fourier series</text:span><text:span text:style-name="T133">.</text:span></text:p>
      <text:p text:style-name="Normal"/>
      <text:p text:style-name="Normal"/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Normal"/>
          </table:table-cell>
          <table:table-cell table:style-name="TableCell140">
            <text:p text:style-name="P141"><draw:frame draw:style-name="a0" text:anchor-type="as-char" svg:x="0in" svg:y="0in" svg:width="3.46875in" svg:height="0.63542in" style:rel-width="scale" style:rel-height="scale"><draw:object xlink:href="Object 1/" xlink:type="simple" xlink:show="embed" xlink:actuate="onLoad"/></draw:frame></text:p>
          </table:table-cell>
          <table:table-cell table:style-name="TableCell142">
            <text:p text:style-name="Normal"><text:span text:style-name="IntenseEmphasis">(</text:span><text:span text:style-name="IntenseEmphasis">1.1</text:span><text:span text:style-name="IntenseEmphasis">)</text:span></text:p>
          </table:table-cell>
        </table:table-row>
      </table:table>
      <text:p text:style-name="Normal"/>
      <text:p text:style-name="P143"><text:span text:style-name="T144"><text:s/>Fourier</text:span><text:span text:style-name="T145"><text:s/>transformation of<text:s/></text:span><text:span text:style-name="T146">harmonic<text:s/></text:span><text:span text:style-name="T147">series</text:span></text:p>
      <text:p text:style-name="P148"/>
      <text:p text:style-name="P149"/>
      <text:p text:style-name="Normal"><text:span text:style-name="T150"><text:s text:c="3"/></text:span><draw:frame draw:style-name="a1" text:anchor-type="as-char" svg:x="0in" svg:y="0in" svg:width="0.09375in" svg:height="0.19792in" style:rel-width="scale" style:rel-height="scale"><draw:object xlink:href="Object 2/" xlink:type="simple" xlink:show="embed" xlink:actuate="onLoad"/></draw:frame><text:span text:style-name="T151"><text:s text:c="2"/></text:span><draw:frame draw:style-name="a2" text:anchor-type="as-char" svg:x="0in" svg:y="0in" svg:width="0.20833in" svg:height="0.22917in" style:rel-width="scale" style:rel-height="scale"><draw:object xlink:href="Object 3/" xlink:type="simple" xlink:show="embed" xlink:actuate="onLoad"/></draw:frame><text:span text:style-name="T152">is the infinite sum of the n</text:span><text:span text:style-name="T153">umber</text:span><text:span text:style-name="T154"><text:s/>of</text:span><text:span text:style-name="T155"><text:s/></text:span><text:span text:style-name="T156">distortions</text:span><text:span text:style-name="T157"><text:s/>of the basic periodic<text:s/></text:span><text:span text:style-name="T158">function. While<text:s/></text:span><draw:frame draw:style-name="a3" text:anchor-type="as-char" svg:x="0in" svg:y="0in" svg:width="0.14583in" svg:height="0.22917in" style:rel-width="scale" style:rel-height="scale"><draw:object xlink:href="Object 4/" xlink:type="simple" xlink:show="embed" xlink:actuate="onLoad"/></draw:frame><text:span text:style-name="T159"><text:s/>is the fundament</text:span><text:span text:style-name="T160">al frequency of the basic<text:s/></text:span><text:span text:style-name="T161">signal wave</text:span><text:span text:style-name="T162">.</text:span><text:span text:style-name="T163"><text:s/>Periodic frequency can be defined as the number of cycles of oscillation occur per seconds.</text:span></text:p>
      <text:p text:style-name="Normal"><text:span text:style-name="T164"><text:s/></text:span><text:span text:style-name="T165">Since signal are mathematically described as a wave, therefore, a<text:s/></text:span><text:span text:style-name="T166">s</text:span><text:span text:style-name="T167">ignal<text:s/></text:span><text:span text:style-name="T168">P</text:span><text:span text:style-name="T169">eriod</text:span><text:span text:style-name="T170"><text:s/>is the time required for a signal to complete a cycle. This fundamental period<text:s/></text:span><text:span text:style-name="T171">T, in a periodic signal</text:span><text:span text:style-name="T172"><text:s/>is said to</text:span><text:span text:style-name="T173"><text:s/>be</text:span><text:span text:style-name="T174"><text:s/>repeat</text:span><text:span text:style-name="T175">ed</text:span><text:span text:style-name="T176"><text:s/>as the</text:span><text:span text:style-name="T177"><text:s/>signal propagates</text:span><text:span text:style-name="T178"><text:s/>with time</text:span><text:span text:style-name="T179">.</text:span><text:span text:style-name="T180"><text:s/>In a nutshell,<text:s/></text:span><text:span text:style-name="T181">a</text:span><text:span text:style-name="T182"><text:s/>periodic<text:s/></text:span><text:span text:style-name="T183">signal can be</text:span><text:span text:style-name="T184"><text:s/>said to have periodic behaviour if the below m</text:span><text:span text:style-name="T185">athematical</text:span><text:span text:style-name="T186"><text:s/></text:span><text:span text:style-name="T187">description</text:span><text:span text:style-name="T188"><text:s/>is satisfied</text:span><text:span text:style-name="T189">:</text:span></text:p>
      <text:p text:style-name="P190"/>
      <text:p text:style-name="P191"/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><draw:frame draw:style-name="a4" text:anchor-type="as-char" svg:x="0in" svg:y="0in" svg:width="1.38542in" svg:height="0.22917in" style:rel-width="scale" style:rel-height="scale"><draw:object xlink:href="Object 5/" xlink:type="simple" xlink:show="embed" xlink:actuate="onLoad"/></draw:frame></text:p>
          </table:table-cell>
          <table:table-cell table:style-name="TableCell201">
            <text:p text:style-name="P202"><text:span text:style-name="IntenseEmphasis"><text:s text:c="5"/></text:span><text:span text:style-name="IntenseEmphasis">(</text:span><text:span text:style-name="IntenseEmphasis">1.</text:span><text:span text:style-name="IntenseEmphasis">2)</text:span></text:p>
          </table:table-cell>
        </table:table-row>
      </table:table>
      <text:p text:style-name="P203">Periodic Signal Function</text:p>
      <text:p text:style-name="P204"/>
      <text:p text:style-name="P205"><text:s/></text:p>
      <text:soft-page-break/>
      <text:p text:style-name="Standard"><text:span text:style-name="T206">where<text:s/></text:span><text:span text:style-name="T207">N</text:span><text:span text:style-name="T208"><text:s/>is the<text:s/></text:span><text:span text:style-name="T209">fundamental</text:span><text:span text:style-name="T210"><text:s/>period of<text:s/></text:span><text:span text:style-name="T211">a discrete time<text:s/></text:span><text:span text:style-name="T212">signal</text:span><text:span text:style-name="T213">,<text:s/></text:span><text:span text:style-name="T214">while<text:s/></text:span><text:span text:style-name="T215">n</text:span><text:span text:style-name="T216"><text:s/>is the linear time of which every sample of the signal is acquired.</text:span><text:span text:style-name="T217"><text:s text:c="3"/></text:span></text:p>
      <text:p text:style-name="P218"><text:s/></text:p>
      <text:p text:style-name="Standard"><text:span text:style-name="T219"><text:s/>Equation<text:s/></text:span><text:span text:style-name="IntenseEmphasis">1.2</text:span><text:span text:style-name="T220"><text:s/>can be further re-expressed as<text:s/></text:span><draw:frame draw:style-name="a5" text:anchor-type="as-char" svg:x="0in" svg:y="0in" svg:width="1.84375in" svg:height="0.19792in" style:rel-width="scale" style:rel-height="scale"><draw:object xlink:href="Object 6/" xlink:type="simple" xlink:show="embed" xlink:actuate="onLoad"/></draw:frame><text:span text:style-name="T221"><text:s/>if N is the fundamental period then<text:s/></text:span><draw:frame draw:style-name="a6" text:anchor-type="as-char" svg:x="0in" svg:y="0in" svg:width="0.66667in" svg:height="0.375in" style:rel-width="scale" style:rel-height="scale"><draw:object xlink:href="Object 7/" xlink:type="simple" xlink:show="embed" xlink:actuate="onLoad"/></draw:frame><text:span text:style-name="T222"><text:s/>where k is the number of cycles oscillated and must be an</text:span><text:span text:style-name="T223"><text:s/>whole number(integer), recalled</text:span><text:span text:style-name="T224"><text:s/>that <text:s text:c="3"/></text:span><text:span text:style-name="T225">a wave</text:span><text:span text:style-name="T226"><text:s/>cycle = <text:s/></text:span><draw:frame draw:style-name="a7" text:anchor-type="as-char" svg:x="0in" svg:y="0in" svg:width="0.88542in" svg:height="0.20833in" style:rel-width="scale" style:rel-height="scale"><draw:object xlink:href="Object 8/" xlink:type="simple" xlink:show="embed" xlink:actuate="onLoad"/></draw:frame><text:span text:style-name="T227"><text:s/>=<text:s/></text:span><text:span text:style-name="T228">1<text:s/></text:span><draw:frame draw:style-name="a8" text:anchor-type="as-char" svg:x="0in" svg:y="0in" svg:width="0.09375in" svg:height="0.19792in" style:rel-width="scale" style:rel-height="scale"><draw:object xlink:href="Object 9/" xlink:type="simple" xlink:show="embed" xlink:actuate="onLoad"/></draw:frame><text:span text:style-name="T229"><text:s text:c="2"/>the<text:s/></text:span><text:span text:style-name="T230">fundamental</text:span><text:span text:style-name="T231"><text:s/>period can<text:s/></text:span><text:span text:style-name="T232">be further describe as</text:span></text:p>
      <text:p text:style-name="P233"/>
      <text:p text:style-name="P234"/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><draw:frame draw:style-name="a9" text:anchor-type="as-char" svg:x="0in" svg:y="0in" svg:width="0.72917in" svg:height="0.4375in" style:rel-width="scale" style:rel-height="scale"><draw:object xlink:href="Object 10/" xlink:type="simple" xlink:show="embed" xlink:actuate="onLoad"/></draw:frame></text:p>
          </table:table-cell>
          <table:table-cell table:style-name="TableCell244">
            <text:p text:style-name="Standard"><text:span text:style-name="IntenseEmphasis">(</text:span><text:span text:style-name="IntenseEmphasis">1</text:span><text:span text:style-name="IntenseEmphasis">.2</text:span><text:span text:style-name="IntenseEmphasis">.1</text:span><text:span text:style-name="IntenseEmphasis">)</text:span></text:p>
          </table:table-cell>
        </table:table-row>
      </table:table>
      <text:p text:style-name="P245"><text:s/></text:p>
      <text:p text:style-name="P246"/>
      <text:p text:style-name="P247"/>
      <text:p text:style-name="P248">A periodic function can also be described in a complex form as shown below</text:p>
      <text:p text:style-name="P249"/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><draw:frame draw:style-name="a10" text:anchor-type="as-char" svg:x="0in" svg:y="0in" svg:width="2.27083in" svg:height="0.22917in" style:rel-width="scale" style:rel-height="scale"><draw:object xlink:href="Object 11/" xlink:type="simple" xlink:show="embed" xlink:actuate="onLoad"/></draw:frame></text:p>
          </table:table-cell>
          <table:table-cell table:style-name="TableCell260">
            <text:p text:style-name="Standard"><text:span text:style-name="IntenseEmphasis">(</text:span><text:span text:style-name="IntenseEmphasis">1.</text:span><text:span text:style-name="IntenseEmphasis">3)</text:span></text:p>
          </table:table-cell>
        </table:table-row>
      </table:table>
      <text:p text:style-name="P261"/>
      <text:p text:style-name="P262"/>
      <text:p text:style-name="Standard"><text:span text:style-name="T263"><text:s/>The<text:s/></text:span><draw:frame draw:style-name="a11" text:anchor-type="as-char" svg:x="0in" svg:y="0in" svg:width="0.15625in" svg:height="0.19792in" style:rel-width="scale" style:rel-height="scale"><draw:object xlink:href="Object 12/" xlink:type="simple" xlink:show="embed" xlink:actuate="onLoad"/></draw:frame><text:span text:style-name="T264"><text:s/>is the<text:s/></text:span><text:span text:style-name="T265">fundamental frequency of the<text:s/></text:span><text:span text:style-name="T266">signal</text:span><text:span text:style-name="T267">, n is the discrete linear time.</text:span></text:p>
      <text:p text:style-name="P268"/>
      <text:p text:style-name="Standard"><text:span text:style-name="T269">The relationship between the fundamental period, fundamental frequency and the number of<text:s/></text:span><text:span text:style-name="T270">cycles</text:span><text:span text:style-name="T271"><text:s/>of a periodic signal can be<text:s/></text:span><text:span text:style-name="T272">derived from equation<text:s/></text:span><text:span text:style-name="IntenseEmphasis">(1.2.1)</text:span><text:span text:style-name="T273"><text:s/>expressed in a basic wave form as<text:s/></text:span><text:span text:style-name="T274"><text:s/></text:span></text:p>
      <text:p text:style-name="P275"/>
      <text:p text:style-name="P276"/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><draw:frame draw:style-name="a12" text:anchor-type="as-char" svg:x="0in" svg:y="0in" svg:width="0.8125in" svg:height="0.4375in" style:rel-width="scale" style:rel-height="scale"><draw:object xlink:href="Object 13/" xlink:type="simple" xlink:show="embed" xlink:actuate="onLoad"/></draw:frame></text:p>
          </table:table-cell>
          <table:table-cell table:style-name="TableCell286">
            <text:p text:style-name="P287"><text:span text:style-name="IntenseEmphasis">(</text:span><text:span text:style-name="IntenseEmphasis">1.</text:span><text:span text:style-name="IntenseEmphasis">4)</text:span></text:p>
          </table:table-cell>
        </table:table-row>
      </table:table>
      <text:p text:style-name="P288"/>
      <text:p text:style-name="P289">Periodic wave formula</text:p>
      <text:p text:style-name="P290"/>
      <text:p text:style-name="Standard"><text:span text:style-name="T291"><text:s/></text:span><text:span text:style-name="T292"><text:s text:c="2"/>Where<text:s/></text:span><text:span text:style-name="T293">N</text:span><text:span text:style-name="T294"><text:s/>=<text:s/></text:span><text:span text:style-name="T295">fundamental period</text:span><text:span text:style-name="T296"><text:s/>of basic periodic signal, <text:s/></text:span><draw:frame draw:style-name="a13" text:anchor-type="as-char" svg:x="0in" svg:y="0in" svg:width="0.125in" svg:height="0.19792in" style:rel-width="scale" style:rel-height="scale"><draw:object xlink:href="Object 14/" xlink:type="simple" xlink:show="embed" xlink:actuate="onLoad"/></draw:frame><text:span text:style-name="T297"><text:s/>is the<text:s/></text:span><text:span text:style-name="T298">Fundamental frequency of the signal<text:s/></text:span><text:span text:style-name="T299">and k i</text:span><text:span text:style-name="T300">s the number of cycles</text:span><text:span text:style-name="T301">.<text:s/></text:span></text:p>
      <text:p text:style-name="P302"/>
      <text:p text:style-name="Standard"><text:span text:style-name="T303">Make</text:span><text:span text:style-name="T304"><text:s/></text:span><draw:frame draw:style-name="a14" text:anchor-type="as-char" svg:x="0in" svg:y="0in" svg:width="0.125in" svg:height="0.19792in" style:rel-width="scale" style:rel-height="scale"><draw:object xlink:href="Object 15/" xlink:type="simple" xlink:show="embed" xlink:actuate="onLoad"/></draw:frame><text:span text:style-name="T305"><text:s/>the subject formula</text:span><text:span text:style-name="T306"><text:s/>in equation<text:s/></text:span><text:span text:style-name="IntenseEmphasis">1.4</text:span><text:span text:style-name="T307"><text:s/></text:span><text:span text:style-name="T308">to</text:span><text:span text:style-name="T309"><text:s/>derived equation<text:s/></text:span><text:span text:style-name="IntenseEmphasis">1.5</text:span><text:span text:style-name="T310">:</text:span></text:p>
      <text:p text:style-name="P311"/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</table:table-columns>
        <table:table-row table:style-name="TableRow316">
          <table:table-cell table:style-name="TableCell317">
            <text:p text:style-name="P318"/>
          </table:table-cell>
          <table:table-cell table:style-name="TableCell319">
            <text:p text:style-name="P320"><draw:frame draw:style-name="a15" text:anchor-type="as-char" svg:x="0in" svg:y="0in" svg:width="0.73958in" svg:height="0.375in" style:rel-width="scale" style:rel-height="scale"><draw:object xlink:href="Object 16/" xlink:type="simple" xlink:show="embed" xlink:actuate="onLoad"/></draw:frame></text:p>
          </table:table-cell>
          <table:table-cell table:style-name="TableCell321">
            <text:p text:style-name="Standard"><text:span text:style-name="IntenseEmphasis">(</text:span><text:span text:style-name="IntenseEmphasis">1.</text:span><text:span text:style-name="IntenseEmphasis">5)</text:span></text:p>
          </table:table-cell>
        </table:table-row>
      </table:table>
      <text:p text:style-name="P322"/>
      <text:p text:style-name="P323"/>
      <text:p text:style-name="P324">Signal functions can also be<text:s/>described<text:s/>in complex exponential<text:s/>form,<text:s/>using<text:s/>the Euler formula<text:s/>as shown</text:p>
      <text:p text:style-name="P325"/>
      <table:table table:style-name="Table326">
        <table:table-columns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><draw:frame draw:style-name="a16" text:anchor-type="as-char" svg:x="0in" svg:y="0in" svg:width="1.08333in" svg:height="0.23958in" style:rel-width="scale" style:rel-height="scale"><draw:object xlink:href="Object 17/" xlink:type="simple" xlink:show="embed" xlink:actuate="onLoad"/></draw:frame></text:p>
          </table:table-cell>
          <table:table-cell table:style-name="TableCell335">
            <text:p text:style-name="P336"><text:span text:style-name="IntenseEmphasis">(1.6)</text:span></text:p>
          </table:table-cell>
        </table:table-row>
      </table:table>
      <text:p text:style-name="P337"/>
      <text:p text:style-name="P338"/>
      <text:p text:style-name="Standard"><text:span text:style-name="T339">Where<text:s/></text:span><draw:frame draw:style-name="a17" text:anchor-type="as-char" svg:x="0in" svg:y="0in" svg:width="2.52083in" svg:height="0.375in" style:rel-width="scale" style:rel-height="scale"><draw:object xlink:href="Object 18/" xlink:type="simple" xlink:show="embed" xlink:actuate="onLoad"/></draw:frame><text:span text:style-name="T340"><text:s/></text:span><text:span text:style-name="T341"><text:s/>is</text:span><text:span text:style-name="T342"><text:s/>refer to as the</text:span><text:span text:style-name="T343"><text:s/></text:span><text:span text:style-name="T344">Euler<text:s/></text:span><text:span text:style-name="T345">number</text:span><draw:frame draw:style-name="a18" text:anchor-type="as-char" svg:x="0in" svg:y="0in" svg:width="3.14583in" svg:height="0.17708in" style:rel-width="scale" style:rel-height="scale"><draw:object xlink:href="Object 19/" xlink:type="simple" xlink:show="embed" xlink:actuate="onLoad"/></draw:frame><text:span text:style-name="T346">. <text:s/></text:span><text:span text:style-name="T347">Therefore equation<text:s/></text:span><text:span text:style-name="IntenseEmphasis">(</text:span><text:span text:style-name="IntenseEmphasis">1.</text:span><text:span text:style-name="IntenseEmphasis">3)</text:span><text:span text:style-name="T348"><text:s/>can further be express as</text:span><text:span text:style-name="T349"><text:s/></text:span><draw:frame draw:style-name="a19" text:anchor-type="as-char" svg:x="0in" svg:y="0in" svg:width="2.02083in" svg:height="0.20833in" style:rel-width="scale" style:rel-height="scale"><draw:object xlink:href="Object 20/" xlink:type="simple" xlink:show="embed" xlink:actuate="onLoad"/></draw:frame><text:span text:style-name="T350"><text:s/></text:span><text:span text:style-name="T351"><text:s/>in its complex form.</text:span></text:p>
      <text:p text:style-name="P352"/>
      <text:h text:style-name="Heading3" text:outline-level="3">Harmonically<text:s/>Relationship of<text:s/>Complex<text:s/>Exponential<text:s/>Signals</text:h>
      <text:p text:style-name="P353"/>
      <text:p text:style-name="Standard"><text:span text:style-name="T354">Note:</text:span><text:span text:style-name="T355"><text:s/></text:span><text:span text:style-name="T356">If a signal is<text:s/></text:span><text:span text:style-name="T357">periodic,</text:span><text:span text:style-name="T358"><text:s/>multiplying the signal frequency with a constant value M result to another periodic signal as show below:</text:span></text:p>
      <text:p text:style-name="P359"/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><draw:frame draw:style-name="a20" text:anchor-type="as-char" svg:x="0in" svg:y="0in" svg:width="1.16667in" svg:height="0.23958in" style:rel-width="scale" style:rel-height="scale"><draw:object xlink:href="Object 21/" xlink:type="simple" xlink:show="embed" xlink:actuate="onLoad"/></draw:frame></text:p>
          </table:table-cell>
          <table:table-cell table:style-name="TableCell369">
            <text:p text:style-name="Standard"><text:span text:style-name="IntenseEmphasis">(</text:span><text:span text:style-name="IntenseEmphasis">1.</text:span><text:span text:style-name="IntenseEmphasis">6)</text:span></text:p>
          </table:table-cell>
        </table:table-row>
      </table:table>
      <text:p text:style-name="P370"/>
      <text:p text:style-name="Standard"><text:span text:style-name="T371">Where<text:s/></text:span><text:span text:style-name="T372">M</text:span><text:span text:style-name="T373"><text:s/>is an integer value representing the</text:span><text:span text:style-name="T374"><text:s/></text:span><text:span text:style-name="T375">harmonic member of the basic signal</text:span><text:span text:style-name="T376"><text:s/>for a periodic signal to complete a full cycle<text:s/></text:span><draw:frame draw:style-name="a21" text:anchor-type="as-char" svg:x="0in" svg:y="0in" svg:width="0.48958in" svg:height="0.19792in" style:rel-width="scale" style:rel-height="scale"><draw:object xlink:href="Object 22/" xlink:type="simple" xlink:show="embed" xlink:actuate="onLoad"/></draw:frame><text:span text:style-name="T377"><text:s/></text:span><text:span text:style-name="T378"><text:s/></text:span><text:span text:style-name="T379">if N = 7</text:span><text:span text:style-name="T380">.<text:s/></text:span></text:p>
      <text:p text:style-name="P381"/>
      <text:p text:style-name="Standard"><text:span text:style-name="T382">Therefore, a</text:span><text:span text:style-name="T383">ccording to the<text:s/></text:span><text:span text:style-name="T384">Q</text:span><text:span text:style-name="T385">uestion 1 in section I<text:s/></text:span><text:span text:style-name="T386">above, N</text:span><text:span text:style-name="T387"><text:s/>= Fundamental period of the signal is equal = 7, if substituted into equation<text:s/></text:span><text:span text:style-name="IntenseEmphasis">(</text:span><text:span text:style-name="IntenseEmphasis">1.</text:span><text:span text:style-name="IntenseEmphasis">5)<text:s/></text:span><text:span text:style-name="T388">the result will be shown below:</text:span></text:p>
      <text:p text:style-name="P389"/>
      <table:table table:style-name="Table390">
        <table:table-columns>
          <table:table-column table:style-name="TableColumn391"/>
          <table:table-column table:style-name="TableColumn392"/>
          <table:table-column table:style-name="TableColumn393"/>
        </table:table-columns>
        <table:table-row table:style-name="TableRow394">
          <table:table-cell table:style-name="TableCell395">
            <text:p text:style-name="P396"/>
          </table:table-cell>
          <table:table-cell table:style-name="TableCell397">
            <text:p text:style-name="P398"><draw:frame draw:style-name="a22" text:anchor-type="as-char" svg:x="0in" svg:y="0in" svg:width="0.73958in" svg:height="0.375in" style:rel-width="scale" style:rel-height="scale"><draw:object xlink:href="Object 23/" xlink:type="simple" xlink:show="embed" xlink:actuate="onLoad"/></draw:frame></text:p>
          </table:table-cell>
          <table:table-cell table:style-name="TableCell399">
            <text:p text:style-name="Standard"><text:span text:style-name="IntenseEmphasis">(</text:span><text:span text:style-name="IntenseEmphasis">1.</text:span><text:span text:style-name="IntenseEmphasis">7)</text:span></text:p>
          </table:table-cell>
        </table:table-row>
      </table:table>
      <text:p text:style-name="P400">The signal can only be periodic if k is an integer<text:s/>which is the number of cycles completed.</text:p>
      <text:p text:style-name="P401"/>
      <text:p text:style-name="Standard"><text:span text:style-name="T402">Recall that the equation of periodic signal in its complex exponential form is expression in equation<text:s/></text:span><text:span text:style-name="IntenseEmphasis">(</text:span><text:span text:style-name="IntenseEmphasis">1.</text:span><text:span text:style-name="IntenseEmphasis">6)</text:span><text:span text:style-name="IntenseEmphasis">.</text:span><text:span text:style-name="T403"><text:s/></text:span><text:span text:style-name="T404">if equation<text:s/></text:span><text:span text:style-name="IntenseEmphasis">(</text:span><text:span text:style-name="IntenseEmphasis">1.</text:span><text:span text:style-name="IntenseEmphasis">7)</text:span><text:span text:style-name="T405"><text:s/>is substitute into equation<text:s/></text:span><text:span text:style-name="IntenseEmphasis">(</text:span><text:span text:style-name="IntenseEmphasis">1.</text:span><text:span text:style-name="IntenseEmphasis">6)</text:span><text:span text:style-name="T406"><text:s/>the result</text:span><text:span text:style-name="T407">ant</text:span><text:span text:style-name="T408"><text:s/></text:span><text:span text:style-name="T409">formula<text:s/></text:span><text:span text:style-name="T410">will be the basic signal function for the question 1 above, where<text:s/></text:span><draw:frame draw:style-name="a23" text:anchor-type="as-char" svg:x="0in" svg:y="0in" svg:width="0.40625in" svg:height="0.19792in" style:rel-width="scale" style:rel-height="scale"><draw:object xlink:href="Object 24/" xlink:type="simple" xlink:show="embed" xlink:actuate="onLoad"/></draw:frame><text:span text:style-name="T411"><text:s/>, N = 7.</text:span></text:p>
      <text:p text:style-name="P412"/>
      <table:table table:style-name="Table413">
        <table:table-columns>
          <table:table-column table:style-name="TableColumn414"/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p text:style-name="P419"/>
          </table:table-cell>
          <table:table-cell table:style-name="TableCell420">
            <text:p text:style-name="P421"><draw:frame draw:style-name="a24" text:anchor-type="as-char" svg:x="0in" svg:y="0in" svg:width="1.375in" svg:height="0.33333in" style:rel-width="scale" style:rel-height="scale"><draw:object xlink:href="Object 25/" xlink:type="simple" xlink:show="embed" xlink:actuate="onLoad"/></draw:frame></text:p>
          </table:table-cell>
          <table:table-cell table:style-name="TableCell422">
            <text:p text:style-name="Standard"><text:span text:style-name="IntenseEmphasis">(</text:span><text:span text:style-name="IntenseEmphasis">1.</text:span><text:span text:style-name="IntenseEmphasis">8)</text:span></text:p>
          </table:table-cell>
        </table:table-row>
      </table:table>
      <text:p text:style-name="P423"/>
      <text:p text:style-name="Standard"><text:span text:style-name="T424"><text:s/></text:span><text:span text:style-name="T425">Therefore, from equation<text:s/></text:span><text:span text:style-name="IntenseEmphasis">1.8</text:span><text:span text:style-name="T426"><text:s/>we can now derive the harmonic members of the periodic final whose fundamental period is N= 7. <text:s/></text:span></text:p>
      <text:p text:style-name="P427"/>
      <text:p text:style-name="P428">Note: the first harmonic<text:s/>which<text:s/>M = 1<text:s/>is<text:s/>called the<text:s/>foundation basic signal<text:s/>function for the periodic signal.</text:p>
      <text:p text:style-name="P429"/>
      <text:h text:style-name="Heading3" text:outline-level="3">1.1.2<text:s/>Harmonic Member Signal Function</text:h>
      <text:p text:style-name="Normal"/>
      <text:p text:style-name="Standard"><text:span text:style-name="T430">To<text:s/></text:span><text:span text:style-name="T431">derive</text:span><text:span text:style-name="T432"><text:s/>the member</text:span><text:span text:style-name="T433">s</text:span><text:span text:style-name="T434"><text:s/>of the harmonic<text:s/></text:span><text:span text:style-name="T435">fundamental</text:span><text:span text:style-name="T436"><text:s/></text:span><text:span text:style-name="T437">signal<text:s/></text:span><text:span text:style-name="T438">whose fundamental period is 7<text:s/></text:span><text:span text:style-name="T439">from equation</text:span><text:span text:style-name="T440"><text:s/></text:span><text:span text:style-name="IntenseEmphasis">1.8</text:span><text:span text:style-name="T441"><text:s/>from the</text:span><text:span text:style-name="T442"><text:s/>Question<text:s/></text:span><text:span text:style-name="T443">1</text:span><text:span text:style-name="T444">; it simply means that we should find first members of the harmonic signals or members where the fundaments frequency N = 7 and k is a whole number.</text:span></text:p>
      <text:p text:style-name="P445"/>
      <text:p text:style-name="P446"/>
      <text:p text:style-name="Standard"><text:span text:style-name="T447">If M = 1, substitute M into equation<text:s/></text:span><text:span text:style-name="IntenseEmphasis">1.8</text:span><text:span text:style-name="T448"><text:s/>is</text:span><text:span text:style-name="T449"><text:s/>will result to below equation</text:span></text:p>
      <text:p text:style-name="P450"/>
      <text:p text:style-name="P451"/>
      <table:table table:style-name="Table452">
        <table:table-columns>
          <table:table-column table:style-name="TableColumn453"/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><draw:frame draw:style-name="a25" text:anchor-type="as-char" svg:x="0in" svg:y="0in" svg:width="3.63542in" svg:height="0.52083in" style:rel-width="scale" style:rel-height="scale"><draw:object xlink:href="Object 26/" xlink:type="simple" xlink:show="embed" xlink:actuate="onLoad"/></draw:frame></text:p>
          </table:table-cell>
          <table:table-cell table:style-name="TableCell461">
            <text:p text:style-name="P462"><text:span text:style-name="IntenseEmphasis">1.1.</text:span><text:span text:style-name="IntenseEmphasis">2.<text:s/></text:span><text:span text:style-name="IntenseEmphasis">i</text:span></text:p>
          </table:table-cell>
        </table:table-row>
      </table:table>
      <text:p text:style-name="Standard"><text:span text:style-name="T463"><text:tab/></text:span><text:span text:style-name="T464"><text:tab/></text:span><text:span text:style-name="T465"><text:tab/></text:span><text:span text:style-name="T466"><text:tab/></text:span><text:span text:style-name="T467"><text:tab/></text:span><text:span text:style-name="T468"><text:s text:c="6"/></text:span></text:p>
      <text:p text:style-name="P469"><text:span text:style-name="T470">1</text:span><text:span text:style-name="T471">st</text:span><text:span text:style-name="T472"><text:s/></text:span><text:span text:style-name="T473">Periodic Member of the H</text:span><text:span text:style-name="T474">armonic<text:s/></text:span><text:span text:style-name="T475">S</text:span><text:span text:style-name="T476">ignal<text:s/></text:span></text:p>
      <text:p text:style-name="P477"><draw:frame draw:style-name="a26" text:anchor-type="as-char" svg:x="0in" svg:y="0in" svg:width="0.04167in" svg:height="0.19792in" style:rel-width="scale" style:rel-height="scale"><draw:object xlink:href="Object 27/" xlink:type="simple" xlink:show="embed" xlink:actuate="onLoad"/></draw:frame></text:p>
      <text:p text:style-name="P478"><text:tab/>To find the number of cycles<text:s/>generated in the<text:s/>multiply of the fundamental frequency<text:s/>to<text:s/>for the length of the Fundamental Period N= 7, can be calculated as show below:</text:p>
      <text:p text:style-name="Standard"><text:span text:style-name="T479">Substituting the N and making k the subject formula<text:s/></text:span><text:span text:style-name="T480">to equation<text:s/></text:span><text:span text:style-name="IntenseEmphasis">1.4</text:span><text:span text:style-name="IntenseEmphasis"><text:s/></text:span><text:span text:style-name="T481">where<text:s/></text:span><draw:frame draw:style-name="a27" text:anchor-type="as-char" svg:x="0in" svg:y="0in" svg:width="0.5625in" svg:height="0.39583in" style:rel-width="scale" style:rel-height="scale"><draw:object xlink:href="Object 28/" xlink:type="simple" xlink:show="embed" xlink:actuate="onLoad"/></draw:frame><text:span text:style-name="T482"><text:s text:c="2"/></text:span><text:span text:style-name="T483">, <text:s/></text:span><text:span text:style-name="T484">N<text:s/></text:span><text:span text:style-name="T485">= 7</text:span><text:span text:style-name="T486"><text:s/></text:span></text:p>
      <text:p text:style-name="P487"/>
      <text:p text:style-name="P488"/>
      <text:p text:style-name="Standard"><text:span text:style-name="T489"><text:tab/></text:span><draw:frame draw:style-name="a28" text:anchor-type="as-char" svg:x="0in" svg:y="0in" svg:width="4.54167in" svg:height="0.39583in" style:rel-width="scale" style:rel-height="scale"><draw:object xlink:href="Object 29/" xlink:type="simple" xlink:show="embed" xlink:actuate="onLoad"/></draw:frame><text:span text:style-name="T490">,<text:s/></text:span><draw:frame draw:style-name="a29" text:anchor-type="as-char" svg:x="0in" svg:y="0in" svg:width="0.875in" svg:height="0.19792in" style:rel-width="scale" style:rel-height="scale"><draw:object xlink:href="Object 30/" xlink:type="simple" xlink:show="embed" xlink:actuate="onLoad"/></draw:frame></text:p>
      <text:p text:style-name="P491"><text:s/></text:p>
      <text:p text:style-name="P492"/>
      <text:p text:style-name="Standard"><text:span text:style-name="T493">If<text:s/></text:span><text:span text:style-name="T494">M = 2</text:span><text:span text:style-name="T495">, substitute M into equation<text:s/></text:span><text:span text:style-name="IntenseEmphasis">1.8</text:span><text:span text:style-name="T496"><text:s/></text:span><text:span text:style-name="T497">will result to below equation</text:span><text:span text:style-name="T498">:</text:span></text:p>
      <text:p text:style-name="P499"/>
      <table:table table:style-name="Table500">
        <table:table-columns>
          <table:table-column table:style-name="TableColumn501"/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/>
          </table:table-cell>
          <table:table-cell table:style-name="TableCell507">
            <text:p text:style-name="P508"><draw:frame draw:style-name="a30" text:anchor-type="as-char" svg:x="0in" svg:y="0in" svg:width="3.84375in" svg:height="0.52083in" style:rel-width="scale" style:rel-height="scale"><draw:object xlink:href="Object 31/" xlink:type="simple" xlink:show="embed" xlink:actuate="onLoad"/></draw:frame></text:p>
            <text:p text:style-name="P509"/>
            <text:p text:style-name="P510"><text:span text:style-name="T511">2</text:span><text:span text:style-name="T512">nd</text:span><text:span text:style-name="T513"><text:s/>Periodic Member of the Harmonic Signal</text:span></text:p>
            <text:p text:style-name="P514"><text:s/></text:p>
            <text:p text:style-name="P515">Finding the number of cycles in the harmonic function above.</text:p>
            <text:p text:style-name="P516"/>
          </table:table-cell>
          <table:table-cell table:style-name="TableCell517">
            <text:p text:style-name="P518"><text:span text:style-name="IntenseEmphasis">1.1.</text:span><text:span text:style-name="IntenseEmphasis">2.<text:s/></text:span><text:span text:style-name="IntenseEmphasis">ii</text:span></text:p>
          </table:table-cell>
        </table:table-row>
      </table:table>
      <text:p text:style-name="P519"><draw:frame draw:style-name="a31" text:anchor-type="as-char" svg:x="0in" svg:y="0in" svg:width="5.25in" svg:height="0.39583in" style:rel-width="scale" style:rel-height="scale"><draw:object xlink:href="Object 32/" xlink:type="simple" xlink:show="embed" xlink:actuate="onLoad"/></draw:frame></text:p>
      <text:p text:style-name="P520"/>
      <text:p text:style-name="Standard"><text:span text:style-name="T521">If M = 3, substitute M into equation<text:s/></text:span><text:span text:style-name="IntenseEmphasis">1.8</text:span><text:span text:style-name="T522"><text:s/>is</text:span><text:span text:style-name="T523"><text:s/>will result to below equation</text:span></text:p>
      <text:p text:style-name="P524"/>
      <text:p text:style-name="P525"/>
      <table:table table:style-name="Table526">
        <table:table-columns>
          <table:table-column table:style-name="TableColumn527"/>
          <table:table-column table:style-name="TableColumn528"/>
          <table:table-column table:style-name="TableColumn529"/>
        </table:table-columns>
        <table:table-row table:style-name="TableRow530">
          <table:table-cell table:style-name="TableCell531">
            <text:p text:style-name="P532"/>
          </table:table-cell>
          <table:table-cell table:style-name="TableCell533">
            <text:p text:style-name="P534"><draw:frame draw:style-name="a32" text:anchor-type="as-char" svg:x="0in" svg:y="0in" svg:width="3.84375in" svg:height="0.52083in" style:rel-width="scale" style:rel-height="scale"><draw:object xlink:href="Object 33/" xlink:type="simple" xlink:show="embed" xlink:actuate="onLoad"/></draw:frame></text:p>
            <text:p text:style-name="P535"/>
            <text:p text:style-name="P536"><text:span text:style-name="T537">3</text:span><text:span text:style-name="T538">rd</text:span><text:span text:style-name="T539"><text:s/>Periodic Member of the Harmonic Signal</text:span></text:p>
            <text:p text:style-name="P540"/>
            <text:p text:style-name="P541"/>
          </table:table-cell>
          <table:table-cell table:style-name="TableCell542">
            <text:p text:style-name="P543"><text:span text:style-name="IntenseEmphasis">1.1.</text:span><text:span text:style-name="IntenseEmphasis">2.<text:s/></text:span><text:span text:style-name="IntenseEmphasis">iii</text:span></text:p>
          </table:table-cell>
        </table:table-row>
      </table:table>
      <text:p text:style-name="Standard"><text:span text:style-name="T544">Finding the number of cycles in the 3</text:span><text:span text:style-name="T545">rd</text:span><text:span text:style-name="T546"><text:s/>harmonic function:</text:span></text:p>
      <text:p text:style-name="P547"/>
      <text:p text:style-name="P548"><draw:frame draw:style-name="a33" text:anchor-type="as-char" svg:x="0in" svg:y="0in" svg:width="5.76042in" svg:height="0.39583in" style:rel-width="scale" style:rel-height="scale"><draw:object xlink:href="Object 34/" xlink:type="simple" xlink:show="embed" xlink:actuate="onLoad"/></draw:frame></text:p>
      <text:p text:style-name="P549"/>
      <text:p text:style-name="P550"/>
      <text:p text:style-name="Standard"><text:span text:style-name="T551">If M = 4, substitute M into equation<text:s/></text:span><text:span text:style-name="IntenseEmphasis">1.8</text:span><text:span text:style-name="T552"><text:s/>is</text:span><text:span text:style-name="T553"><text:s/>will result to below<text:s/></text:span><text:span text:style-name="T554">equation:</text:span></text:p>
      <text:p text:style-name="P555"/>
      <table:table table:style-name="Table556">
        <table:table-columns>
          <table:table-column table:style-name="TableColumn557"/>
          <table:table-column table:style-name="TableColumn558"/>
          <table:table-column table:style-name="TableColumn559"/>
        </table:table-columns>
        <table:table-row table:style-name="TableRow560">
          <table:table-cell table:style-name="TableCell561">
            <text:p text:style-name="P562"/>
          </table:table-cell>
          <table:table-cell table:style-name="TableCell563">
            <text:p text:style-name="P564"><draw:frame draw:style-name="a34" text:anchor-type="as-char" svg:x="0in" svg:y="0in" svg:width="3.84375in" svg:height="0.52083in" style:rel-width="scale" style:rel-height="scale"><draw:object xlink:href="Object 35/" xlink:type="simple" xlink:show="embed" xlink:actuate="onLoad"/></draw:frame></text:p>
            <text:p text:style-name="P565"/>
            <text:p text:style-name="P566"><text:span text:style-name="T567">4</text:span><text:span text:style-name="T568">th</text:span><text:span text:style-name="T569"><text:s/>Periodic Member of the Harmonic Signal</text:span></text:p>
            <text:p text:style-name="P570"/>
          </table:table-cell>
          <table:table-cell table:style-name="TableCell571">
            <text:p text:style-name="P572"><text:span text:style-name="IntenseEmphasis">1.1.</text:span><text:span text:style-name="IntenseEmphasis">2.<text:s/></text:span><text:span text:style-name="IntenseEmphasis">iv</text:span></text:p>
          </table:table-cell>
        </table:table-row>
      </table:table>
      <text:p text:style-name="P573">Find the number of cycles<text:s/>for the harmonic signal completed within the fundamental period N:</text:p>
      <text:p text:style-name="P574"/>
      <text:p text:style-name="P575"><draw:frame draw:style-name="a35" text:anchor-type="as-char" svg:x="0in" svg:y="0in" svg:width="6.17708in" svg:height="0.39583in" style:rel-width="scale" style:rel-height="scale"><draw:object xlink:href="Object 36/" xlink:type="simple" xlink:show="embed" xlink:actuate="onLoad"/></draw:frame></text:p>
      <text:p text:style-name="P576"/>
      <text:p text:style-name="P577"/>
      <text:p text:style-name="P578"/>
      <text:p text:style-name="P579"/>
      <text:p text:style-name="P580"/>
      <text:p text:style-name="P581"/>
      <text:soft-page-break/>
      <text:p text:style-name="Standard"><text:span text:style-name="T582">If M = 5, substitute M into equation<text:s/></text:span><text:span text:style-name="IntenseEmphasis">1.8</text:span><text:span text:style-name="T583"><text:s/>is</text:span><text:span text:style-name="T584"><text:s/>will result to below<text:s/></text:span><text:span text:style-name="T585">equation:</text:span></text:p>
      <text:p text:style-name="P586"/>
      <table:table table:style-name="Table587">
        <table:table-columns>
          <table:table-column table:style-name="TableColumn588"/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>
            <text:p text:style-name="P593"/>
          </table:table-cell>
          <table:table-cell table:style-name="TableCell594">
            <text:p text:style-name="P595"><draw:frame draw:style-name="a36" text:anchor-type="as-char" svg:x="0in" svg:y="0in" svg:width="3.92708in" svg:height="0.52083in" style:rel-width="scale" style:rel-height="scale"><draw:object xlink:href="Object 37/" xlink:type="simple" xlink:show="embed" xlink:actuate="onLoad"/></draw:frame></text:p>
            <text:p text:style-name="P596"/>
            <text:p text:style-name="P597"><text:span text:style-name="T598">5</text:span><text:span text:style-name="T599">th</text:span><text:span text:style-name="T600"><text:s/>Periodic Member of the Harmonic Signal</text:span></text:p>
            <text:p text:style-name="P601"/>
          </table:table-cell>
          <table:table-cell table:style-name="TableCell602">
            <text:p text:style-name="P603"><text:span text:style-name="IntenseEmphasis">1.1.</text:span><text:span text:style-name="IntenseEmphasis">2.<text:s/></text:span><text:span text:style-name="IntenseEmphasis">v</text:span></text:p>
          </table:table-cell>
        </table:table-row>
      </table:table>
      <text:p text:style-name="P604">Find the number of cycles for the harmonic signal completed within the fundamental period N</text:p>
      <text:p text:style-name="P605"/>
      <text:p text:style-name="P606"><draw:frame draw:style-name="a37" text:anchor-type="as-char" svg:x="0in" svg:y="0in" svg:width="6.44792in" svg:height="0.39583in" style:rel-width="scale" style:rel-height="scale"><draw:object xlink:href="Object 38/" xlink:type="simple" xlink:show="embed" xlink:actuate="onLoad"/></draw:frame></text:p>
      <text:p text:style-name="P607"/>
      <text:p text:style-name="Standard"><text:span text:style-name="T608">If M =<text:s/></text:span><text:span text:style-name="T609">6</text:span><text:span text:style-name="T610">, substitute M into equation<text:s/></text:span><text:span text:style-name="IntenseEmphasis">1.8</text:span><text:span text:style-name="T611"><text:s/>will</text:span><text:span text:style-name="T612"><text:s/>result to below<text:s/></text:span><text:span text:style-name="T613">equation:</text:span></text:p>
      <text:p text:style-name="P614"/>
      <table:table table:style-name="Table615">
        <table:table-columns>
          <table:table-column table:style-name="TableColumn616"/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p text:style-name="P621"/>
          </table:table-cell>
          <table:table-cell table:style-name="TableCell622">
            <text:p text:style-name="P623"><draw:frame draw:style-name="a38" text:anchor-type="as-char" svg:x="0in" svg:y="0in" svg:width="3.92708in" svg:height="0.52083in" style:rel-width="scale" style:rel-height="scale"><draw:object xlink:href="Object 39/" xlink:type="simple" xlink:show="embed" xlink:actuate="onLoad"/></draw:frame></text:p>
            <text:p text:style-name="P624"/>
            <text:p text:style-name="P625"><text:span text:style-name="T626">6</text:span><text:span text:style-name="T627">th</text:span><text:span text:style-name="T628"><text:s/></text:span><text:span text:style-name="T629">Periodic Member of the Harmonic Signal</text:span></text:p>
            <text:p text:style-name="P630"/>
          </table:table-cell>
          <table:table-cell table:style-name="TableCell631">
            <text:p text:style-name="P632"><text:span text:style-name="IntenseEmphasis">1.1.</text:span><text:span text:style-name="IntenseEmphasis">2.<text:s/></text:span><text:span text:style-name="IntenseEmphasis">vi</text:span></text:p>
          </table:table-cell>
        </table:table-row>
      </table:table>
      <text:p text:style-name="P633">Find the number of cycles for the harmonic signal completed within the Fundamental period N.</text:p>
      <text:p text:style-name="P634"/>
      <text:p text:style-name="P635"><draw:frame draw:style-name="a39" text:anchor-type="as-char" svg:x="0in" svg:y="0in" svg:width="6.40625in" svg:height="0.39583in" style:rel-width="scale" style:rel-height="scale"><draw:object xlink:href="Object 40/" xlink:type="simple" xlink:show="embed" xlink:actuate="onLoad"/></draw:frame></text:p>
      <text:p text:style-name="P636"><text:tab/><text:s text:c="5"/></text:p>
      <text:p text:style-name="P637"><text:s text:c="4"/></text:p>
      <text:p text:style-name="Standard"><text:span text:style-name="T638">If M = 7, substitute M into equation<text:s/></text:span><text:span text:style-name="IntenseEmphasis">1.8</text:span><text:span text:style-name="T639"><text:s/>will</text:span><text:span text:style-name="T640"><text:s/>result to below equation<text:s/></text:span></text:p>
      <text:p text:style-name="P641"/>
      <table:table table:style-name="Table642">
        <table:table-columns>
          <table:table-column table:style-name="TableColumn643"/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P648"/>
          </table:table-cell>
          <table:table-cell table:style-name="TableCell649">
            <text:p text:style-name="P650"><draw:frame draw:style-name="a40" text:anchor-type="as-char" svg:x="0in" svg:y="0in" svg:width="3.29167in" svg:height="0.22917in" style:rel-width="scale" style:rel-height="scale"><draw:object xlink:href="Object 41/" xlink:type="simple" xlink:show="embed" xlink:actuate="onLoad"/></draw:frame></text:p>
            <text:p text:style-name="P651"/>
            <text:p text:style-name="P652"><text:span text:style-name="T653">7</text:span><text:span text:style-name="T654">th</text:span><text:span text:style-name="T655"><text:s/>Periodic Member of the Harmonic Signal</text:span></text:p>
            <text:p text:style-name="P656"/>
          </table:table-cell>
          <table:table-cell table:style-name="TableCell657">
            <text:p text:style-name="P658"><text:span text:style-name="IntenseEmphasis">1.1.</text:span><text:span text:style-name="IntenseEmphasis">2. a</text:span></text:p>
          </table:table-cell>
        </table:table-row>
      </table:table>
      <text:p text:style-name="P659"/>
      <text:p text:style-name="P660">Finding<text:s/>the number of cycles for the harmonic signal completed within the fundamental period N.</text:p>
      <text:p text:style-name="P661"><text:s text:c="2"/></text:p>
      <text:p text:style-name="Standard"><draw:frame draw:style-name="a41" text:anchor-type="as-char" svg:x="0in" svg:y="0in" svg:width="5.10417in" svg:height="0.39583in" style:rel-width="scale" style:rel-height="scale"><draw:object xlink:href="Object 42/" xlink:type="simple" xlink:show="embed" xlink:actuate="onLoad"/></draw:frame><text:span text:style-name="T662"><text:s/></text:span></text:p>
      <text:p text:style-name="P663"/>
      <text:p text:style-name="Standard"><text:span text:style-name="T664">This means if every 1 period of the 7</text:span><text:span text:style-name="T665">th</text:span><text:span text:style-name="T666"><text:s/>harmonic frequency a cycle is<text:s/></text:span><text:span text:style-name="T667">oscillated, we</text:span><text:span text:style-name="T668"><text:s/>can continue to create periodic distortion which will<text:s/></text:span><text:span text:style-name="T669">require</text:span><text:span text:style-name="T670"><text:s/>a lot of machine power.<text:s/></text:span></text:p>
      <text:p text:style-name="P671"><text:s/></text:p>
      <text:p text:style-name="P672">According to the<text:s/>lecture notes provided by apostles,<text:s/>claims that if a harmonic member<text:s/>has<text:s/>1cycle per fundamental period of the<text:s/>Harmonic<text:s/>member itself. It means that the signal harmonic is the repeating of the later harmonic.</text:p>
      <text:p text:style-name="Standard"><text:span text:style-name="T673">In this case of 7</text:span><text:span text:style-name="T674">th</text:span><text:span text:style-name="T675"><text:s/>Harmonic member whose fundamental period N= 1, k= 1, but the number of cycles oscillated between the<text:s/></text:span><text:span text:style-name="T676">fundamental</text:span><text:span text:style-name="T677"><text:s/>period<text:s/></text:span><text:span text:style-name="T678">N<text:s/></text:span><text:span text:style-name="T679">= 7, is k = 7 claimed</text:span><text:span text:style-name="T680"><text:s/>to mean that the Harmonic Member is just a repetition of the first harmonic whose number of its cycles is 1.</text:span></text:p>
      <text:p text:style-name="P681"/>
      <text:p text:style-name="P682">If the principles of harmonic relationship as stated in<text:s/><text:s/>of period signal is respected and follow, I assumes what it means is<text:s/>that it will take a<text:s/></text:p>
      <text:p text:style-name="Standard"><text:span text:style-name="T683">The 7</text:span><text:span text:style-name="T684">th</text:span><text:span text:style-name="T685"><text:s/>Harmonic function is the have a basic property of having its own harmonic members which satisfy the equation (1.6) that states that the fundamental periodic signal should have k=1, this<text:s/></text:span><text:soft-page-break/><text:span text:style-name="T686">makes the 7</text:span><text:span text:style-name="T687">th</text:span><text:span text:style-name="T688"><text:s/>signal a to exhibit the property of a parent harmonic signal, that can have its own harmonic members. Where N = 1, and k =1 and<text:s/></text:span><draw:frame draw:style-name="a42" text:anchor-type="as-char" svg:x="0in" svg:y="0in" svg:width="0.53125in" svg:height="0.19792in" style:rel-width="scale" style:rel-height="scale"><draw:object xlink:href="Object 43/" xlink:type="simple" xlink:show="embed" xlink:actuate="onLoad"/></draw:frame><text:span text:style-name="T689">. <text:s text:c="2"/></text:span></text:p>
      <text:p text:style-name="P690"/>
      <text:p text:style-name="P691"/>
      <text:p text:style-name="Standard"><text:span text:style-name="T692">If M = 8, substitute M into equation<text:s/></text:span><text:span text:style-name="IntenseEmphasis">1.8</text:span><text:span text:style-name="T693"><text:s/>is</text:span><text:span text:style-name="T694"><text:s/>will result to below equation <text:s/></text:span></text:p>
      <text:p text:style-name="P695"/>
      <table:table table:style-name="Table696">
        <table:table-columns>
          <table:table-column table:style-name="TableColumn697"/>
          <table:table-column table:style-name="TableColumn698"/>
          <table:table-column table:style-name="TableColumn699"/>
        </table:table-columns>
        <table:table-row table:style-name="TableRow700">
          <table:table-cell table:style-name="TableCell701">
            <text:p text:style-name="P702"/>
          </table:table-cell>
          <table:table-cell table:style-name="TableCell703">
            <text:p text:style-name="Standard"><draw:frame draw:style-name="a43" text:anchor-type="as-char" svg:x="0in" svg:y="0in" svg:width="3.92708in" svg:height="0.52083in" style:rel-width="scale" style:rel-height="scale"><draw:object xlink:href="Object 44/" xlink:type="simple" xlink:show="embed" xlink:actuate="onLoad"/></draw:frame><text:span text:style-name="T704"><text:s/></text:span></text:p>
          </table:table-cell>
          <table:table-cell table:style-name="TableCell705">
            <text:p text:style-name="P706"><text:span text:style-name="IntenseEmphasis">1.1.</text:span><text:span text:style-name="IntenseEmphasis">2. a</text:span></text:p>
          </table:table-cell>
        </table:table-row>
      </table:table>
      <text:p text:style-name="P707"/>
      <text:p text:style-name="P708"/>
      <text:p text:style-name="Standard"><text:span text:style-name="T709"><text:s/></text:span><text:span text:style-name="T710">Finding the number of cycles produces for the 8</text:span><text:span text:style-name="T711">th</text:span><text:span text:style-name="T712"><text:s/>harmonic signal within the fundamental period N.</text:span></text:p>
      <text:p text:style-name="P713"><text:s text:c="2"/></text:p>
      <text:p text:style-name="Standard"><draw:frame draw:style-name="a44" text:anchor-type="as-char" svg:x="0in" svg:y="0in" svg:width="5.95833in" svg:height="0.39583in" style:rel-width="scale" style:rel-height="scale"><draw:object xlink:href="Object 45/" xlink:type="simple" xlink:show="embed" xlink:actuate="onLoad"/></draw:frame><text:span text:style-name="T714"><text:s/></text:span></text:p>
      <text:p text:style-name="P715"/>
      <text:p text:style-name="P716">For the purpose of the assessment, we will end of the end element since we already find an harmonic node whose have its on member function of harmonics.<text:s/><text:s/></text:p>
      <text:p text:style-name="P717"><text:tab/><text:s text:c="5"/></text:p>
      <text:p text:style-name="Standard"><text:span text:style-name="T718">A cycle is<text:s/></text:span><draw:frame draw:style-name="a45" text:anchor-type="as-char" svg:x="0in" svg:y="0in" svg:width="0.46875in" svg:height="0.19792in" style:rel-width="scale" style:rel-height="scale"><draw:object xlink:href="Object 46/" xlink:type="simple" xlink:show="embed" xlink:actuate="onLoad"/></draw:frame><text:span text:style-name="T719">, which means that the<text:s/></text:span><text:span text:style-name="T720"><text:s text:c="5"/></text:span></text:p>
      <text:p text:style-name="P721"/>
      <text:p text:style-name="P722"/>
      <text:h text:style-name="Heading2" text:outline-level="2">QUESTION 2</text:h>
      <text:p text:style-name="Normal"/>
      <text:p text:style-name="P723">Use MATLAB (or similar technical software to plot each member of Question 1.</text:p>
      <text:p text:style-name="Normal"><text:s/>We are going to be using Python 3 for the analysis of the member harmonics and to confirm the above calculations if they satisfy the calculations.</text:p>
      <text:p text:style-name="P724"/>
      <text:h text:style-name="Heading2" text:outline-level="2">QUESTION 5</text:h>
      <text:p text:style-name="Normal"/>
      <text:p text:style-name="P725"><text:s text:c="5"/>In signal processing and mathematics, the term “Zero crossing is used to describe the point at which a function changes sign from positive to negative or negative to positive.</text:p>
      <text:p text:style-name="P726"/>
      <text:p text:style-name="P727">Zero crossing have many<text:s/>advantages<text:s/>in audio engineering and signal processing<text:s/>for<text:s/>finding the phase angle<text:s/>of<text:s/></text:p>
      <text:p text:style-name="P728"/>
      <text:p text:style-name="P729"/>
      <text:p text:style-name="P730"/>
      <text:p text:style-name="P731">References</text:p>
      <text:p text:style-name="Standard"><text:span text:style-name="T732">https://ezproxy.uwl.ac.uk/login?url=http://dx.doi.org/10.1016/j.ndteint.2018.02.00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HeaderChar" style:display-name="Header Char" style:family="text" style:parent-style-name="DefaultParagraphFont"/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font-style="italic" style:font-style-asian="italic" style:font-style-complex="italic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 fo:font-size="10pt" style:font-size-asian="10pt"/>
    </style:style>
    <style:style style:name="T5" style:parent-style-name="DefaultParagraphFont" style:family="text">
      <style:text-properties fo:font-style="italic" style:font-style-asian="italic" style:font-style-complex="italic" style:text-position="super 65%" fo:font-size="10pt" style:font-size-asian="10pt"/>
    </style:style>
    <style:style style:name="T6" style:parent-style-name="DefaultParagraphFont" style:family="text">
      <style:text-properties fo:font-style="italic" style:font-style-asian="italic" style:font-style-complex="italic" fo:font-size="10pt" style:font-size-asian="10pt"/>
    </style:style>
  </office:automatic-styles>
  <office:master-styles>
    <style:master-page style:name="MP0" style:page-layout-name="PL0">
      <style:header>
        <text:p text:style-name="Header"><text:page-number text:fixed="false">2</text:page-number></text:p>
        <text:p text:style-name="P2"/>
      </style:header>
      <style:footer>
        <text:p text:style-name="Header"><text:span text:style-name="T3"><text:s text:c="3"/>Mathematics Of Signal Processing Assessment for student (21187498) <text:s text:c="10"/></text:span><text:span text:style-name="T4">Date: 24</text:span><text:span text:style-name="T5">th</text:span><text:span text:style-name="T6"><text:s/>/12/20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Isreal Johnson</dc:creator>
    <meta:creation-date>2020-12-24T14:28:00Z</meta:creation-date>
    <dc:date>2020-12-28T23:47:00Z</dc:date>
    <meta:template xlink:href="Normal" xlink:type="simple"/>
    <meta:editing-cycles>85</meta:editing-cycles>
    <meta:editing-duration>PT277800S</meta:editing-duration>
    <meta:document-statistic meta:page-count="7" meta:paragraph-count="22" meta:word-count="1691" meta:character-count="11312" meta:row-count="80" meta:non-whitespace-character-count="9643"/>
  </office:meta>
</office:document-meta>
</file>

<file path=Object 1/content.xml><?xml version="1.0" encoding="utf-8"?>
<mml:math xmlns:mml="http://www.w3.org/1998/Math/MathML" xmlns:m="http://schemas.openxmlformats.org/officeDocument/2006/math">
  <mml:mi mathvariant="normal">X</mml:mi>
  <mml:mfenced separators="|">
    <mml:mrow>
      <mml:mi mathvariant="normal">ω</mml:mi>
    </mml:mrow>
  </mml:mfenced>
  <mml:mo>=</mml:mo>
  <mml:mi mathvariant="normal"> </mml:mi>
  <mml:mfrac>
    <mml:mrow>
      <mml:mn>1</mml:mn>
    </mml:mrow>
    <mml:mrow>
      <mml:mi mathvariant="normal">k</mml:mi>
    </mml:mrow>
  </mml:mfrac>
  <mml:mrow>
    <mml:munderover>
      <mml:mo stretchy="false">∑</mml:mo>
      <mml:mrow>
        <mml:mi mathvariant="normal">k</mml:mi>
        <mml:mo>=</mml:mo>
        <mml:mn>1</mml:mn>
      </mml:mrow>
      <mml:mrow>
        <mml:mi mathvariant="normal">∞</mml:mi>
      </mml:mrow>
    </mml:munderover>
    <mml:mrow>
      <mml:mi mathvariant="normal"> </mml:mi>
      <mml:msub>
        <mml:mrow>
          <mml:mo>[</mml:mo>
          <mml:mfenced separators="|">
            <mml:mrow>
              <mml:mrow>
                <mml:mrow>
                  <mml:mi mathvariant="normal">cos</mml:mi>
                </mml:mrow>
                <mml:mo>⁡</mml:mo>
                <mml:mrow>
                  <mml:mfenced separators="|">
                    <mml:mrow>
                      <mml:mi mathvariant="normal">ω</mml:mi>
                    </mml:mrow>
                  </mml:mfenced>
                </mml:mrow>
              </mml:mrow>
              <mml:mo>+</mml:mo>
              <mml:mi mathvariant="normal">j</mml:mi>
              <mml:mi mathvariant="normal">s</mml:mi>
              <mml:mi mathvariant="normal">i</mml:mi>
              <mml:mi mathvariant="normal">n</mml:mi>
              <mml:mfenced separators="|">
                <mml:mrow>
                  <mml:mi mathvariant="normal">ω</mml:mi>
                </mml:mrow>
              </mml:mfenced>
            </mml:mrow>
          </mml:mfenced>
          <mml:mi mathvariant="normal">*</mml:mi>
          <mml:mi mathvariant="normal">k</mml:mi>
          <mml:mo>]</mml:mo>
        </mml:mrow>
        <mml:mrow>
          <mml:mi mathvariant="normal">k</mml:mi>
        </mml:mrow>
      </mml:msub>
    </mml:mrow>
  </mml:mrow>
  <mml:mi mathvariant="normal">ω</mml:mi>
</mml:math>
</file>

<file path=Object 10/content.xml><?xml version="1.0" encoding="utf-8"?>
<mml:math xmlns:mml="http://www.w3.org/1998/Math/MathML" xmlns:m="http://schemas.openxmlformats.org/officeDocument/2006/math">
  <mml:mi>N</mml:mi>
  <mml:mo>=</mml:mo>
  <mml:mi> </mml:mi>
  <mml:mi>k</mml:mi>
  <mml:mfrac>
    <mml:mrow>
      <mml:mn>1</mml:mn>
    </mml:mrow>
    <mml:mrow>
      <mml:mi>ω</mml:mi>
    </mml:mrow>
  </mml:mfrac>
</mml:math>
</file>

<file path=Object 11/content.xml><?xml version="1.0" encoding="utf-8"?>
<mml:math xmlns:mml="http://www.w3.org/1998/Math/MathML" xmlns:m="http://schemas.openxmlformats.org/officeDocument/2006/math">
  <mml:mi mathvariant="normal">X</mml:mi>
  <mml:mfenced separators="|">
    <mml:mrow>
      <mml:mi mathvariant="normal">n</mml:mi>
    </mml:mrow>
  </mml:mfenced>
  <mml:mo>=</mml:mo>
  <mml:mrow>
    <mml:mrow>
      <mml:mi mathvariant="normal">cos</mml:mi>
    </mml:mrow>
    <mml:mo>⁡</mml:mo>
    <mml:mrow>
      <mml:mfenced separators="|">
        <mml:mrow>
          <mml:mi mathvariant="normal">ω</mml:mi>
          <mml:mi mathvariant="normal">n</mml:mi>
        </mml:mrow>
      </mml:mfenced>
    </mml:mrow>
  </mml:mrow>
  <mml:mo>+</mml:mo>
  <mml:mi mathvariant="normal">j</mml:mi>
  <mml:mi mathvariant="normal">s</mml:mi>
  <mml:mi mathvariant="normal">i</mml:mi>
  <mml:mi mathvariant="normal">n</mml:mi>
  <mml:mfenced separators="|">
    <mml:mrow>
      <mml:mi mathvariant="normal">ω</mml:mi>
      <mml:mi mathvariant="normal">n</mml:mi>
    </mml:mrow>
  </mml:mfenced>
</mml:math>
</file>

<file path=Object 12/content.xml><?xml version="1.0" encoding="utf-8"?>
<mml:math xmlns:mml="http://www.w3.org/1998/Math/MathML" xmlns:m="http://schemas.openxmlformats.org/officeDocument/2006/math">
  <mml:mi>ω</mml:mi>
  <mml:mi mathvariant="bold-italic"> </mml:mi>
</mml:math>
</file>

<file path=Object 13/content.xml><?xml version="1.0" encoding="utf-8"?>
<mml:math xmlns:mml="http://www.w3.org/1998/Math/MathML" xmlns:m="http://schemas.openxmlformats.org/officeDocument/2006/math">
  <mml:mi>N</mml:mi>
  <mml:mi> </mml:mi>
  <mml:mo>=</mml:mo>
  <mml:mi>k</mml:mi>
  <mml:mfrac>
    <mml:mrow>
      <mml:mn>2</mml:mn>
      <mml:mi>π</mml:mi>
    </mml:mrow>
    <mml:mrow>
      <mml:mi>ω</mml:mi>
    </mml:mrow>
  </mml:mfrac>
</mml:math>
</file>

<file path=Object 14/content.xml><?xml version="1.0" encoding="utf-8"?>
<mml:math xmlns:mml="http://www.w3.org/1998/Math/MathML" xmlns:m="http://schemas.openxmlformats.org/officeDocument/2006/math">
  <mml:mi>ω</mml:mi>
</mml:math>
</file>

<file path=Object 15/content.xml><?xml version="1.0" encoding="utf-8"?>
<mml:math xmlns:mml="http://www.w3.org/1998/Math/MathML" xmlns:m="http://schemas.openxmlformats.org/officeDocument/2006/math">
  <mml:mi mathvariant="normal">ω</mml:mi>
</mml:math>
</file>

<file path=Object 16/content.xml><?xml version="1.0" encoding="utf-8"?>
<mml:math xmlns:mml="http://www.w3.org/1998/Math/MathML" xmlns:m="http://schemas.openxmlformats.org/officeDocument/2006/math">
  <mml:mi>ω</mml:mi>
  <mml:mo>=</mml:mo>
  <mml:mi> </mml:mi>
  <mml:mi> </mml:mi>
  <mml:mi>k</mml:mi>
  <mml:mfrac>
    <mml:mrow>
      <mml:mn>2</mml:mn>
      <mml:mi>π</mml:mi>
    </mml:mrow>
    <mml:mrow>
      <mml:mi>N</mml:mi>
    </mml:mrow>
  </mml:mfrac>
</mml:math>
</file>

<file path=Object 17/content.xml><?xml version="1.0" encoding="utf-8"?>
<mml:math xmlns:mml="http://www.w3.org/1998/Math/MathML" xmlns:m="http://schemas.openxmlformats.org/officeDocument/2006/math">
  <mml:msup>
    <mml:mrow>
      <mml:mi>X</mml:mi>
      <mml:mfenced separators="|">
        <mml:mrow>
          <mml:mi>n</mml:mi>
        </mml:mrow>
      </mml:mfenced>
      <mml:mo>=</mml:mo>
      <mml:mi> </mml:mi>
      <mml:mi>e</mml:mi>
    </mml:mrow>
    <mml:mrow>
      <mml:mi>j</mml:mi>
      <mml:mi>ω</mml:mi>
      <mml:mi>n</mml:mi>
    </mml:mrow>
  </mml:msup>
</mml:math>
</file>

<file path=Object 18/content.xml><?xml version="1.0" encoding="utf-8"?>
<mml:math xmlns:mml="http://www.w3.org/1998/Math/MathML" xmlns:m="http://schemas.openxmlformats.org/officeDocument/2006/math">
  <mml:mi>e</mml:mi>
  <mml:mo>=</mml:mo>
  <mml:mn>1</mml:mn>
  <mml:mo>+</mml:mo>
  <mml:mi>x</mml:mi>
  <mml:mo>+</mml:mo>
  <mml:mfrac>
    <mml:mrow>
      <mml:mn>1</mml:mn>
    </mml:mrow>
    <mml:mrow>
      <mml:msup>
        <mml:mrow>
          <mml:mi>x</mml:mi>
        </mml:mrow>
        <mml:mrow>
          <mml:mn>2</mml:mn>
        </mml:mrow>
      </mml:msup>
      <mml:mo>!</mml:mo>
    </mml:mrow>
  </mml:mfrac>
  <mml:mo>+</mml:mo>
  <mml:mfrac>
    <mml:mrow>
      <mml:mn>1</mml:mn>
    </mml:mrow>
    <mml:mrow>
      <mml:msup>
        <mml:mrow>
          <mml:mi>x</mml:mi>
        </mml:mrow>
        <mml:mrow>
          <mml:mn>3</mml:mn>
        </mml:mrow>
      </mml:msup>
      <mml:mo>!</mml:mo>
    </mml:mrow>
  </mml:mfrac>
  <mml:mo>+</mml:mo>
  <mml:mfrac>
    <mml:mrow>
      <mml:mn>1</mml:mn>
    </mml:mrow>
    <mml:mrow>
      <mml:msup>
        <mml:mrow>
          <mml:mi>x</mml:mi>
        </mml:mrow>
        <mml:mrow>
          <mml:mn>4</mml:mn>
        </mml:mrow>
      </mml:msup>
      <mml:mo>!</mml:mo>
    </mml:mrow>
  </mml:mfrac>
  <mml:mo>…</mml:mo>
  <mml:mo>+</mml:mo>
  <mml:mfrac>
    <mml:mrow>
      <mml:mn>1</mml:mn>
    </mml:mrow>
    <mml:mrow>
      <mml:msup>
        <mml:mrow>
          <mml:mi>x</mml:mi>
        </mml:mrow>
        <mml:mrow>
          <mml:mi>n</mml:mi>
        </mml:mrow>
      </mml:msup>
      <mml:mo>!</mml:mo>
    </mml:mrow>
  </mml:mfrac>
</mml:math>
</file>

<file path=Object 19/content.xml><?xml version="1.0" encoding="utf-8"?>
<mml:math xmlns:mml="http://www.w3.org/1998/Math/MathML" xmlns:m="http://schemas.openxmlformats.org/officeDocument/2006/math">
  <mml:mo>=</mml:mo>
  <mml:mi mathvariant="normal"> </mml:mi>
  <mml:mn>2.71828</mml:mn>
  <mml:mo>,</mml:mo>
  <mml:mi mathvariant="normal"> </mml:mi>
  <mml:mi mathvariant="normal">u</mml:mi>
  <mml:mi mathvariant="normal">s</mml:mi>
  <mml:mi mathvariant="normal">e</mml:mi>
  <mml:mi mathvariant="normal"> </mml:mi>
  <mml:mi mathvariant="normal">f</mml:mi>
  <mml:mi mathvariant="normal">o</mml:mi>
  <mml:mi mathvariant="normal">r</mml:mi>
  <mml:mi mathvariant="normal"> </mml:mi>
  <mml:mi mathvariant="normal">t</mml:mi>
  <mml:mi mathvariant="normal">h</mml:mi>
  <mml:mi mathvariant="normal">e</mml:mi>
  <mml:mi mathvariant="normal"> </mml:mi>
  <mml:mi mathvariant="normal">b</mml:mi>
  <mml:mi mathvariant="normal">a</mml:mi>
  <mml:mi mathvariant="normal">s</mml:mi>
  <mml:mi mathvariant="normal">e</mml:mi>
  <mml:mi mathvariant="normal"> </mml:mi>
  <mml:mi mathvariant="normal">o</mml:mi>
  <mml:mi mathvariant="normal">f</mml:mi>
  <mml:mi mathvariant="normal"> </mml:mi>
  <mml:mi mathvariant="normal">n</mml:mi>
  <mml:mi mathvariant="normal">a</mml:mi>
  <mml:mi mathvariant="normal">t</mml:mi>
  <mml:mi mathvariant="normal">u</mml:mi>
  <mml:mi mathvariant="normal">r</mml:mi>
  <mml:mi mathvariant="normal">a</mml:mi>
  <mml:mi mathvariant="normal">l</mml:mi>
  <mml:mi mathvariant="normal"> </mml:mi>
  <mml:mi mathvariant="normal">l</mml:mi>
  <mml:mi mathvariant="normal">o</mml:mi>
  <mml:mi mathvariant="normal">g</mml:mi>
  <mml:mi mathvariant="normal">a</mml:mi>
  <mml:mi mathvariant="normal">r</mml:mi>
  <mml:mi mathvariant="normal">i</mml:mi>
  <mml:mi mathvariant="normal">t</mml:mi>
  <mml:mi mathvariant="normal">h</mml:mi>
  <mml:mi mathvariant="normal">m</mml:mi>
</mml:math>
</file>

<file path=Object 2/content.xml><?xml version="1.0" encoding="utf-8"?>
<mml:math xmlns:mml="http://www.w3.org/1998/Math/MathML" xmlns:m="http://schemas.openxmlformats.org/officeDocument/2006/math">
  <mml:mo>∴</mml:mo>
</mml:math>
</file>

<file path=Object 20/content.xml><?xml version="1.0" encoding="utf-8"?>
<mml:math xmlns:mml="http://www.w3.org/1998/Math/MathML" xmlns:m="http://schemas.openxmlformats.org/officeDocument/2006/math">
  <mml:msup>
    <mml:mrow>
      <mml:mi>e</mml:mi>
    </mml:mrow>
    <mml:mrow>
      <mml:mi>j</mml:mi>
      <mml:mi>ω</mml:mi>
      <mml:mi>n</mml:mi>
    </mml:mrow>
  </mml:msup>
  <mml:mi> </mml:mi>
  <mml:mo>≅</mml:mo>
  <mml:mrow>
    <mml:mrow>
      <mml:mi mathvariant="normal">cos</mml:mi>
    </mml:mrow>
    <mml:mo>⁡</mml:mo>
    <mml:mrow>
      <mml:mfenced separators="|">
        <mml:mrow>
          <mml:mi>ω</mml:mi>
          <mml:mi>n</mml:mi>
        </mml:mrow>
      </mml:mfenced>
    </mml:mrow>
  </mml:mrow>
  <mml:mo>+</mml:mo>
  <mml:mi>j</mml:mi>
  <mml:mi>s</mml:mi>
  <mml:mi>i</mml:mi>
  <mml:mi>n</mml:mi>
  <mml:mo>(</mml:mo>
  <mml:mi>ω</mml:mi>
  <mml:mi>n</mml:mi>
  <mml:mo>)</mml:mo>
</mml:math>
</file>

<file path=Object 21/content.xml><?xml version="1.0" encoding="utf-8"?>
<mml:math xmlns:mml="http://www.w3.org/1998/Math/MathML" xmlns:m="http://schemas.openxmlformats.org/officeDocument/2006/math">
  <mml:mi>X</mml:mi>
  <mml:mfenced separators="|">
    <mml:mrow>
      <mml:mi>n</mml:mi>
    </mml:mrow>
  </mml:mfenced>
  <mml:mo>=</mml:mo>
  <mml:msup>
    <mml:mrow>
      <mml:mi>e</mml:mi>
    </mml:mrow>
    <mml:mrow>
      <mml:mi>j</mml:mi>
      <mml:mi>M</mml:mi>
      <mml:mi>ω</mml:mi>
      <mml:mi>n</mml:mi>
    </mml:mrow>
  </mml:msup>
</mml:math>
</file>

<file path=Object 22/content.xml><?xml version="1.0" encoding="utf-8"?>
<mml:math xmlns:mml="http://www.w3.org/1998/Math/MathML" xmlns:m="http://schemas.openxmlformats.org/officeDocument/2006/math">
  <mml:mi> </mml:mi>
  <mml:mi>M</mml:mi>
  <mml:mo>≠</mml:mo>
  <mml:mn>0</mml:mn>
</mml:math>
</file>

<file path=Object 23/content.xml><?xml version="1.0" encoding="utf-8"?>
<mml:math xmlns:mml="http://www.w3.org/1998/Math/MathML" xmlns:m="http://schemas.openxmlformats.org/officeDocument/2006/math">
  <mml:mi>ω</mml:mi>
  <mml:mo>=</mml:mo>
  <mml:mi> </mml:mi>
  <mml:mi> </mml:mi>
  <mml:mi>k</mml:mi>
  <mml:mfrac>
    <mml:mrow>
      <mml:mn>2</mml:mn>
      <mml:mi>π</mml:mi>
    </mml:mrow>
    <mml:mrow>
      <mml:mn>7</mml:mn>
    </mml:mrow>
  </mml:mfrac>
</mml:math>
</file>

<file path=Object 24/content.xml><?xml version="1.0" encoding="utf-8"?>
<mml:math xmlns:mml="http://www.w3.org/1998/Math/MathML" xmlns:m="http://schemas.openxmlformats.org/officeDocument/2006/math">
  <mml:mi>k</mml:mi>
  <mml:mo>=</mml:mo>
  <mml:mn>1</mml:mn>
</mml:math>
</file>

<file path=Object 25/content.xml><?xml version="1.0" encoding="utf-8"?>
<mml:math xmlns:mml="http://www.w3.org/1998/Math/MathML" xmlns:m="http://schemas.openxmlformats.org/officeDocument/2006/math">
  <mml:mi>X</mml:mi>
  <mml:mfenced separators="|">
    <mml:mrow>
      <mml:mi>n</mml:mi>
    </mml:mrow>
  </mml:mfenced>
  <mml:mo>=</mml:mo>
  <mml:msup>
    <mml:mrow>
      <mml:mi>e</mml:mi>
    </mml:mrow>
    <mml:mrow>
      <mml:mi>j</mml:mi>
      <mml:mi>M</mml:mi>
      <mml:mfenced separators="|">
        <mml:mrow>
          <mml:mfrac>
            <mml:mrow>
              <mml:mn>2</mml:mn>
              <mml:mi>π</mml:mi>
            </mml:mrow>
            <mml:mrow>
              <mml:mn>7</mml:mn>
            </mml:mrow>
          </mml:mfrac>
        </mml:mrow>
      </mml:mfenced>
      <mml:mi>n</mml:mi>
    </mml:mrow>
  </mml:msup>
</mml:math>
</file>

<file path=Object 26/content.xml><?xml version="1.0" encoding="utf-8"?>
<mml:math xmlns:mml="http://www.w3.org/1998/Math/MathML" xmlns:m="http://schemas.openxmlformats.org/officeDocument/2006/math">
  <mml:mi>X</mml:mi>
  <mml:mfenced separators="|">
    <mml:mrow>
      <mml:mi>n</mml:mi>
    </mml:mrow>
  </mml:mfenced>
  <mml:mi> </mml:mi>
  <mml:mo>=</mml:mo>
  <mml:msup>
    <mml:mrow>
      <mml:mi>e</mml:mi>
    </mml:mrow>
    <mml:mrow>
      <mml:mi>j</mml:mi>
      <mml:mfenced separators="|">
        <mml:mrow>
          <mml:mfrac>
            <mml:mrow>
              <mml:mn>2</mml:mn>
              <mml:mi>π</mml:mi>
            </mml:mrow>
            <mml:mrow>
              <mml:mn>7</mml:mn>
            </mml:mrow>
          </mml:mfrac>
        </mml:mrow>
      </mml:mfenced>
      <mml:mi>n</mml:mi>
    </mml:mrow>
  </mml:msup>
  <mml:mo>=</mml:mo>
  <mml:mrow>
    <mml:mrow>
      <mml:mi mathvariant="normal">cos</mml:mi>
    </mml:mrow>
    <mml:mo>⁡</mml:mo>
    <mml:mrow>
      <mml:mfenced separators="|">
        <mml:mrow>
          <mml:mfenced separators="|">
            <mml:mrow>
              <mml:mfrac>
                <mml:mrow>
                  <mml:mn>2</mml:mn>
                  <mml:mi>π</mml:mi>
                </mml:mrow>
                <mml:mrow>
                  <mml:mn>7</mml:mn>
                </mml:mrow>
              </mml:mfrac>
            </mml:mrow>
          </mml:mfenced>
          <mml:mi>n</mml:mi>
        </mml:mrow>
      </mml:mfenced>
    </mml:mrow>
  </mml:mrow>
  <mml:mo>+</mml:mo>
  <mml:mi>j</mml:mi>
  <mml:mi>s</mml:mi>
  <mml:mi>i</mml:mi>
  <mml:mi>n</mml:mi>
  <mml:mfenced separators="|">
    <mml:mrow>
      <mml:mfenced separators="|">
        <mml:mrow>
          <mml:mfrac>
            <mml:mrow>
              <mml:mn>2</mml:mn>
              <mml:mi>π</mml:mi>
            </mml:mrow>
            <mml:mrow>
              <mml:mn>7</mml:mn>
            </mml:mrow>
          </mml:mfrac>
        </mml:mrow>
      </mml:mfenced>
      <mml:mi>n</mml:mi>
    </mml:mrow>
  </mml:mfenced>
</mml:math>
</file>

<file path=Object 27/content.xml><?xml version="1.0" encoding="utf-8"?>
<mml:math xmlns:mml="http://www.w3.org/1998/Math/MathML" xmlns:m="http://schemas.openxmlformats.org/officeDocument/2006/math">
  <mml:mi> </mml:mi>
</mml:math>
</file>

<file path=Object 28/content.xml><?xml version="1.0" encoding="utf-8"?>
<mml:math xmlns:mml="http://www.w3.org/1998/Math/MathML" xmlns:m="http://schemas.openxmlformats.org/officeDocument/2006/math">
  <mml:mi>ω</mml:mi>
  <mml:mo>=</mml:mo>
  <mml:mfrac>
    <mml:mrow>
      <mml:mn>2</mml:mn>
      <mml:mi>π</mml:mi>
    </mml:mrow>
    <mml:mrow>
      <mml:mn>7</mml:mn>
    </mml:mrow>
  </mml:mfrac>
</mml:math>
</file>

<file path=Object 29/content.xml><?xml version="1.0" encoding="utf-8"?>
<mml:math xmlns:mml="http://www.w3.org/1998/Math/MathML" xmlns:m="http://schemas.openxmlformats.org/officeDocument/2006/math">
  <mml:mi>N</mml:mi>
  <mml:mi> </mml:mi>
  <mml:mo>=</mml:mo>
  <mml:mi> </mml:mi>
  <mml:mi> </mml:mi>
  <mml:mi>k</mml:mi>
  <mml:mfrac>
    <mml:mrow>
      <mml:mn>2</mml:mn>
      <mml:mi>π</mml:mi>
    </mml:mrow>
    <mml:mrow>
      <mml:mi>ω</mml:mi>
    </mml:mrow>
  </mml:mfrac>
  <mml:mi> </mml:mi>
  <mml:mi> </mml:mi>
  <mml:mi>w</mml:mi>
  <mml:mi>i</mml:mi>
  <mml:mi>l</mml:mi>
  <mml:mi>l</mml:mi>
  <mml:mi> </mml:mi>
  <mml:mi>r</mml:mi>
  <mml:mi>e</mml:mi>
  <mml:mi>s</mml:mi>
  <mml:mi>u</mml:mi>
  <mml:mi>l</mml:mi>
  <mml:mi>t</mml:mi>
  <mml:mi> </mml:mi>
  <mml:mi>t</mml:mi>
  <mml:mi>o</mml:mi>
  <mml:mi> </mml:mi>
  <mml:mi> </mml:mi>
  <mml:mi>N</mml:mi>
  <mml:mo>=</mml:mo>
  <mml:mi> </mml:mi>
  <mml:mn>7</mml:mn>
  <mml:mi>k</mml:mi>
  <mml:mi> </mml:mi>
  <mml:mo>,</mml:mo>
  <mml:mi> </mml:mi>
  <mml:mi>r</mml:mi>
  <mml:mi>e</mml:mi>
  <mml:mi>c</mml:mi>
  <mml:mi>a</mml:mi>
  <mml:mi>l</mml:mi>
  <mml:mi>l</mml:mi>
  <mml:mi> </mml:mi>
  <mml:mi>t</mml:mi>
  <mml:mi>h</mml:mi>
  <mml:mi>a</mml:mi>
  <mml:mi>t</mml:mi>
  <mml:mi> </mml:mi>
  <mml:mi> </mml:mi>
  <mml:mi mathvariant="bold-italic">N</mml:mi>
  <mml:mo>=</mml:mo>
  <mml:mn>7</mml:mn>
  <mml:mo>,</mml:mo>
  <mml:mi> </mml:mi>
  <mml:mo>∴</mml:mo>
  <mml:mi>k</mml:mi>
  <mml:mo>=</mml:mo>
  <mml:mn>1</mml:mn>
</mml:math>
</file>

<file path=Object 3/content.xml><?xml version="1.0" encoding="utf-8"?>
<mml:math xmlns:mml="http://www.w3.org/1998/Math/MathML" xmlns:m="http://schemas.openxmlformats.org/officeDocument/2006/math">
  <mml:mi mathvariant="normal">∞</mml:mi>
  <mml:mi mathvariant="normal"> </mml:mi>
</mml:math>
</file>

<file path=Object 30/content.xml><?xml version="1.0" encoding="utf-8"?>
<mml:math xmlns:mml="http://www.w3.org/1998/Math/MathML" xmlns:m="http://schemas.openxmlformats.org/officeDocument/2006/math">
  <mml:mi>ω</mml:mi>
  <mml:mo>=</mml:mo>
  <mml:mi> </mml:mi>
  <mml:mn>0.897</mml:mn>
  <mml:mn>6</mml:mn>
</mml:math>
</file>

<file path=Object 31/content.xml><?xml version="1.0" encoding="utf-8"?>
<mml:math xmlns:mml="http://www.w3.org/1998/Math/MathML" xmlns:m="http://schemas.openxmlformats.org/officeDocument/2006/math">
  <mml:mi>X</mml:mi>
  <mml:mfenced separators="|">
    <mml:mrow>
      <mml:mi>n</mml:mi>
      <mml:mo>,</mml:mo>
      <mml:mi>M</mml:mi>
    </mml:mrow>
  </mml:mfenced>
  <mml:mi> </mml:mi>
  <mml:mo>=</mml:mo>
  <mml:msup>
    <mml:mrow>
      <mml:mi>e</mml:mi>
    </mml:mrow>
    <mml:mrow>
      <mml:mi>j</mml:mi>
      <mml:mfenced separators="|">
        <mml:mrow>
          <mml:mfrac>
            <mml:mrow>
              <mml:mn>4</mml:mn>
              <mml:mi>π</mml:mi>
            </mml:mrow>
            <mml:mrow>
              <mml:mn>7</mml:mn>
            </mml:mrow>
          </mml:mfrac>
        </mml:mrow>
      </mml:mfenced>
      <mml:mi>n</mml:mi>
    </mml:mrow>
  </mml:msup>
  <mml:mo>=</mml:mo>
  <mml:mrow>
    <mml:mrow>
      <mml:mi mathvariant="normal">cos</mml:mi>
    </mml:mrow>
    <mml:mo>⁡</mml:mo>
    <mml:mrow>
      <mml:mfenced separators="|">
        <mml:mrow>
          <mml:mfenced separators="|">
            <mml:mrow>
              <mml:mfrac>
                <mml:mrow>
                  <mml:mn>4</mml:mn>
                  <mml:mi>π</mml:mi>
                </mml:mrow>
                <mml:mrow>
                  <mml:mn>7</mml:mn>
                </mml:mrow>
              </mml:mfrac>
            </mml:mrow>
          </mml:mfenced>
          <mml:mi>n</mml:mi>
        </mml:mrow>
      </mml:mfenced>
    </mml:mrow>
  </mml:mrow>
  <mml:mo>+</mml:mo>
  <mml:mi>j</mml:mi>
  <mml:mi>s</mml:mi>
  <mml:mi>i</mml:mi>
  <mml:mi>n</mml:mi>
  <mml:mfenced separators="|">
    <mml:mrow>
      <mml:mfenced separators="|">
        <mml:mrow>
          <mml:mfrac>
            <mml:mrow>
              <mml:mn>4</mml:mn>
              <mml:mi>π</mml:mi>
            </mml:mrow>
            <mml:mrow>
              <mml:mn>7</mml:mn>
            </mml:mrow>
          </mml:mfrac>
        </mml:mrow>
      </mml:mfenced>
      <mml:mi>n</mml:mi>
    </mml:mrow>
  </mml:mfenced>
</mml:math>
</file>

<file path=Object 32/content.xml><?xml version="1.0" encoding="utf-8"?>
<mml:math xmlns:mml="http://www.w3.org/1998/Math/MathML" xmlns:m="http://schemas.openxmlformats.org/officeDocument/2006/math">
  <mml:mi>N</mml:mi>
  <mml:mi> </mml:mi>
  <mml:mo>=</mml:mo>
  <mml:mi> </mml:mi>
  <mml:mi> </mml:mi>
  <mml:mi>k</mml:mi>
  <mml:mfrac>
    <mml:mrow>
      <mml:mn>2</mml:mn>
      <mml:mi>π</mml:mi>
    </mml:mrow>
    <mml:mrow>
      <mml:mi>ω</mml:mi>
    </mml:mrow>
  </mml:mfrac>
  <mml:mi> </mml:mi>
  <mml:mi> </mml:mi>
  <mml:mi>w</mml:mi>
  <mml:mi>i</mml:mi>
  <mml:mi>l</mml:mi>
  <mml:mi>l</mml:mi>
  <mml:mi> </mml:mi>
  <mml:mi>r</mml:mi>
  <mml:mi>e</mml:mi>
  <mml:mi>s</mml:mi>
  <mml:mi>u</mml:mi>
  <mml:mi>l</mml:mi>
  <mml:mi>t</mml:mi>
  <mml:mi> </mml:mi>
  <mml:mi>t</mml:mi>
  <mml:mi>o</mml:mi>
  <mml:mi> </mml:mi>
  <mml:mi> </mml:mi>
  <mml:mi>k</mml:mi>
  <mml:mo>=</mml:mo>
  <mml:mfrac>
    <mml:mrow>
      <mml:mn>2</mml:mn>
      <mml:mi>N</mml:mi>
    </mml:mrow>
    <mml:mrow>
      <mml:mn>7</mml:mn>
    </mml:mrow>
  </mml:mfrac>
  <mml:mo>,</mml:mo>
  <mml:mi> </mml:mi>
  <mml:mi>r</mml:mi>
  <mml:mi>e</mml:mi>
  <mml:mi>c</mml:mi>
  <mml:mi>a</mml:mi>
  <mml:mi>l</mml:mi>
  <mml:mi>l</mml:mi>
  <mml:mi> </mml:mi>
  <mml:mi>t</mml:mi>
  <mml:mi>h</mml:mi>
  <mml:mi>a</mml:mi>
  <mml:mi>t</mml:mi>
  <mml:mi> </mml:mi>
  <mml:mi> </mml:mi>
  <mml:mi>N</mml:mi>
  <mml:mo>=</mml:mo>
  <mml:mn>7</mml:mn>
  <mml:mo>,</mml:mo>
  <mml:mi> </mml:mi>
  <mml:mi>k</mml:mi>
  <mml:mo>=</mml:mo>
  <mml:mn>2</mml:mn>
  <mml:mo>,</mml:mo>
  <mml:mi>ω</mml:mi>
  <mml:mo>=</mml:mo>
  <mml:mn>1.7952</mml:mn>
</mml:math>
</file>

<file path=Object 33/content.xml><?xml version="1.0" encoding="utf-8"?>
<mml:math xmlns:mml="http://www.w3.org/1998/Math/MathML" xmlns:m="http://schemas.openxmlformats.org/officeDocument/2006/math">
  <mml:mi>X</mml:mi>
  <mml:mfenced separators="|">
    <mml:mrow>
      <mml:mi>n</mml:mi>
      <mml:mo>,</mml:mo>
      <mml:mi>M</mml:mi>
    </mml:mrow>
  </mml:mfenced>
  <mml:mi> </mml:mi>
  <mml:mo>=</mml:mo>
  <mml:msup>
    <mml:mrow>
      <mml:mi>e</mml:mi>
    </mml:mrow>
    <mml:mrow>
      <mml:mi>j</mml:mi>
      <mml:mfenced separators="|">
        <mml:mrow>
          <mml:mfrac>
            <mml:mrow>
              <mml:mn>6</mml:mn>
              <mml:mi>π</mml:mi>
            </mml:mrow>
            <mml:mrow>
              <mml:mn>7</mml:mn>
            </mml:mrow>
          </mml:mfrac>
        </mml:mrow>
      </mml:mfenced>
      <mml:mi>n</mml:mi>
    </mml:mrow>
  </mml:msup>
  <mml:mo>=</mml:mo>
  <mml:mrow>
    <mml:mrow>
      <mml:mi mathvariant="normal">cos</mml:mi>
    </mml:mrow>
    <mml:mo>⁡</mml:mo>
    <mml:mrow>
      <mml:mfenced separators="|">
        <mml:mrow>
          <mml:mfenced separators="|">
            <mml:mrow>
              <mml:mfrac>
                <mml:mrow>
                  <mml:mn>6</mml:mn>
                  <mml:mi>π</mml:mi>
                </mml:mrow>
                <mml:mrow>
                  <mml:mn>7</mml:mn>
                </mml:mrow>
              </mml:mfrac>
            </mml:mrow>
          </mml:mfenced>
          <mml:mi>n</mml:mi>
        </mml:mrow>
      </mml:mfenced>
    </mml:mrow>
  </mml:mrow>
  <mml:mo>+</mml:mo>
  <mml:mi>j</mml:mi>
  <mml:mi>s</mml:mi>
  <mml:mi>i</mml:mi>
  <mml:mi>n</mml:mi>
  <mml:mfenced separators="|">
    <mml:mrow>
      <mml:mfenced separators="|">
        <mml:mrow>
          <mml:mfrac>
            <mml:mrow>
              <mml:mn>6</mml:mn>
              <mml:mi>π</mml:mi>
            </mml:mrow>
            <mml:mrow>
              <mml:mn>7</mml:mn>
            </mml:mrow>
          </mml:mfrac>
        </mml:mrow>
      </mml:mfenced>
      <mml:mi>n</mml:mi>
    </mml:mrow>
  </mml:mfenced>
</mml:math>
</file>

<file path=Object 34/content.xml><?xml version="1.0" encoding="utf-8"?>
<mml:math xmlns:mml="http://www.w3.org/1998/Math/MathML" xmlns:m="http://schemas.openxmlformats.org/officeDocument/2006/math">
  <mml:mi>N</mml:mi>
  <mml:mi> </mml:mi>
  <mml:mo>=</mml:mo>
  <mml:mi> </mml:mi>
  <mml:mi> </mml:mi>
  <mml:mi>k</mml:mi>
  <mml:mfrac>
    <mml:mrow>
      <mml:mn>2</mml:mn>
      <mml:mi>π</mml:mi>
    </mml:mrow>
    <mml:mrow>
      <mml:mi>ω</mml:mi>
    </mml:mrow>
  </mml:mfrac>
  <mml:mi> </mml:mi>
  <mml:mi> </mml:mi>
  <mml:mi>m</mml:mi>
  <mml:mi>a</mml:mi>
  <mml:mi>k</mml:mi>
  <mml:mi>e</mml:mi>
  <mml:mi> </mml:mi>
  <mml:mi>k</mml:mi>
  <mml:mi> </mml:mi>
  <mml:mi>t</mml:mi>
  <mml:mi>h</mml:mi>
  <mml:mi>e</mml:mi>
  <mml:mi> </mml:mi>
  <mml:mi>s</mml:mi>
  <mml:mi>u</mml:mi>
  <mml:mi>b</mml:mi>
  <mml:mi>j</mml:mi>
  <mml:mi>e</mml:mi>
  <mml:mi>c</mml:mi>
  <mml:mi>t</mml:mi>
  <mml:mi> </mml:mi>
  <mml:mi>f</mml:mi>
  <mml:mi>o</mml:mi>
  <mml:mi>r</mml:mi>
  <mml:mi>m</mml:mi>
  <mml:mi>u</mml:mi>
  <mml:mi>l</mml:mi>
  <mml:mi>a</mml:mi>
  <mml:mo>,</mml:mo>
  <mml:mi> </mml:mi>
  <mml:mi> </mml:mi>
  <mml:mi> </mml:mi>
  <mml:mi>k</mml:mi>
  <mml:mo>=</mml:mo>
  <mml:mfrac>
    <mml:mrow>
      <mml:mn>3</mml:mn>
      <mml:mi>N</mml:mi>
    </mml:mrow>
    <mml:mrow>
      <mml:mn>7</mml:mn>
    </mml:mrow>
  </mml:mfrac>
  <mml:mi> </mml:mi>
  <mml:mo>,</mml:mo>
  <mml:mi> </mml:mi>
  <mml:mi>r</mml:mi>
  <mml:mi>e</mml:mi>
  <mml:mi>c</mml:mi>
  <mml:mi>a</mml:mi>
  <mml:mi>l</mml:mi>
  <mml:mi>l</mml:mi>
  <mml:mi> </mml:mi>
  <mml:mi>t</mml:mi>
  <mml:mi>h</mml:mi>
  <mml:mi>a</mml:mi>
  <mml:mi>t</mml:mi>
  <mml:mi> </mml:mi>
  <mml:mi> </mml:mi>
  <mml:mi>N</mml:mi>
  <mml:mo>=</mml:mo>
  <mml:mn>7</mml:mn>
  <mml:mo>,</mml:mo>
  <mml:mi> </mml:mi>
  <mml:mi>k</mml:mi>
  <mml:mo>=</mml:mo>
  <mml:mn>3</mml:mn>
  <mml:mo>,</mml:mo>
  <mml:mi>ω</mml:mi>
  <mml:mo>=</mml:mo>
  <mml:mn>2.6928</mml:mn>
  <mml:mi> </mml:mi>
</mml:math>
</file>

<file path=Object 35/content.xml><?xml version="1.0" encoding="utf-8"?>
<mml:math xmlns:mml="http://www.w3.org/1998/Math/MathML" xmlns:m="http://schemas.openxmlformats.org/officeDocument/2006/math">
  <mml:mi>X</mml:mi>
  <mml:mfenced separators="|">
    <mml:mrow>
      <mml:mi>n</mml:mi>
      <mml:mo>.</mml:mo>
      <mml:mi>M</mml:mi>
    </mml:mrow>
  </mml:mfenced>
  <mml:mi> </mml:mi>
  <mml:mo>=</mml:mo>
  <mml:msup>
    <mml:mrow>
      <mml:mi>e</mml:mi>
    </mml:mrow>
    <mml:mrow>
      <mml:mi>j</mml:mi>
      <mml:mfenced separators="|">
        <mml:mrow>
          <mml:mfrac>
            <mml:mrow>
              <mml:mn>8</mml:mn>
              <mml:mi>π</mml:mi>
            </mml:mrow>
            <mml:mrow>
              <mml:mn>7</mml:mn>
            </mml:mrow>
          </mml:mfrac>
        </mml:mrow>
      </mml:mfenced>
      <mml:mi>n</mml:mi>
    </mml:mrow>
  </mml:msup>
  <mml:mo>=</mml:mo>
  <mml:mrow>
    <mml:mrow>
      <mml:mi mathvariant="normal">cos</mml:mi>
    </mml:mrow>
    <mml:mo>⁡</mml:mo>
    <mml:mrow>
      <mml:mfenced separators="|">
        <mml:mrow>
          <mml:mfenced separators="|">
            <mml:mrow>
              <mml:mfrac>
                <mml:mrow>
                  <mml:mn>8</mml:mn>
                  <mml:mi>π</mml:mi>
                </mml:mrow>
                <mml:mrow>
                  <mml:mn>7</mml:mn>
                </mml:mrow>
              </mml:mfrac>
            </mml:mrow>
          </mml:mfenced>
          <mml:mi>n</mml:mi>
        </mml:mrow>
      </mml:mfenced>
    </mml:mrow>
  </mml:mrow>
  <mml:mo>+</mml:mo>
  <mml:mi>j</mml:mi>
  <mml:mi>s</mml:mi>
  <mml:mi>i</mml:mi>
  <mml:mi>n</mml:mi>
  <mml:mfenced separators="|">
    <mml:mrow>
      <mml:mfenced separators="|">
        <mml:mrow>
          <mml:mfrac>
            <mml:mrow>
              <mml:mn>8</mml:mn>
              <mml:mi>π</mml:mi>
            </mml:mrow>
            <mml:mrow>
              <mml:mn>7</mml:mn>
            </mml:mrow>
          </mml:mfrac>
        </mml:mrow>
      </mml:mfenced>
      <mml:mi>n</mml:mi>
    </mml:mrow>
  </mml:mfenced>
</mml:math>
</file>

<file path=Object 36/content.xml><?xml version="1.0" encoding="utf-8"?>
<mml:math xmlns:mml="http://www.w3.org/1998/Math/MathML" xmlns:m="http://schemas.openxmlformats.org/officeDocument/2006/math">
  <mml:mi>N</mml:mi>
  <mml:mi> </mml:mi>
  <mml:mo>=</mml:mo>
  <mml:mi> </mml:mi>
  <mml:mi> </mml:mi>
  <mml:mi>k</mml:mi>
  <mml:mfrac>
    <mml:mrow>
      <mml:mn>2</mml:mn>
      <mml:mi>π</mml:mi>
    </mml:mrow>
    <mml:mrow>
      <mml:mi>ω</mml:mi>
    </mml:mrow>
  </mml:mfrac>
  <mml:mi> </mml:mi>
  <mml:mi> </mml:mi>
  <mml:mo>,</mml:mo>
  <mml:mi> </mml:mi>
  <mml:mi>m</mml:mi>
  <mml:mi>a</mml:mi>
  <mml:mi>k</mml:mi>
  <mml:mi>e</mml:mi>
  <mml:mi> </mml:mi>
  <mml:mi> </mml:mi>
  <mml:mi>k</mml:mi>
  <mml:mi> </mml:mi>
  <mml:mi>s</mml:mi>
  <mml:mi>u</mml:mi>
  <mml:mi>b</mml:mi>
  <mml:mi>j</mml:mi>
  <mml:mi>e</mml:mi>
  <mml:mi>c</mml:mi>
  <mml:mi>t</mml:mi>
  <mml:mi> </mml:mi>
  <mml:mi>f</mml:mi>
  <mml:mi>o</mml:mi>
  <mml:mi>r</mml:mi>
  <mml:mi>m</mml:mi>
  <mml:mi>u</mml:mi>
  <mml:mi>l</mml:mi>
  <mml:mi>a</mml:mi>
  <mml:mo>,</mml:mo>
  <mml:mi mathvariant="bold-italic"> </mml:mi>
  <mml:mi>k</mml:mi>
  <mml:mo>=</mml:mo>
  <mml:mfrac>
    <mml:mrow>
      <mml:mn>4</mml:mn>
      <mml:mi>N</mml:mi>
    </mml:mrow>
    <mml:mrow>
      <mml:mn>7</mml:mn>
    </mml:mrow>
  </mml:mfrac>
  <mml:mo>,</mml:mo>
  <mml:mi> </mml:mi>
  <mml:mi>r</mml:mi>
  <mml:mi>e</mml:mi>
  <mml:mi>c</mml:mi>
  <mml:mi>a</mml:mi>
  <mml:mi>l</mml:mi>
  <mml:mi>l</mml:mi>
  <mml:mi> </mml:mi>
  <mml:mi>t</mml:mi>
  <mml:mi>h</mml:mi>
  <mml:mi>a</mml:mi>
  <mml:mi>t</mml:mi>
  <mml:mi> </mml:mi>
  <mml:mi> </mml:mi>
  <mml:mi>N</mml:mi>
  <mml:mo>=</mml:mo>
  <mml:mn>7</mml:mn>
  <mml:mo>,</mml:mo>
  <mml:mi> </mml:mi>
  <mml:mi>k</mml:mi>
  <mml:mo>=</mml:mo>
  <mml:mn>4</mml:mn>
  <mml:mo>,</mml:mo>
  <mml:mi>ω</mml:mi>
  <mml:mo>=</mml:mo>
  <mml:mn>3.5904</mml:mn>
</mml:math>
</file>

<file path=Object 37/content.xml><?xml version="1.0" encoding="utf-8"?>
<mml:math xmlns:mml="http://www.w3.org/1998/Math/MathML" xmlns:m="http://schemas.openxmlformats.org/officeDocument/2006/math">
  <mml:mi>X</mml:mi>
  <mml:mfenced separators="|">
    <mml:mrow>
      <mml:mi>n</mml:mi>
    </mml:mrow>
  </mml:mfenced>
  <mml:mi> </mml:mi>
  <mml:mo>=</mml:mo>
  <mml:msup>
    <mml:mrow>
      <mml:mi>e</mml:mi>
    </mml:mrow>
    <mml:mrow>
      <mml:mi>j</mml:mi>
      <mml:mfenced separators="|">
        <mml:mrow>
          <mml:mfrac>
            <mml:mrow>
              <mml:mn>10</mml:mn>
              <mml:mi>π</mml:mi>
            </mml:mrow>
            <mml:mrow>
              <mml:mn>7</mml:mn>
            </mml:mrow>
          </mml:mfrac>
        </mml:mrow>
      </mml:mfenced>
      <mml:mi>n</mml:mi>
    </mml:mrow>
  </mml:msup>
  <mml:mo>=</mml:mo>
  <mml:mrow>
    <mml:mrow>
      <mml:mi mathvariant="normal">cos</mml:mi>
    </mml:mrow>
    <mml:mo>⁡</mml:mo>
    <mml:mrow>
      <mml:mfenced separators="|">
        <mml:mrow>
          <mml:mfenced separators="|">
            <mml:mrow>
              <mml:mfrac>
                <mml:mrow>
                  <mml:mn>10</mml:mn>
                  <mml:mi>π</mml:mi>
                </mml:mrow>
                <mml:mrow>
                  <mml:mn>7</mml:mn>
                </mml:mrow>
              </mml:mfrac>
            </mml:mrow>
          </mml:mfenced>
          <mml:mi>n</mml:mi>
        </mml:mrow>
      </mml:mfenced>
    </mml:mrow>
  </mml:mrow>
  <mml:mo>+</mml:mo>
  <mml:mi>j</mml:mi>
  <mml:mi>s</mml:mi>
  <mml:mi>i</mml:mi>
  <mml:mi>n</mml:mi>
  <mml:mfenced separators="|">
    <mml:mrow>
      <mml:mfenced separators="|">
        <mml:mrow>
          <mml:mfrac>
            <mml:mrow>
              <mml:mn>10</mml:mn>
              <mml:mi>π</mml:mi>
            </mml:mrow>
            <mml:mrow>
              <mml:mn>7</mml:mn>
            </mml:mrow>
          </mml:mfrac>
        </mml:mrow>
      </mml:mfenced>
      <mml:mi>n</mml:mi>
    </mml:mrow>
  </mml:mfenced>
</mml:math>
</file>

<file path=Object 38/content.xml><?xml version="1.0" encoding="utf-8"?>
<mml:math xmlns:mml="http://www.w3.org/1998/Math/MathML" xmlns:m="http://schemas.openxmlformats.org/officeDocument/2006/math">
  <mml:mi>N</mml:mi>
  <mml:mi> </mml:mi>
  <mml:mo>=</mml:mo>
  <mml:mi> </mml:mi>
  <mml:mi> </mml:mi>
  <mml:mi>k</mml:mi>
  <mml:mfrac>
    <mml:mrow>
      <mml:mn>2</mml:mn>
      <mml:mi>π</mml:mi>
    </mml:mrow>
    <mml:mrow>
      <mml:mi>ω</mml:mi>
    </mml:mrow>
  </mml:mfrac>
  <mml:mi> </mml:mi>
  <mml:mi> </mml:mi>
  <mml:mo>,</mml:mo>
  <mml:mi>m</mml:mi>
  <mml:mi>a</mml:mi>
  <mml:mi>k</mml:mi>
  <mml:mi>e</mml:mi>
  <mml:mi> </mml:mi>
  <mml:mi>k</mml:mi>
  <mml:mi> </mml:mi>
  <mml:mi>s</mml:mi>
  <mml:mi>u</mml:mi>
  <mml:mi>b</mml:mi>
  <mml:mi>j</mml:mi>
  <mml:mi>e</mml:mi>
  <mml:mi>c</mml:mi>
  <mml:mi>t</mml:mi>
  <mml:mi> </mml:mi>
  <mml:mi>f</mml:mi>
  <mml:mi>o</mml:mi>
  <mml:mi>r</mml:mi>
  <mml:mi>m</mml:mi>
  <mml:mi>u</mml:mi>
  <mml:mi>l</mml:mi>
  <mml:mi>a</mml:mi>
  <mml:mo>,</mml:mo>
  <mml:mi> </mml:mi>
  <mml:mi> </mml:mi>
  <mml:mi>k</mml:mi>
  <mml:mo>=</mml:mo>
  <mml:mfrac>
    <mml:mrow>
      <mml:mn>5</mml:mn>
      <mml:mi>N</mml:mi>
    </mml:mrow>
    <mml:mrow>
      <mml:mn>7</mml:mn>
    </mml:mrow>
  </mml:mfrac>
  <mml:mo>,</mml:mo>
  <mml:mi> </mml:mi>
  <mml:mi>r</mml:mi>
  <mml:mi>e</mml:mi>
  <mml:mi>c</mml:mi>
  <mml:mi>a</mml:mi>
  <mml:mi>l</mml:mi>
  <mml:mi>l</mml:mi>
  <mml:mi> </mml:mi>
  <mml:mi>t</mml:mi>
  <mml:mi>h</mml:mi>
  <mml:mi>a</mml:mi>
  <mml:mi>t</mml:mi>
  <mml:mi> </mml:mi>
  <mml:mi> </mml:mi>
  <mml:mi>N</mml:mi>
  <mml:mo>=</mml:mo>
  <mml:mn>7</mml:mn>
  <mml:mo>,</mml:mo>
  <mml:mi> </mml:mi>
  <mml:mi>k</mml:mi>
  <mml:mo>=</mml:mo>
  <mml:mn>5</mml:mn>
  <mml:mo>,</mml:mo>
  <mml:mi>ω</mml:mi>
  <mml:mo>=</mml:mo>
  <mml:mn>4.4880</mml:mn>
</mml:math>
</file>

<file path=Object 39/content.xml><?xml version="1.0" encoding="utf-8"?>
<mml:math xmlns:mml="http://www.w3.org/1998/Math/MathML" xmlns:m="http://schemas.openxmlformats.org/officeDocument/2006/math">
  <mml:mi>X</mml:mi>
  <mml:mfenced separators="|">
    <mml:mrow>
      <mml:mi>n</mml:mi>
    </mml:mrow>
  </mml:mfenced>
  <mml:mi> </mml:mi>
  <mml:mo>=</mml:mo>
  <mml:msup>
    <mml:mrow>
      <mml:mi>e</mml:mi>
    </mml:mrow>
    <mml:mrow>
      <mml:mi>j</mml:mi>
      <mml:mfenced separators="|">
        <mml:mrow>
          <mml:mfrac>
            <mml:mrow>
              <mml:mn>12</mml:mn>
              <mml:mi>π</mml:mi>
            </mml:mrow>
            <mml:mrow>
              <mml:mn>7</mml:mn>
            </mml:mrow>
          </mml:mfrac>
        </mml:mrow>
      </mml:mfenced>
      <mml:mi>n</mml:mi>
    </mml:mrow>
  </mml:msup>
  <mml:mo>=</mml:mo>
  <mml:mrow>
    <mml:mrow>
      <mml:mi mathvariant="normal">cos</mml:mi>
    </mml:mrow>
    <mml:mo>⁡</mml:mo>
    <mml:mrow>
      <mml:mfenced separators="|">
        <mml:mrow>
          <mml:mfenced separators="|">
            <mml:mrow>
              <mml:mfrac>
                <mml:mrow>
                  <mml:mn>12</mml:mn>
                  <mml:mi>π</mml:mi>
                </mml:mrow>
                <mml:mrow>
                  <mml:mn>7</mml:mn>
                </mml:mrow>
              </mml:mfrac>
            </mml:mrow>
          </mml:mfenced>
          <mml:mi>n</mml:mi>
        </mml:mrow>
      </mml:mfenced>
    </mml:mrow>
  </mml:mrow>
  <mml:mo>+</mml:mo>
  <mml:mi>j</mml:mi>
  <mml:mi>s</mml:mi>
  <mml:mi>i</mml:mi>
  <mml:mi>n</mml:mi>
  <mml:mfenced separators="|">
    <mml:mrow>
      <mml:mfenced separators="|">
        <mml:mrow>
          <mml:mfrac>
            <mml:mrow>
              <mml:mn>12</mml:mn>
              <mml:mi>π</mml:mi>
            </mml:mrow>
            <mml:mrow>
              <mml:mn>7</mml:mn>
            </mml:mrow>
          </mml:mfrac>
        </mml:mrow>
      </mml:mfenced>
      <mml:mi>n</mml:mi>
    </mml:mrow>
  </mml:mfenced>
</mml:math>
</file>

<file path=Object 4/content.xml><?xml version="1.0" encoding="utf-8"?>
<mml:math xmlns:mml="http://www.w3.org/1998/Math/MathML" xmlns:m="http://schemas.openxmlformats.org/officeDocument/2006/math">
  <mml:mi mathvariant="normal">ω</mml:mi>
</mml:math>
</file>

<file path=Object 40/content.xml><?xml version="1.0" encoding="utf-8"?>
<mml:math xmlns:mml="http://www.w3.org/1998/Math/MathML" xmlns:m="http://schemas.openxmlformats.org/officeDocument/2006/math">
  <mml:mi>N</mml:mi>
  <mml:mi> </mml:mi>
  <mml:mo>=</mml:mo>
  <mml:mi> </mml:mi>
  <mml:mi> </mml:mi>
  <mml:mi>k</mml:mi>
  <mml:mfrac>
    <mml:mrow>
      <mml:mn>2</mml:mn>
      <mml:mi>π</mml:mi>
    </mml:mrow>
    <mml:mrow>
      <mml:mi>ω</mml:mi>
    </mml:mrow>
  </mml:mfrac>
  <mml:mi> </mml:mi>
  <mml:mo>,</mml:mo>
  <mml:mi>m</mml:mi>
  <mml:mi>a</mml:mi>
  <mml:mi>k</mml:mi>
  <mml:mi>e</mml:mi>
  <mml:mi> </mml:mi>
  <mml:mi>k</mml:mi>
  <mml:mi> </mml:mi>
  <mml:mi>s</mml:mi>
  <mml:mi>u</mml:mi>
  <mml:mi>b</mml:mi>
  <mml:mi>j</mml:mi>
  <mml:mi>e</mml:mi>
  <mml:mi>c</mml:mi>
  <mml:mi>t</mml:mi>
  <mml:mi> </mml:mi>
  <mml:mi>f</mml:mi>
  <mml:mi>o</mml:mi>
  <mml:mi>r</mml:mi>
  <mml:mi>m</mml:mi>
  <mml:mi>u</mml:mi>
  <mml:mi>l</mml:mi>
  <mml:mi>a</mml:mi>
  <mml:mo>,</mml:mo>
  <mml:mi> </mml:mi>
  <mml:mi> </mml:mi>
  <mml:mi>k</mml:mi>
  <mml:mo>=</mml:mo>
  <mml:mfrac>
    <mml:mrow>
      <mml:mn>6</mml:mn>
      <mml:mi>N</mml:mi>
    </mml:mrow>
    <mml:mrow>
      <mml:mn>7</mml:mn>
    </mml:mrow>
  </mml:mfrac>
  <mml:mo>,</mml:mo>
  <mml:mi> </mml:mi>
  <mml:mi>r</mml:mi>
  <mml:mi>e</mml:mi>
  <mml:mi>c</mml:mi>
  <mml:mi>a</mml:mi>
  <mml:mi>l</mml:mi>
  <mml:mi>l</mml:mi>
  <mml:mi> </mml:mi>
  <mml:mi>t</mml:mi>
  <mml:mi>h</mml:mi>
  <mml:mi>a</mml:mi>
  <mml:mi>t</mml:mi>
  <mml:mi> </mml:mi>
  <mml:mi> </mml:mi>
  <mml:mi>N</mml:mi>
  <mml:mo>=</mml:mo>
  <mml:mn>7</mml:mn>
  <mml:mo>,</mml:mo>
  <mml:mi> </mml:mi>
  <mml:mi>k</mml:mi>
  <mml:mo>=</mml:mo>
  <mml:mn>6</mml:mn>
  <mml:mo>,</mml:mo>
  <mml:mi>ω</mml:mi>
  <mml:mo>=</mml:mo>
  <mml:mn>5.3856</mml:mn>
</mml:math>
</file>

<file path=Object 41/content.xml><?xml version="1.0" encoding="utf-8"?>
<mml:math xmlns:mml="http://www.w3.org/1998/Math/MathML" xmlns:m="http://schemas.openxmlformats.org/officeDocument/2006/math">
  <mml:mi>X</mml:mi>
  <mml:mfenced separators="|">
    <mml:mrow>
      <mml:mi>n</mml:mi>
    </mml:mrow>
  </mml:mfenced>
  <mml:mi> </mml:mi>
  <mml:mo>=</mml:mo>
  <mml:msup>
    <mml:mrow>
      <mml:mi>e</mml:mi>
    </mml:mrow>
    <mml:mrow>
      <mml:mi>j</mml:mi>
      <mml:mfenced separators="|">
        <mml:mrow>
          <mml:mn>2</mml:mn>
          <mml:mi>π</mml:mi>
        </mml:mrow>
      </mml:mfenced>
      <mml:mi>n</mml:mi>
    </mml:mrow>
  </mml:msup>
  <mml:mo>=</mml:mo>
  <mml:mrow>
    <mml:mrow>
      <mml:mi mathvariant="normal">cos</mml:mi>
    </mml:mrow>
    <mml:mo>⁡</mml:mo>
    <mml:mrow>
      <mml:mfenced separators="|">
        <mml:mrow>
          <mml:mfenced separators="|">
            <mml:mrow>
              <mml:mn>2</mml:mn>
              <mml:mi>π</mml:mi>
            </mml:mrow>
          </mml:mfenced>
          <mml:mi>n</mml:mi>
        </mml:mrow>
      </mml:mfenced>
    </mml:mrow>
  </mml:mrow>
  <mml:mo>+</mml:mo>
  <mml:mi>j</mml:mi>
  <mml:mi>s</mml:mi>
  <mml:mi>i</mml:mi>
  <mml:mi>n</mml:mi>
  <mml:mfenced separators="|">
    <mml:mrow>
      <mml:mfenced separators="|">
        <mml:mrow>
          <mml:mn>2</mml:mn>
          <mml:mi>π</mml:mi>
        </mml:mrow>
      </mml:mfenced>
      <mml:mi>n</mml:mi>
    </mml:mrow>
  </mml:mfenced>
</mml:math>
</file>

<file path=Object 42/content.xml><?xml version="1.0" encoding="utf-8"?>
<mml:math xmlns:mml="http://www.w3.org/1998/Math/MathML" xmlns:m="http://schemas.openxmlformats.org/officeDocument/2006/math">
  <mml:mi>N</mml:mi>
  <mml:mi> </mml:mi>
  <mml:mo>=</mml:mo>
  <mml:mi> </mml:mi>
  <mml:mi> </mml:mi>
  <mml:mi>k</mml:mi>
  <mml:mfrac>
    <mml:mrow>
      <mml:mn>2</mml:mn>
      <mml:mi>π</mml:mi>
    </mml:mrow>
    <mml:mrow>
      <mml:mi>ω</mml:mi>
    </mml:mrow>
  </mml:mfrac>
  <mml:mi> </mml:mi>
  <mml:mi> </mml:mi>
  <mml:mi>w</mml:mi>
  <mml:mi>i</mml:mi>
  <mml:mi>l</mml:mi>
  <mml:mi>l</mml:mi>
  <mml:mi> </mml:mi>
  <mml:mi>r</mml:mi>
  <mml:mi>e</mml:mi>
  <mml:mi>s</mml:mi>
  <mml:mi>u</mml:mi>
  <mml:mi>l</mml:mi>
  <mml:mi>t</mml:mi>
  <mml:mi> </mml:mi>
  <mml:mi>t</mml:mi>
  <mml:mi>o</mml:mi>
  <mml:mi> </mml:mi>
  <mml:mi> </mml:mi>
  <mml:mi>k</mml:mi>
  <mml:mo>=</mml:mo>
  <mml:mi> </mml:mi>
  <mml:mi>N</mml:mi>
  <mml:mi> </mml:mi>
  <mml:mo>,</mml:mo>
  <mml:mi> </mml:mi>
  <mml:mi>r</mml:mi>
  <mml:mi>e</mml:mi>
  <mml:mi>c</mml:mi>
  <mml:mi>a</mml:mi>
  <mml:mi>l</mml:mi>
  <mml:mi>l</mml:mi>
  <mml:mi> </mml:mi>
  <mml:mi>t</mml:mi>
  <mml:mi>h</mml:mi>
  <mml:mi>a</mml:mi>
  <mml:mi>t</mml:mi>
  <mml:mi> </mml:mi>
  <mml:mi> </mml:mi>
  <mml:mi>N</mml:mi>
  <mml:mo>=</mml:mo>
  <mml:mn>7</mml:mn>
  <mml:mo>,</mml:mo>
  <mml:mi> </mml:mi>
  <mml:mi>k</mml:mi>
  <mml:mo>=</mml:mo>
  <mml:mn>7</mml:mn>
  <mml:mo>,</mml:mo>
  <mml:mi> </mml:mi>
  <mml:mi> </mml:mi>
  <mml:mi>ω</mml:mi>
  <mml:mo>=</mml:mo>
  <mml:mn>1</mml:mn>
</mml:math>
</file>

<file path=Object 43/content.xml><?xml version="1.0" encoding="utf-8"?>
<mml:math xmlns:mml="http://www.w3.org/1998/Math/MathML" xmlns:m="http://schemas.openxmlformats.org/officeDocument/2006/math">
  <mml:mi>ω</mml:mi>
  <mml:mo>=</mml:mo>
  <mml:mn>2</mml:mn>
  <mml:mi>π</mml:mi>
</mml:math>
</file>

<file path=Object 44/content.xml><?xml version="1.0" encoding="utf-8"?>
<mml:math xmlns:mml="http://www.w3.org/1998/Math/MathML" xmlns:m="http://schemas.openxmlformats.org/officeDocument/2006/math">
  <mml:mi>X</mml:mi>
  <mml:mfenced separators="|">
    <mml:mrow>
      <mml:mi>n</mml:mi>
    </mml:mrow>
  </mml:mfenced>
  <mml:mi> </mml:mi>
  <mml:mo>=</mml:mo>
  <mml:msup>
    <mml:mrow>
      <mml:mi>e</mml:mi>
    </mml:mrow>
    <mml:mrow>
      <mml:mi>j</mml:mi>
      <mml:mfenced separators="|">
        <mml:mrow>
          <mml:mfrac>
            <mml:mrow>
              <mml:mn>16</mml:mn>
              <mml:mi>π</mml:mi>
            </mml:mrow>
            <mml:mrow>
              <mml:mn>7</mml:mn>
            </mml:mrow>
          </mml:mfrac>
        </mml:mrow>
      </mml:mfenced>
      <mml:mi>n</mml:mi>
    </mml:mrow>
  </mml:msup>
  <mml:mo>=</mml:mo>
  <mml:mrow>
    <mml:mrow>
      <mml:mi mathvariant="normal">cos</mml:mi>
    </mml:mrow>
    <mml:mo>⁡</mml:mo>
    <mml:mrow>
      <mml:mfenced separators="|">
        <mml:mrow>
          <mml:mfenced separators="|">
            <mml:mrow>
              <mml:mfrac>
                <mml:mrow>
                  <mml:mn>16</mml:mn>
                  <mml:mi>π</mml:mi>
                </mml:mrow>
                <mml:mrow>
                  <mml:mn>7</mml:mn>
                </mml:mrow>
              </mml:mfrac>
            </mml:mrow>
          </mml:mfenced>
          <mml:mi>n</mml:mi>
        </mml:mrow>
      </mml:mfenced>
    </mml:mrow>
  </mml:mrow>
  <mml:mo>+</mml:mo>
  <mml:mi>j</mml:mi>
  <mml:mi>s</mml:mi>
  <mml:mi>i</mml:mi>
  <mml:mi>n</mml:mi>
  <mml:mfenced separators="|">
    <mml:mrow>
      <mml:mfenced separators="|">
        <mml:mrow>
          <mml:mfrac>
            <mml:mrow>
              <mml:mn>16</mml:mn>
              <mml:mi>π</mml:mi>
            </mml:mrow>
            <mml:mrow>
              <mml:mn>7</mml:mn>
            </mml:mrow>
          </mml:mfrac>
        </mml:mrow>
      </mml:mfenced>
      <mml:mi>n</mml:mi>
    </mml:mrow>
  </mml:mfenced>
</mml:math>
</file>

<file path=Object 45/content.xml><?xml version="1.0" encoding="utf-8"?>
<mml:math xmlns:mml="http://www.w3.org/1998/Math/MathML" xmlns:m="http://schemas.openxmlformats.org/officeDocument/2006/math">
  <mml:mi>N</mml:mi>
  <mml:mi> </mml:mi>
  <mml:mo>=</mml:mo>
  <mml:mi> </mml:mi>
  <mml:mi> </mml:mi>
  <mml:mi>k</mml:mi>
  <mml:mfrac>
    <mml:mrow>
      <mml:mn>2</mml:mn>
      <mml:mi>π</mml:mi>
    </mml:mrow>
    <mml:mrow>
      <mml:mi>ω</mml:mi>
    </mml:mrow>
  </mml:mfrac>
  <mml:mi> </mml:mi>
  <mml:mi> </mml:mi>
  <mml:mi>m</mml:mi>
  <mml:mi>a</mml:mi>
  <mml:mi>k</mml:mi>
  <mml:mi>e</mml:mi>
  <mml:mi> </mml:mi>
  <mml:mi> </mml:mi>
  <mml:mi>k</mml:mi>
  <mml:mi> </mml:mi>
  <mml:mi>t</mml:mi>
  <mml:mi>h</mml:mi>
  <mml:mi>e</mml:mi>
  <mml:mi> </mml:mi>
  <mml:mi>s</mml:mi>
  <mml:mi>u</mml:mi>
  <mml:mi>b</mml:mi>
  <mml:mi>j</mml:mi>
  <mml:mi>e</mml:mi>
  <mml:mi>c</mml:mi>
  <mml:mi>t</mml:mi>
  <mml:mi> </mml:mi>
  <mml:mi>f</mml:mi>
  <mml:mi>o</mml:mi>
  <mml:mi>r</mml:mi>
  <mml:mi>m</mml:mi>
  <mml:mi>u</mml:mi>
  <mml:mi>l</mml:mi>
  <mml:mi>a</mml:mi>
  <mml:mi> </mml:mi>
  <mml:mi>k</mml:mi>
  <mml:mo>=</mml:mo>
  <mml:mfrac>
    <mml:mrow>
      <mml:mn>8</mml:mn>
      <mml:mi>N</mml:mi>
    </mml:mrow>
    <mml:mrow>
      <mml:mn>7</mml:mn>
    </mml:mrow>
  </mml:mfrac>
  <mml:mo>,</mml:mo>
  <mml:mi> </mml:mi>
  <mml:mi>r</mml:mi>
  <mml:mi>e</mml:mi>
  <mml:mi>c</mml:mi>
  <mml:mi>a</mml:mi>
  <mml:mi>l</mml:mi>
  <mml:mi>l</mml:mi>
  <mml:mi> </mml:mi>
  <mml:mi>t</mml:mi>
  <mml:mi>h</mml:mi>
  <mml:mi>a</mml:mi>
  <mml:mi>t</mml:mi>
  <mml:mi> </mml:mi>
  <mml:mi> </mml:mi>
  <mml:mi>N</mml:mi>
  <mml:mo>=</mml:mo>
  <mml:mn>7</mml:mn>
  <mml:mo>,</mml:mo>
  <mml:mi> </mml:mi>
  <mml:mi>k</mml:mi>
  <mml:mo>=</mml:mo>
  <mml:mn>8</mml:mn>
  <mml:mo>,</mml:mo>
  <mml:mi> </mml:mi>
  <mml:mi> </mml:mi>
  <mml:mi>ω</mml:mi>
  <mml:mo>=</mml:mo>
  <mml:mn>7.1808</mml:mn>
</mml:math>
</file>

<file path=Object 46/content.xml><?xml version="1.0" encoding="utf-8"?>
<mml:math xmlns:mml="http://www.w3.org/1998/Math/MathML" xmlns:m="http://schemas.openxmlformats.org/officeDocument/2006/math">
  <mml:mo>=</mml:mo>
  <mml:mi> </mml:mi>
  <mml:mi> </mml:mi>
  <mml:mn>2</mml:mn>
  <mml:mi>π</mml:mi>
</mml:math>
</file>

<file path=Object 5/content.xml><?xml version="1.0" encoding="utf-8"?>
<mml:math xmlns:mml="http://www.w3.org/1998/Math/MathML" xmlns:m="http://schemas.openxmlformats.org/officeDocument/2006/math">
  <mml:mi mathvariant="normal">X</mml:mi>
  <mml:mfenced separators="|">
    <mml:mrow>
      <mml:mi mathvariant="normal">n</mml:mi>
      <mml:mo>+</mml:mo>
      <mml:mi mathvariant="bold">N</mml:mi>
    </mml:mrow>
  </mml:mfenced>
  <mml:mo>=</mml:mo>
  <mml:mi mathvariant="normal">X</mml:mi>
  <mml:mfenced separators="|">
    <mml:mrow>
      <mml:mi mathvariant="normal">n</mml:mi>
    </mml:mrow>
  </mml:mfenced>
</mml:math>
</file>

<file path=Object 6/content.xml><?xml version="1.0" encoding="utf-8"?>
<mml:math xmlns:mml="http://www.w3.org/1998/Math/MathML" xmlns:m="http://schemas.openxmlformats.org/officeDocument/2006/math">
  <mml:mi>X</mml:mi>
  <mml:mfenced separators="|">
    <mml:mrow>
      <mml:mi>n</mml:mi>
      <mml:mo>+</mml:mo>
      <mml:mi>N</mml:mi>
    </mml:mrow>
  </mml:mfenced>
  <mml:mo>=</mml:mo>
  <mml:mi> </mml:mi>
  <mml:mi> </mml:mi>
  <mml:mi>X</mml:mi>
  <mml:mfenced separators="|">
    <mml:mrow>
      <mml:mi>n</mml:mi>
    </mml:mrow>
  </mml:mfenced>
  <mml:mi>*</mml:mi>
  <mml:mi>X</mml:mi>
  <mml:mo>(</mml:mo>
  <mml:mi>N</mml:mi>
  <mml:mo>)</mml:mo>
</mml:math>
</file>

<file path=Object 7/content.xml><?xml version="1.0" encoding="utf-8"?>
<mml:math xmlns:mml="http://www.w3.org/1998/Math/MathML" xmlns:m="http://schemas.openxmlformats.org/officeDocument/2006/math">
  <mml:mi>N</mml:mi>
  <mml:mo>=</mml:mo>
  <mml:mi>k</mml:mi>
  <mml:mfrac>
    <mml:mrow>
      <mml:mn>2</mml:mn>
      <mml:mi>π</mml:mi>
    </mml:mrow>
    <mml:mrow>
      <mml:mi>ω</mml:mi>
    </mml:mrow>
  </mml:mfrac>
</mml:math>
</file>

<file path=Object 8/content.xml><?xml version="1.0" encoding="utf-8"?>
<mml:math xmlns:mml="http://www.w3.org/1998/Math/MathML" xmlns:m="http://schemas.openxmlformats.org/officeDocument/2006/math">
  <mml:mn>2</mml:mn>
  <mml:mi>π</mml:mi>
  <mml:mo>≅</mml:mo>
  <mml:msup>
    <mml:mrow>
      <mml:mi>e</mml:mi>
    </mml:mrow>
    <mml:mrow>
      <mml:mi>j</mml:mi>
      <mml:mn>2</mml:mn>
      <mml:mi>π</mml:mi>
    </mml:mrow>
  </mml:msup>
  <mml:mo>≅</mml:mo>
</mml:math>
</file>

<file path=Object 9/content.xml><?xml version="1.0" encoding="utf-8"?>
<mml:math xmlns:mml="http://www.w3.org/1998/Math/MathML" xmlns:m="http://schemas.openxmlformats.org/officeDocument/2006/math">
  <mml:mo>∴</mml:mo>
</mml:math>
</file>